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4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4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5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37">
      <style:table-cell-properties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37">
      <style:table-cell-properties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6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order="thin solid #000000" fo:background-color="#FFFFFF"/>
    </style:style>
    <style:style style:name="ce65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30"/>
    <style:style style:name="ce69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70" style:family="table-cell" style:parent-style-name="Default" style:data-style-name="N4"/>
    <style:style style:name="ce71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2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3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4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5" style:family="table-cell" style:parent-style-name="Default" style:data-style-name="N19"/>
    <style:style style:name="ce76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8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5.05354166666667cm"/>
    </style:style>
    <style:style style:name="co13" style:family="table-column">
      <style:table-column-properties fo:break-before="auto" style:column-width="5.45041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4" table:default-cell-style-name="ce11"/>
        <table:table-column table:style-name="co10" table:default-cell-style-name="ce12"/>
        <table:table-column table:style-name="co10" table:number-columns-repeated="1011" table:default-cell-style-name="ce11"/>
        <table:table-column table:style-name="co11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301" table:number-columns-spanned="2" table:number-rows-spanned="1" table:style-name="ce61">
            <text:p>53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2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63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62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4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65">
            <text:p>Código</text:p>
          </table:table-cell>
          <table:table-cell office:value-type="string" table:number-columns-spanned="1" table:number-rows-spanned="2" table:style-name="ce66">
            <text:p>Cuenta</text:p>
          </table:table-cell>
          <table:table-cell office:value-type="string" table:number-columns-spanned="1" table:number-rows-spanned="2" table:style-name="ce66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67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65">
            <text:p>Código</text:p>
          </table:table-cell>
          <table:table-cell office:value-type="string" table:number-columns-spanned="1" table:number-rows-spanned="2" table:style-name="ce66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4"/>
          <table:table-cell table:style-name="ce25"/>
          <table:table-cell table:style-name="ce19"/>
          <table:table-cell table:style-name="ce22"/>
          <table:table-cell table:style-name="ce26"/>
          <table:table-cell table:style-name="ce22"/>
          <table:table-cell office:value-type="float" office:value="0" table:formula="of:=[.D12]-[.E12]+[.F12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1-001</text:p>
          </table:table-cell>
          <table:table-cell office:value-type="string" table:style-name="ce19">
            <text:p>1% Retención sobre Venta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13]-[.E13]+[.F13]" table:style-name="ce22">
            <text:p>-<text:s/></text:p>
          </table:table-cell>
          <table:table-cell office:value-type="string" table:style-name="ce19">
            <text:p>1-1-1-05-01-001</text:p>
          </table:table-cell>
          <table:table-cell office:value-type="string" table:style-name="ce19">
            <text:p>1% Retención sobre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13]-[.J13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1-002</text:p>
          </table:table-cell>
          <table:table-cell office:value-type="string" table:style-name="ce19">
            <text:p>2% Retención sobre Ventas</text:p>
          </table:table-cell>
          <table:table-cell table:style-name="ce19"/>
          <table:table-cell office:value-type="float" office:value="37165.96" table:style-name="ce22">
            <text:p>37.166<text:s/></text:p>
          </table:table-cell>
          <table:table-cell table:number-columns-repeated="2" table:style-name="ce22"/>
          <table:table-cell office:value-type="float" office:value="37165.96" table:formula="of:=[.D14]-[.E14]+[.F14]" table:style-name="ce22">
            <text:p>37.166<text:s/></text:p>
          </table:table-cell>
          <table:table-cell office:value-type="string" table:style-name="ce19">
            <text:p>1-1-1-05-01-002</text:p>
          </table:table-cell>
          <table:table-cell office:value-type="string" table:style-name="ce19">
            <text:p>2% Retención sobre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37165.96" table:formula="of:=[.G14]-[.J14]" table:style-name="ce23">
            <text:p>37.166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1-003</text:p>
          </table:table-cell>
          <table:table-cell office:value-type="string" table:style-name="ce19">
            <text:p>Crédito por anticipo de impuesto a la renta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15]-[.E15]+[.F15]" table:style-name="ce22">
            <text:p>-<text:s/></text:p>
          </table:table-cell>
          <table:table-cell office:value-type="string" table:style-name="ce19">
            <text:p>1-1-1-05-01-003</text:p>
          </table:table-cell>
          <table:table-cell office:value-type="string" table:style-name="ce19">
            <text:p>Crédito por anticipo de impuesto a la renta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15]-[.J15]" table:style-name="ce23">
            <text:p>-<text:s/></text:p>
          </table:table-cell>
          <table:table-cell table:number-columns-repeated="16373" table:style-name="ce27"/>
        </table:table-row>
        <table:table-row table:style-name="ro2">
          <table:table-cell office:value-type="string" table:style-name="ce19">
            <text:p>1-1-1-05-01-005</text:p>
          </table:table-cell>
          <table:table-cell office:value-type="string" table:style-name="ce19">
            <text:p>Ret. Fte. 1.75% Ventas</text:p>
          </table:table-cell>
          <table:table-cell table:style-name="ce19"/>
          <table:table-cell office:value-type="float" office:value="389.84" table:style-name="ce22">
            <text:p>390<text:s/></text:p>
          </table:table-cell>
          <table:table-cell table:number-columns-repeated="2" table:style-name="ce22"/>
          <table:table-cell office:value-type="float" office:value="389.84" table:formula="of:=[.D16]-[.E16]+[.F16]" table:style-name="ce22">
            <text:p>390<text:s/></text:p>
          </table:table-cell>
          <table:table-cell office:value-type="string" table:style-name="ce19">
            <text:p>1-1-1-05-01-005</text:p>
          </table:table-cell>
          <table:table-cell office:value-type="string" table:style-name="ce19">
            <text:p>Ret. Fte. 1.75%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389.84" table:formula="of:=[.G16]-[.J16]" table:style-name="ce23">
            <text:p>390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1-006</text:p>
          </table:table-cell>
          <table:table-cell office:value-type="string" table:style-name="ce19">
            <text:p>Ret. Fte. 2.75% Ventas</text:p>
          </table:table-cell>
          <table:table-cell table:style-name="ce19"/>
          <table:table-cell office:value-type="float" office:value="1128.42" table:style-name="ce22">
            <text:p>1.128<text:s/></text:p>
          </table:table-cell>
          <table:table-cell table:number-columns-repeated="2" table:style-name="ce22"/>
          <table:table-cell office:value-type="float" office:value="1128.42" table:formula="of:=[.D17]-[.E17]+[.F17]" table:style-name="ce22">
            <text:p>1.128<text:s/></text:p>
          </table:table-cell>
          <table:table-cell office:value-type="string" table:style-name="ce19">
            <text:p>1-1-1-05-01-006</text:p>
          </table:table-cell>
          <table:table-cell office:value-type="string" table:style-name="ce19">
            <text:p>Ret. Fte. 2.75%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1128.42" table:formula="of:=[.G17]-[.J17]" table:style-name="ce23">
            <text:p>1.128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9"/>
          <table:table-cell table:number-columns-repeated="4" table:style-name="ce22"/>
          <table:table-cell table:number-columns-repeated="2" table:style-name="ce19"/>
          <table:table-cell table:style-name="ce22"/>
          <table:table-cell table:style-name="ce23"/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4</text:p>
          </table:table-cell>
          <table:table-cell office:value-type="string" table:style-name="ce19">
            <text:p>30% retencion IVA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3" table:style-name="ce22"/>
          <table:table-cell office:value-type="string" table:style-name="ce19">
            <text:p>1-1-1-05-02-004</text:p>
          </table:table-cell>
          <table:table-cell office:value-type="string" table:style-name="ce19">
            <text:p>30% retencion IVA</text:p>
          </table:table-cell>
          <table:table-cell office:value-type="float" office:value="0" table:style-name="ce22">
            <text:p>-<text:s/></text:p>
          </table:table-cell>
          <table:table-cell table:style-name="ce23"/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5</text:p>
          </table:table-cell>
          <table:table-cell office:value-type="string" table:style-name="ce19">
            <text:p>70% retencion IVA</text:p>
          </table:table-cell>
          <table:table-cell table:style-name="ce19"/>
          <table:table-cell office:value-type="float" office:value="0.01" table:style-name="ce22">
            <text:p>0<text:s/></text:p>
          </table:table-cell>
          <table:table-cell table:number-columns-repeated="3" table:style-name="ce22"/>
          <table:table-cell office:value-type="string" table:style-name="ce19">
            <text:p>1-1-1-05-02-005</text:p>
          </table:table-cell>
          <table:table-cell office:value-type="string" table:style-name="ce19">
            <text:p>70% retencion IVA</text:p>
          </table:table-cell>
          <table:table-cell office:value-type="float" office:value="0" table:style-name="ce22">
            <text:p>-<text:s/></text:p>
          </table:table-cell>
          <table:table-cell table:style-name="ce23"/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7</text:p>
          </table:table-cell>
          <table:table-cell office:value-type="string" table:style-name="ce19">
            <text:p>12% IVA compras Biene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1]-[.E21]+[.F21]" table:style-name="ce22">
            <text:p>-<text:s/></text:p>
          </table:table-cell>
          <table:table-cell office:value-type="string" table:style-name="ce19">
            <text:p>1-1-1-05-02-007</text:p>
          </table:table-cell>
          <table:table-cell office:value-type="string" table:style-name="ce19">
            <text:p>12% IVA compras Biene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1]-[.J21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8</text:p>
          </table:table-cell>
          <table:table-cell office:value-type="string" table:style-name="ce19">
            <text:p>12% IVA compra Servicio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2]-[.E22]+[.F22]" table:style-name="ce22">
            <text:p>-<text:s/></text:p>
          </table:table-cell>
          <table:table-cell office:value-type="string" table:style-name="ce19">
            <text:p>1-1-1-05-02-008</text:p>
          </table:table-cell>
          <table:table-cell office:value-type="string" table:style-name="ce19">
            <text:p>12% IVA compra Servicio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2]-[.J22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9</text:p>
          </table:table-cell>
          <table:table-cell office:value-type="string" table:style-name="ce19">
            <text:p>12% Iva sobre Importacione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3]-[.E23]+[.F23]" table:style-name="ce22">
            <text:p>-<text:s/></text:p>
          </table:table-cell>
          <table:table-cell office:value-type="string" table:style-name="ce19">
            <text:p>1-1-1-05-02-009</text:p>
          </table:table-cell>
          <table:table-cell office:value-type="string" table:style-name="ce19">
            <text:p>12% Iva sobre Importacione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3]-[.J23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9"/>
          <table:table-cell table:number-columns-repeated="3" table:style-name="ce22"/>
          <table:table-cell office:value-type="float" office:value="0" table:formula="of:=[.D24]-[.E24]+[.F24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4]-[.J24]" table:style-name="ce23">
            <text:p>-<text:s/></text:p>
          </table:table-cell>
          <table:table-cell table:number-columns-repeated="16373" table:style-name="ce27"/>
        </table:table-row>
        <table:table-row table:style-name="ro2">
          <table:table-cell office:value-type="string" table:style-name="ce19">
            <text:p>1-1-1-05-02-006</text:p>
          </table:table-cell>
          <table:table-cell office:value-type="string" table:style-name="ce19">
            <text:p>Crédito Tributario IVA</text:p>
          </table:table-cell>
          <table:table-cell table:style-name="ce19"/>
          <table:table-cell office:value-type="float" office:value="286448.89" table:style-name="ce22">
            <text:p>286.449<text:s/></text:p>
          </table:table-cell>
          <table:table-cell table:number-columns-repeated="2" table:style-name="ce22"/>
          <table:table-cell office:value-type="float" office:value="286448.89" table:formula="of:=[.D25]-[.E25]+[.F25]" table:style-name="ce22">
            <text:p>286.449<text:s/></text:p>
          </table:table-cell>
          <table:table-cell office:value-type="string" table:style-name="ce19">
            <text:p>1-1-1-05-02-006</text:p>
          </table:table-cell>
          <table:table-cell office:value-type="string" table:style-name="ce19">
            <text:p>Crédito Tributario IVA</text:p>
          </table:table-cell>
          <table:table-cell office:value-type="float" office:value="279416" table:style-name="ce22">
            <text:p>279.416<text:s/></text:p>
          </table:table-cell>
          <table:table-cell office:value-type="float" office:value="7032.890000000014" table:formula="of:=[.G25]-[.J25]" table:style-name="ce23">
            <text:p>7.033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1-1-1-05-02-002</text:p>
          </table:table-cell>
          <table:table-cell office:value-type="string" table:style-name="ce19">
            <text:p>Crédito Retención sobre Venta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3" table:style-name="ce22"/>
          <table:table-cell office:value-type="string" table:style-name="ce19">
            <text:p>1-1-1-05-02-002</text:p>
          </table:table-cell>
          <table:table-cell office:value-type="string" table:style-name="ce19">
            <text:p>Crédito Retención sobre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6]-[.J26]" table:style-name="ce23">
            <text:p>-<text:s/></text:p>
          </table:table-cell>
          <table:table-cell table:number-columns-repeated="16373" table:style-name="ce8"/>
        </table:table-row>
        <table:table-row table:number-rows-repeated="6" table:style-name="ro2">
          <table:table-cell table:number-columns-repeated="3" table:style-name="ce19"/>
          <table:table-cell table:number-columns-repeated="4" table:style-name="ce22"/>
          <table:table-cell table:number-columns-repeated="2" table:style-name="ce19"/>
          <table:table-cell table:style-name="ce22"/>
          <table:table-cell table:style-name="ce23"/>
          <table:table-cell table:number-columns-repeated="16373" table:style-name="ce8"/>
        </table:table-row>
        <table:table-row table:style-name="ro5">
          <table:table-cell table:style-name="ce28"/>
          <table:table-cell table:number-columns-repeated="2" table:style-name="ce29"/>
          <table:table-cell table:style-name="ce30"/>
          <table:table-cell table:style-name="ce8"/>
          <table:table-cell table:style-name="ce31"/>
          <table:table-cell table:number-columns-repeated="2" table:style-name="ce32"/>
          <table:table-cell table:style-name="ce30"/>
          <table:table-cell table:style-name="ce31"/>
          <table:table-cell table:style-name="ce33"/>
          <table:table-cell table:number-columns-repeated="16373" table:style-name="ce8"/>
        </table:table-row>
        <table:table-row table:style-name="ro6">
          <table:table-cell table:style-name="ce34"/>
          <table:table-cell office:value-type="string" table:style-name="ce35">
            <text:p>Total</text:p>
          </table:table-cell>
          <table:table-cell table:style-name="ce35"/>
          <table:table-cell office:value-type="float" office:value="325133.12" table:formula="of:=SUM([.D11:.D26])" table:style-name="ce76">
            <text:p>325.133<text:s/></text:p>
          </table:table-cell>
          <table:table-cell office:value-type="float" office:value="0" table:formula="of:=SUM([.E11:.E26])" table:style-name="ce76">
            <text:p>-<text:s/></text:p>
          </table:table-cell>
          <table:table-cell office:value-type="float" office:value="0" table:formula="of:=SUM([.F11:.F26])" table:style-name="ce76">
            <text:p>-<text:s/></text:p>
          </table:table-cell>
          <table:table-cell office:value-type="float" office:value="325133.11" table:formula="of:=SUM([.G11:.G26])" table:style-name="ce76">
            <text:p>325.133<text:s/></text:p>
          </table:table-cell>
          <table:table-cell table:number-columns-repeated="2" table:style-name="ce76"/>
          <table:table-cell office:value-type="float" office:value="279416" table:formula="of:=SUM([.J11:.J26])" table:style-name="ce76">
            <text:p>279.416<text:s/></text:p>
          </table:table-cell>
          <table:table-cell office:value-type="float" office:value="45717.110000000008" table:formula="of:=SUM([.K11:.K26])" table:style-name="ce77">
            <text:p>45.717<text:s/></text:p>
          </table:table-cell>
          <table:table-cell table:number-columns-repeated="16373" table:style-name="ce36"/>
        </table:table-row>
        <table:table-row table:style-name="ro7">
          <table:table-cell table:number-columns-repeated="13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0-12-31T00:00:00" table:style-name="ce41">
            <text:p>31/12/2020</text:p>
          </table:table-cell>
          <table:table-cell office:value-type="date" office:date-value="2019-12-31T00:00:00" table:style-name="ce42">
            <text:p>31/12/2019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43"/>
          <table:table-cell table:style-name="ce44"/>
          <table:table-cell table:style-name="ce45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Impuesto al valor agregado – IVA</text:p>
          </table:table-cell>
          <table:table-cell table:style-name="ce43"/>
          <table:table-cell office:value-type="float" office:value="286448.89" table:formula="of:=[.G25]" table:style-name="ce22">
            <text:p>286.449<text:s/></text:p>
          </table:table-cell>
          <table:table-cell office:value-type="float" office:value="279416" table:formula="of:=[.J25]" table:style-name="ce22">
            <text:p>279.416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43">
            <text:p>Retencion de impuesto a la renta</text:p>
          </table:table-cell>
          <table:table-cell table:style-name="ce43"/>
          <table:table-cell office:value-type="float" office:value="38684.219999999994" table:formula="of:=SUM([.G13:.G23])+[.G26]" table:style-name="ce22">
            <text:p>38.684<text:s/></text:p>
          </table:table-cell>
          <table:table-cell office:value-type="float" office:value="0" table:formula="of:=SUM([.J13:.J23])+[.J26]" table:style-name="ce22">
            <text:p>-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43"/>
          <table:table-cell table:style-name="ce46"/>
          <table:table-cell table:style-name="ce47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48">
            <text:p>Total</text:p>
          </table:table-cell>
          <table:table-cell table:style-name="ce49"/>
          <table:table-cell office:value-type="float" office:value="325133.11" table:formula="of:=+SUM([.D39:.D42])" table:style-name="ce50">
            <text:p>325.133<text:s/></text:p>
          </table:table-cell>
          <table:table-cell office:value-type="float" office:value="279416" table:formula="of:=+SUM([.E39:.E42])" table:style-name="ce51">
            <text:p>279.416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table:number-columns-repeated="2" table:style-name="ce52"/>
          <table:table-cell table:style-name="ce53"/>
          <table:table-cell table:style-name="ce54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5">
            <text:p>Fuente:</text:p>
          </table:table-cell>
          <table:table-cell table:number-columns-repeated="14" table:style-name="ce56"/>
          <table:table-cell table:number-columns-repeated="16369"/>
        </table:table-row>
        <table:table-row table:style-name="ro2">
          <table:table-cell office:value-type="string" table:style-name="ce57">
            <text:p>Estados Financieros de la compañía</text:p>
          </table:table-cell>
          <table:table-cell table:number-columns-repeated="14" table:style-name="ce58"/>
          <table:table-cell table:number-columns-repeated="16369"/>
        </table:table-row>
        <table:table-row table:style-name="ro2">
          <table:table-cell table:style-name="ce57"/>
          <table:table-cell table:number-columns-repeated="14" table:style-name="ce58"/>
          <table:table-cell table:number-columns-repeated="16369"/>
        </table:table-row>
        <table:table-row table:style-name="ro2">
          <table:table-cell office:value-type="string" table:style-name="ce59">
            <text:p>Objetivo:</text:p>
          </table:table-cell>
          <table:table-cell table:number-columns-repeated="14" table:style-name="ce58"/>
          <table:table-cell table:number-columns-repeated="16369"/>
        </table:table-row>
        <table:table-row table:style-name="ro2">
          <table:table-cell office:value-type="string" table:style-name="ce57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58"/>
          <table:table-cell table:number-columns-repeated="16369"/>
        </table:table-row>
        <table:table-row table:style-name="ro2">
          <table:table-cell office:value-type="string" table:style-name="ce57">
            <text:p>Identificar las principales variaciones de los saldos.</text:p>
          </table:table-cell>
          <table:table-cell table:number-columns-repeated="14" table:style-name="ce58"/>
          <table:table-cell table:number-columns-repeated="16369"/>
        </table:table-row>
        <table:table-row table:number-rows-repeated="2" table:style-name="ro2">
          <table:table-cell table:style-name="ce57"/>
          <table:table-cell table:number-columns-repeated="14" table:style-name="ce58"/>
          <table:table-cell table:number-columns-repeated="16369"/>
        </table:table-row>
        <table:table-row table:style-name="ro2">
          <table:table-cell office:value-type="string" table:style-name="ce59">
            <text:p>Observaciones:</text:p>
          </table:table-cell>
          <table:table-cell table:number-columns-repeated="14" table:style-name="ce58"/>
          <table:table-cell table:number-columns-repeated="16369"/>
        </table:table-row>
        <table:table-row table:style-name="ro2">
          <table:table-cell table:style-name="ce57"/>
          <table:table-cell table:number-columns-repeated="14" table:style-name="ce58"/>
          <table:table-cell table:number-columns-repeated="16369"/>
        </table:table-row>
        <table:table-row table:style-name="ro2">
          <table:table-cell office:value-type="string" table:style-name="ce60">
            <text:p>Conclusiones (A ser completado por el Auditor a cargo del compromiso):</text:p>
          </table:table-cell>
          <table:table-cell table:number-columns-repeated="14" table:style-name="ce58"/>
          <table:table-cell table:number-columns-repeated="16369"/>
        </table:table-row>
        <table:table-row table:number-rows-repeated="14" table:style-name="ro2">
          <table:table-cell table:number-columns-repeated="15" table:style-name="ce58"/>
          <table:table-cell table:number-columns-repeated="16369"/>
        </table:table-row>
        <table:table-row table:number-rows-repeated="1048504" table:style-name="ro2">
          <table:table-cell table:number-columns-repeated="16384"/>
        </table:table-row>
      </table:table>
      <table:table table:name="Mayor_Credito_T" table:style-name="ta1"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8" table:default-cell-style-name="ce1"/>
        <table:table-column table:style-name="co11" table:number-columns-repeated="16373" table:default-cell-style-name="ce1"/>
        <table:table-row table:style-name="ro8">
          <table:table-cell office:value-type="float" office:value="1081" table:style-name="ce1">
            <text:p>1081</text:p>
          </table:table-cell>
          <table:table-cell office:value-type="string" table:style-name="ce68">
            <text:p>1-1-1-05</text:p>
          </table:table-cell>
          <table:table-cell office:value-type="float" office:value="279415.87" table:style-name="ce69">
            <text:p>279.415,87<text:s/></text:p>
          </table:table-cell>
          <table:table-cell office:value-type="string" table:style-name="ce69">
            <text:p>CREDITO TRIBUTARIO</text:p>
          </table:table-cell>
          <table:table-cell table:style-name="ce1"/>
          <table:table-cell table:number-columns-repeated="3" table:style-name="ce70"/>
          <table:table-cell table:number-columns-repeated="2" table:style-name="ce1"/>
          <table:table-cell table:style-name="ce70"/>
          <table:table-cell table:number-columns-repeated="16373"/>
        </table:table-row>
        <table:table-row table:style-name="ro8">
          <table:table-cell office:value-type="float" office:value="1082" table:style-name="ce1">
            <text:p>1082</text:p>
          </table:table-cell>
          <table:table-cell office:value-type="string" table:style-name="ce68">
            <text:p>1-1-1-05-01</text:p>
          </table:table-cell>
          <table:table-cell office:value-type="float" office:value="0" table:style-name="ce69">
            <text:p>-<text:s/></text:p>
          </table:table-cell>
          <table:table-cell office:value-type="string" table:style-name="ce69">
            <text:p>CREDITO TRIBUTARIO</text:p>
          </table:table-cell>
          <table:table-cell table:style-name="ce1"/>
          <table:table-cell table:style-name="ce70"/>
          <table:table-cell table:style-name="ce1"/>
          <table:table-cell table:style-name="ce70"/>
          <table:table-cell table:number-columns-repeated="2" table:style-name="ce1"/>
          <table:table-cell table:style-name="ce70"/>
          <table:table-cell table:number-columns-repeated="16373"/>
        </table:table-row>
        <table:table-row table:style-name="ro9">
          <table:table-cell office:value-type="float" office:value="1083" table:style-name="ce71">
            <text:p>1083</text:p>
          </table:table-cell>
          <table:table-cell office:value-type="string" table:style-name="ce72">
            <text:p>1-1-1-05-01-002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2% Retencion sobre ventas</text:p>
          </table:table-cell>
          <table:table-cell table:style-name="ce71"/>
          <table:table-cell table:style-name="ce74"/>
          <table:table-cell table:style-name="ce71"/>
          <table:table-cell table:style-name="ce74"/>
          <table:table-cell table:number-columns-repeated="3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084" table:style-name="ce1">
              <text:p>1084</text:p>
            </table:table-cell>
            <table:table-cell office:value-type="string" table:style-name="ce68">
              <text:p><text:s/>62.98</text:p>
            </table:table-cell>
            <table:table-cell office:value-type="float" office:value="62.98" table:style-name="ce69">
              <text:p>62,9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2" table:style-name="ce1">
              <text:p>148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3T00:00:00" table:style-name="ce75">
              <text:p>13/01/2020</text:p>
            </table:table-cell>
            <table:table-cell office:value-type="string" table:style-name="ce1">
              <text:p>Retención #438 aplica fact #141 cliente : Ductos de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85" table:style-name="ce1">
              <text:p>1085</text:p>
            </table:table-cell>
            <table:table-cell office:value-type="string" table:style-name="ce68">
              <text:p><text:s/>593.21</text:p>
            </table:table-cell>
            <table:table-cell office:value-type="float" office:value="530.23" table:style-name="ce69">
              <text:p>530,2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79" table:style-name="ce1">
              <text:p>147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4T00:00:00" table:style-name="ce75">
              <text:p>14/01/2020</text:p>
            </table:table-cell>
            <table:table-cell office:value-type="string" table:style-name="ce1">
              <text:p>Retención #444 aplica fact #137 cliente : Ductos de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86" table:style-name="ce1">
              <text:p>1086</text:p>
            </table:table-cell>
            <table:table-cell office:value-type="string" table:style-name="ce68">
              <text:p><text:s/>1,175.11</text:p>
            </table:table-cell>
            <table:table-cell office:value-type="float" office:value="581.9" table:style-name="ce69">
              <text:p>581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78" table:style-name="ce1">
              <text:p>147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4T00:00:00" table:style-name="ce75">
              <text:p>14/01/2020</text:p>
            </table:table-cell>
            <table:table-cell office:value-type="string" table:style-name="ce1">
              <text:p>Retención #443 aplica fact #140 cliente : Ductos de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87" table:style-name="ce1">
              <text:p>1087</text:p>
            </table:table-cell>
            <table:table-cell office:value-type="string" table:style-name="ce68">
              <text:p><text:s/>1,181.41</text:p>
            </table:table-cell>
            <table:table-cell office:value-type="float" office:value="6.3" table:style-name="ce69">
              <text:p>6,3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4" table:style-name="ce1">
              <text:p>144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4T00:00:00" table:style-name="ce75">
              <text:p>14/01/2020</text:p>
            </table:table-cell>
            <table:table-cell office:value-type="string" table:style-name="ce1">
              <text:p>Retencion #001-002-000000445 aplica fact #133 cliente: ductos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88" table:style-name="ce1">
              <text:p>1088</text:p>
            </table:table-cell>
            <table:table-cell office:value-type="string" table:style-name="ce68">
              <text:p><text:s/>1,183.66</text:p>
            </table:table-cell>
            <table:table-cell office:value-type="float" office:value="2.25" table:style-name="ce69">
              <text:p>2,2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0" table:style-name="ce1">
              <text:p>148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4T00:00:00" table:style-name="ce75">
              <text:p>14/01/2020</text:p>
            </table:table-cell>
            <table:table-cell office:value-type="string" table:style-name="ce1">
              <text:p>Retención #447 aplica fact #138 cliente : Ductos de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89" table:style-name="ce1">
              <text:p>1089</text:p>
            </table:table-cell>
            <table:table-cell office:value-type="string" table:style-name="ce68">
              <text:p><text:s/>1,185.91</text:p>
            </table:table-cell>
            <table:table-cell office:value-type="float" office:value="2.25" table:style-name="ce69">
              <text:p>2,2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1" table:style-name="ce1">
              <text:p>14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14T00:00:00" table:style-name="ce75">
              <text:p>14/01/2020</text:p>
            </table:table-cell>
            <table:table-cell office:value-type="string" table:style-name="ce1">
              <text:p>Retención #446 aplica fact #139 cliente : Ductos de Gy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0" table:style-name="ce1">
              <text:p>1090</text:p>
            </table:table-cell>
            <table:table-cell office:value-type="string" table:style-name="ce68">
              <text:p><text:s/>1,228.77</text:p>
            </table:table-cell>
            <table:table-cell office:value-type="float" office:value="42.86" table:style-name="ce69">
              <text:p>42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2" table:style-name="ce1">
              <text:p>146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001-011-000146913 aplica fact# 144clien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1" table:style-name="ce1">
              <text:p>1091</text:p>
            </table:table-cell>
            <table:table-cell office:value-type="string" table:style-name="ce68">
              <text:p><text:s/>1,402.61</text:p>
            </table:table-cell>
            <table:table-cell office:value-type="float" office:value="173.84" table:style-name="ce69">
              <text:p>173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1" table:style-name="ce1">
              <text:p>146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6812 aplica fact#143 client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2" table:style-name="ce1">
              <text:p>1092</text:p>
            </table:table-cell>
            <table:table-cell office:value-type="string" table:style-name="ce68">
              <text:p><text:s/>1,481.21</text:p>
            </table:table-cell>
            <table:table-cell office:value-type="float" office:value="78.599999999999994" table:style-name="ce69">
              <text:p>78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4" table:style-name="ce1">
              <text:p>146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7006 aplica fact #142 clien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3" table:style-name="ce1">
              <text:p>1093</text:p>
            </table:table-cell>
            <table:table-cell office:value-type="string" table:style-name="ce68">
              <text:p><text:s/>1,647.04</text:p>
            </table:table-cell>
            <table:table-cell office:value-type="float" office:value="165.83" table:style-name="ce69">
              <text:p>165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3" table:style-name="ce1">
              <text:p>146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6811 aplica fact#146811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4" table:style-name="ce1">
              <text:p>1094</text:p>
            </table:table-cell>
            <table:table-cell office:value-type="string" table:style-name="ce68">
              <text:p><text:s/>1,820.34</text:p>
            </table:table-cell>
            <table:table-cell office:value-type="float" office:value="173.3" table:style-name="ce69">
              <text:p>173,3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0" table:style-name="ce1">
              <text:p>149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1 aplica fact#146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5" table:style-name="ce1">
              <text:p>1095</text:p>
            </table:table-cell>
            <table:table-cell office:value-type="string" table:style-name="ce68">
              <text:p><text:s/>2,100.84</text:p>
            </table:table-cell>
            <table:table-cell office:value-type="float" office:value="280.5" table:style-name="ce69">
              <text:p>280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1" table:style-name="ce1">
              <text:p>149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364 APLICA FACT#147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6" table:style-name="ce1">
              <text:p>1096</text:p>
            </table:table-cell>
            <table:table-cell office:value-type="string" table:style-name="ce68">
              <text:p><text:s/>2,216.04</text:p>
            </table:table-cell>
            <table:table-cell office:value-type="float" office:value="115.2" table:style-name="ce69">
              <text:p>11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2" table:style-name="ce1">
              <text:p>149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3 APLICA FACT#148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7" table:style-name="ce1">
              <text:p>1097</text:p>
            </table:table-cell>
            <table:table-cell office:value-type="string" table:style-name="ce68">
              <text:p><text:s/>2,329.84</text:p>
            </table:table-cell>
            <table:table-cell office:value-type="float" office:value="113.8" table:style-name="ce69">
              <text:p>113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3" table:style-name="ce1">
              <text:p>149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4 aplica fact#149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8" table:style-name="ce1">
              <text:p>1098</text:p>
            </table:table-cell>
            <table:table-cell office:value-type="string" table:style-name="ce68">
              <text:p><text:s/>2,647.95</text:p>
            </table:table-cell>
            <table:table-cell office:value-type="float" office:value="318.11" table:style-name="ce69">
              <text:p>318,1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4" table:style-name="ce1">
              <text:p>149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5 aplica fact#150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099" table:style-name="ce1">
              <text:p>1099</text:p>
            </table:table-cell>
            <table:table-cell office:value-type="string" table:style-name="ce68">
              <text:p><text:s/>2,862.07</text:p>
            </table:table-cell>
            <table:table-cell office:value-type="float" office:value="214.12" table:style-name="ce69">
              <text:p>214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5" table:style-name="ce1">
              <text:p>1495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6 aplica fact#151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00" table:style-name="ce1">
              <text:p>1100</text:p>
            </table:table-cell>
            <table:table-cell office:value-type="string" table:style-name="ce68">
              <text:p><text:s/>3,116.34</text:p>
            </table:table-cell>
            <table:table-cell office:value-type="float" office:value="254.27" table:style-name="ce69">
              <text:p>254,2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6" table:style-name="ce1">
              <text:p>14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7 aplica fact#152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01" table:style-name="ce1">
              <text:p>1101</text:p>
            </table:table-cell>
            <table:table-cell office:value-type="string" table:style-name="ce68">
              <text:p><text:s/>3,222.90</text:p>
            </table:table-cell>
            <table:table-cell office:value-type="float" office:value="106.56" table:style-name="ce69">
              <text:p>106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7" table:style-name="ce1">
              <text:p>149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24 aplica fact#153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02" table:style-name="ce1">
              <text:p>1102</text:p>
            </table:table-cell>
            <table:table-cell office:value-type="string" table:style-name="ce68">
              <text:p><text:s/>3,237.96</text:p>
            </table:table-cell>
            <table:table-cell office:value-type="float" office:value="15.06" table:style-name="ce69">
              <text:p>15,0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8" table:style-name="ce1">
              <text:p>14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25 aplica fact#154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03" table:style-name="ce1">
              <text:p>1103</text:p>
            </table:table-cell>
            <table:table-cell office:value-type="string" table:style-name="ce68">
              <text:p><text:s/>37,165.96</text:p>
            </table:table-cell>
            <table:table-cell office:value-type="float" office:value="33928" table:style-name="ce69">
              <text:p>33.92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29" table:style-name="ce1">
              <text:p>152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Retencion #001-001-000106672 aplica fact#156 telconet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104" table:style-name="ce71">
            <text:p>1104</text:p>
          </table:table-cell>
          <table:table-cell office:value-type="string" table:style-name="ce72">
            <text:p>1-1-1-05-01-005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Ret. Fte. 1.75% Ventas</text:p>
          </table:table-cell>
          <table:table-cell table:number-columns-repeated="7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05" table:style-name="ce1">
              <text:p>1105</text:p>
            </table:table-cell>
            <table:table-cell office:value-type="string" table:style-name="ce68">
              <text:p><text:s/>63.88</text:p>
            </table:table-cell>
            <table:table-cell office:value-type="float" office:value="63.88" table:style-name="ce69">
              <text:p>63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97" table:style-name="ce1">
              <text:p>169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17T00:00:00" table:style-name="ce75">
              <text:p>17/08/2020</text:p>
            </table:table-cell>
            <table:table-cell office:value-type="string" table:style-name="ce1">
              <text:p>POR PAGO DE RETENCION # 001-001-000051132 AMAGUA CEM - FACT. # 001-001-000000166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06" table:style-name="ce1">
              <text:p>1106</text:p>
            </table:table-cell>
            <table:table-cell office:value-type="string" table:style-name="ce68">
              <text:p><text:s/>389.84</text:p>
            </table:table-cell>
            <table:table-cell office:value-type="float" office:value="325.95999999999998" table:style-name="ce69">
              <text:p>325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59" table:style-name="ce1">
              <text:p>17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9-21T00:00:00" table:style-name="ce75">
              <text:p>21/09/2020</text:p>
            </table:table-cell>
            <table:table-cell office:value-type="string" table:style-name="ce1">
              <text:p>Retencion #001-002-00004291 aplica fact# 170 Ananiglobal SA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108" table:style-name="ce71">
            <text:p>1108</text:p>
          </table:table-cell>
          <table:table-cell office:value-type="string" table:style-name="ce72">
            <text:p>1-1-1-05-01-006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Ret. Fte. 2.75% Ventas</text:p>
          </table:table-cell>
          <table:table-cell table:style-name="ce71"/>
          <table:table-cell table:style-name="ce74"/>
          <table:table-cell table:style-name="ce71"/>
          <table:table-cell table:style-name="ce74"/>
          <table:table-cell table:number-columns-repeated="3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09" table:style-name="ce1">
              <text:p>1109</text:p>
            </table:table-cell>
            <table:table-cell office:value-type="string" table:style-name="ce68">
              <text:p><text:s/>268.13</text:p>
            </table:table-cell>
            <table:table-cell office:value-type="float" office:value="268.13" table:style-name="ce69">
              <text:p>268,1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2" table:style-name="ce1">
              <text:p>154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Retencion #001-011-000148417 aplica fact#158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0" table:style-name="ce1">
              <text:p>1110</text:p>
            </table:table-cell>
            <table:table-cell office:value-type="string" table:style-name="ce68">
              <text:p><text:s/>278.97</text:p>
            </table:table-cell>
            <table:table-cell office:value-type="float" office:value="10.84" table:style-name="ce69">
              <text:p>10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05" table:style-name="ce1">
              <text:p>1705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03T00:00:00" table:style-name="ce75">
              <text:p>03/08/2020</text:p>
            </table:table-cell>
            <table:table-cell office:value-type="string" table:style-name="ce1">
              <text:p>Retencion # 01-002-000000578 aplica fact# 160 Ductos de Guayaquil Fideicomiso Mercant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1" table:style-name="ce1">
              <text:p>1111</text:p>
            </table:table-cell>
            <table:table-cell office:value-type="string" table:style-name="ce68">
              <text:p><text:s/>285.77</text:p>
            </table:table-cell>
            <table:table-cell office:value-type="float" office:value="6.8" table:style-name="ce69">
              <text:p>6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06" table:style-name="ce1">
              <text:p>170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03T00:00:00" table:style-name="ce75">
              <text:p>03/08/2020</text:p>
            </table:table-cell>
            <table:table-cell office:value-type="string" table:style-name="ce1">
              <text:p>Retencion # 01-002-000000580 aplica fact# 161 Ductos de Guayaquil Fideicomiso Mercant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2" table:style-name="ce1">
              <text:p>1112</text:p>
            </table:table-cell>
            <table:table-cell office:value-type="string" table:style-name="ce68">
              <text:p><text:s/>296.61</text:p>
            </table:table-cell>
            <table:table-cell office:value-type="float" office:value="10.84" table:style-name="ce69">
              <text:p>10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04" table:style-name="ce1">
              <text:p>170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03T00:00:00" table:style-name="ce75">
              <text:p>03/08/2020</text:p>
            </table:table-cell>
            <table:table-cell office:value-type="string" table:style-name="ce1">
              <text:p>Retencion # 01-002-000000577 aplica fact# 159 DUCTOS DE GUAYAQUIL FIDEICOMISO MERCANT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3" table:style-name="ce1">
              <text:p>1113</text:p>
            </table:table-cell>
            <table:table-cell office:value-type="string" table:style-name="ce68">
              <text:p><text:s/>303.42</text:p>
            </table:table-cell>
            <table:table-cell office:value-type="float" office:value="6.81" table:style-name="ce69">
              <text:p>6,8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07" table:style-name="ce1">
              <text:p>170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03T00:00:00" table:style-name="ce75">
              <text:p>03/08/2020</text:p>
            </table:table-cell>
            <table:table-cell office:value-type="string" table:style-name="ce1">
              <text:p>Retencion # 01-002-000000581 aplica fact# 162 Ductos de Guayaquil Fideicomiso Mercant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4" table:style-name="ce1">
              <text:p>1114</text:p>
            </table:table-cell>
            <table:table-cell office:value-type="string" table:style-name="ce68">
              <text:p><text:s/>715.92</text:p>
            </table:table-cell>
            <table:table-cell office:value-type="float" office:value="412.5" table:style-name="ce69">
              <text:p>412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1" table:style-name="ce1">
              <text:p>173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9-28T00:00:00" table:style-name="ce75">
              <text:p>28/09/2020</text:p>
            </table:table-cell>
            <table:table-cell office:value-type="string" table:style-name="ce1">
              <text:p>Retencion #001-001-000001474 aplica fact# 171 Cable Andino Corpandin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15" table:style-name="ce1">
              <text:p>1115</text:p>
            </table:table-cell>
            <table:table-cell office:value-type="string" table:style-name="ce68">
              <text:p><text:s/>1,128.42</text:p>
            </table:table-cell>
            <table:table-cell office:value-type="float" office:value="412.5" table:style-name="ce69">
              <text:p>412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78" table:style-name="ce1">
              <text:p>177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23T00:00:00" table:style-name="ce75">
              <text:p>23/10/2020</text:p>
            </table:table-cell>
            <table:table-cell office:value-type="string" table:style-name="ce1">
              <text:p>Retencion #001-001-000001494 aplica fact# 173 Cable Andino SA Corpandino</text:p>
            </table:table-cell>
            <table:table-cell table:number-columns-repeated="16373"/>
          </table:table-row>
        </table:table-row-group>
        <table:table-row table:style-name="ro8">
          <table:table-cell office:value-type="float" office:value="1118" table:style-name="ce1">
            <text:p>1118</text:p>
          </table:table-cell>
          <table:table-cell office:value-type="string" table:style-name="ce68">
            <text:p>1-1-1-05-02</text:p>
          </table:table-cell>
          <table:table-cell office:value-type="float" office:value="279415.87" table:style-name="ce69">
            <text:p>279.415,87<text:s/></text:p>
          </table:table-cell>
          <table:table-cell office:value-type="string" table:style-name="ce69">
            <text:p>CREDITO TRIBUTARIO IVA</text:p>
          </table:table-cell>
          <table:table-cell table:style-name="ce1"/>
          <table:table-cell table:number-columns-repeated="3" table:style-name="ce70"/>
          <table:table-cell table:number-columns-repeated="2" table:style-name="ce1"/>
          <table:table-cell table:style-name="ce70"/>
          <table:table-cell table:number-columns-repeated="16373"/>
        </table:table-row>
        <table:table-row table:style-name="ro9">
          <table:table-cell office:value-type="float" office:value="1119" table:style-name="ce71">
            <text:p>1119</text:p>
          </table:table-cell>
          <table:table-cell office:value-type="string" table:style-name="ce72">
            <text:p>1-1-1-05-02-004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30% Retencion IVA</text:p>
          </table:table-cell>
          <table:table-cell table:number-columns-repeated="7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20" table:style-name="ce1">
              <text:p>1120</text:p>
            </table:table-cell>
            <table:table-cell office:value-type="string" table:style-name="ce68">
              <text:p><text:s/>131.40</text:p>
            </table:table-cell>
            <table:table-cell office:value-type="float" office:value="131.4" table:style-name="ce69">
              <text:p>131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97" table:style-name="ce1">
              <text:p>169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17T00:00:00" table:style-name="ce75">
              <text:p>17/08/2020</text:p>
            </table:table-cell>
            <table:table-cell office:value-type="string" table:style-name="ce1">
              <text:p>POR PAGO DE RETENCION # 001-001-000051132 AMAGUA CEM - FACT. # 001-001-000000166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21" table:style-name="ce1">
              <text:p>1121</text:p>
            </table:table-cell>
            <table:table-cell office:value-type="string" table:style-name="ce68">
              <text:p><text:s/>.0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31.4" table:style-name="ce69">
              <text:p>131,40<text:s/></text:p>
            </table:table-cell>
            <table:table-cell table:style-name="ce1"/>
            <table:table-cell office:value-type="float" office:value="1698" table:style-name="ce1">
              <text:p>16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TRASPASO IMPUESTOS MES: AGOSTO - 2020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124" table:style-name="ce71">
            <text:p>1124</text:p>
          </table:table-cell>
          <table:table-cell office:value-type="string" table:style-name="ce72">
            <text:p>1-1-1-05-02-005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70% Retencion IVA</text:p>
          </table:table-cell>
          <table:table-cell table:style-name="ce71"/>
          <table:table-cell table:number-columns-repeated="2" table:style-name="ce74"/>
          <table:table-cell table:number-columns-repeated="4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25" table:style-name="ce1">
              <text:p>1125</text:p>
            </table:table-cell>
            <table:table-cell office:value-type="string" table:style-name="ce68">
              <text:p><text:s/>330.12</text:p>
            </table:table-cell>
            <table:table-cell office:value-type="float" office:value="330.12" table:style-name="ce69">
              <text:p>330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4" table:style-name="ce1">
              <text:p>146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7006 aplica fact #142 clien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26" table:style-name="ce1">
              <text:p>1126</text:p>
            </table:table-cell>
            <table:table-cell office:value-type="string" table:style-name="ce68">
              <text:p>-1,606.63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936.75" table:style-name="ce69">
              <text:p>1.936,75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27" table:style-name="ce1">
              <text:p>1127</text:p>
            </table:table-cell>
            <table:table-cell office:value-type="string" table:style-name="ce68">
              <text:p>-910.14</text:p>
            </table:table-cell>
            <table:table-cell office:value-type="float" office:value="696.49" table:style-name="ce69">
              <text:p>696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3" table:style-name="ce1">
              <text:p>146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6811 aplica fact#146811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28" table:style-name="ce1">
              <text:p>1128</text:p>
            </table:table-cell>
            <table:table-cell office:value-type="string" table:style-name="ce68">
              <text:p>-730.11</text:p>
            </table:table-cell>
            <table:table-cell office:value-type="float" office:value="180.03" table:style-name="ce69">
              <text:p>180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2" table:style-name="ce1">
              <text:p>146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001-011-000146913 aplica fact# 144clien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29" table:style-name="ce1">
              <text:p>1129</text:p>
            </table:table-cell>
            <table:table-cell office:value-type="string" table:style-name="ce68">
              <text:p><text:s/>.01</text:p>
            </table:table-cell>
            <table:table-cell office:value-type="float" office:value="730.12" table:style-name="ce69">
              <text:p>730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1" table:style-name="ce1">
              <text:p>146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Retencion #001-011-000146812 aplica fact#143 cliente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0" table:style-name="ce1">
              <text:p>1130</text:p>
            </table:table-cell>
            <table:table-cell office:value-type="string" table:style-name="ce68">
              <text:p><text:s/>1,336.06</text:p>
            </table:table-cell>
            <table:table-cell office:value-type="float" office:value="1336.05" table:style-name="ce69">
              <text:p>1.336,0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4" table:style-name="ce1">
              <text:p>149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5 aplica fact#150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1" table:style-name="ce1">
              <text:p>1131</text:p>
            </table:table-cell>
            <table:table-cell office:value-type="string" table:style-name="ce68">
              <text:p><text:s/>2,235.38</text:p>
            </table:table-cell>
            <table:table-cell office:value-type="float" office:value="899.32" table:style-name="ce69">
              <text:p>899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5" table:style-name="ce1">
              <text:p>1495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6 aplica fact#151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2" table:style-name="ce1">
              <text:p>1132</text:p>
            </table:table-cell>
            <table:table-cell office:value-type="string" table:style-name="ce68">
              <text:p><text:s/>3,303.34</text:p>
            </table:table-cell>
            <table:table-cell office:value-type="float" office:value="1067.96" table:style-name="ce69">
              <text:p>1.067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6" table:style-name="ce1">
              <text:p>14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7 aplica fact#152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3" table:style-name="ce1">
              <text:p>1133</text:p>
            </table:table-cell>
            <table:table-cell office:value-type="string" table:style-name="ce68">
              <text:p><text:s/>3,781.30</text:p>
            </table:table-cell>
            <table:table-cell office:value-type="float" office:value="477.96" table:style-name="ce69">
              <text:p>477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3" table:style-name="ce1">
              <text:p>149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4 aplica fact#149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4" table:style-name="ce1">
              <text:p>1134</text:p>
            </table:table-cell>
            <table:table-cell office:value-type="string" table:style-name="ce68">
              <text:p><text:s/>4,265.14</text:p>
            </table:table-cell>
            <table:table-cell office:value-type="float" office:value="483.84" table:style-name="ce69">
              <text:p>483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2" table:style-name="ce1">
              <text:p>149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3 APLICA FACT#148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5" table:style-name="ce1">
              <text:p>1135</text:p>
            </table:table-cell>
            <table:table-cell office:value-type="string" table:style-name="ce68">
              <text:p><text:s/>5,443.24</text:p>
            </table:table-cell>
            <table:table-cell office:value-type="float" office:value="1178.0999999999999" table:style-name="ce69">
              <text:p>1.178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1" table:style-name="ce1">
              <text:p>149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364 aplica fact#147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6" table:style-name="ce1">
              <text:p>1136</text:p>
            </table:table-cell>
            <table:table-cell office:value-type="string" table:style-name="ce68">
              <text:p><text:s/>5,890.79</text:p>
            </table:table-cell>
            <table:table-cell office:value-type="float" office:value="447.55" table:style-name="ce69">
              <text:p>447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7" table:style-name="ce1">
              <text:p>149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24 aplica fact#153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7" table:style-name="ce1">
              <text:p>1137</text:p>
            </table:table-cell>
            <table:table-cell office:value-type="string" table:style-name="ce68">
              <text:p><text:s/>5,954.03</text:p>
            </table:table-cell>
            <table:table-cell office:value-type="float" office:value="63.24" table:style-name="ce69">
              <text:p>63,2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8" table:style-name="ce1">
              <text:p>14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25 aplica fact#154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8" table:style-name="ce1">
              <text:p>1138</text:p>
            </table:table-cell>
            <table:table-cell office:value-type="string" table:style-name="ce68">
              <text:p><text:s/>6,681.89</text:p>
            </table:table-cell>
            <table:table-cell office:value-type="float" office:value="727.86" table:style-name="ce69">
              <text:p>727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90" table:style-name="ce1">
              <text:p>149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Retencion #001-011-000148411 aplica fact#146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39" table:style-name="ce1">
              <text:p>1139</text:p>
            </table:table-cell>
            <table:table-cell office:value-type="string" table:style-name="ce68">
              <text:p><text:s/>.0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6681.88" table:style-name="ce69">
              <text:p>6.681,88<text:s/></text:p>
            </table:table-cell>
            <table:table-cell table:style-name="ce1"/>
            <table:table-cell office:value-type="float" office:value="1488" table:style-name="ce1">
              <text:p>148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9T00:00:00" table:style-name="ce75">
              <text:p>29/02/2020</text:p>
            </table:table-cell>
            <table:table-cell office:value-type="string" table:style-name="ce1">
              <text:p>Traspaso impuesto mes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0" table:style-name="ce1">
              <text:p>1140</text:p>
            </table:table-cell>
            <table:table-cell office:value-type="string" table:style-name="ce68">
              <text:p><text:s/>142,497.61</text:p>
            </table:table-cell>
            <table:table-cell office:value-type="float" office:value="142497.60000000001" table:style-name="ce69">
              <text:p>142.497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29" table:style-name="ce1">
              <text:p>152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Retencion #001-001-000106672 aplica fact#156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1" table:style-name="ce1">
              <text:p>1141</text:p>
            </table:table-cell>
            <table:table-cell office:value-type="string" table:style-name="ce68">
              <text:p><text:s/>.0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42497.60000000001" table:style-name="ce69">
              <text:p>142.497,60<text:s/></text:p>
            </table:table-cell>
            <table:table-cell table:style-name="ce1"/>
            <table:table-cell office:value-type="float" office:value="1527" table:style-name="ce1">
              <text:p>15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Traspaso impueso mes Marz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2" table:style-name="ce1">
              <text:p>1142</text:p>
            </table:table-cell>
            <table:table-cell office:value-type="string" table:style-name="ce68">
              <text:p><text:s/>819.01</text:p>
            </table:table-cell>
            <table:table-cell office:value-type="float" office:value="819" table:style-name="ce69">
              <text:p>81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2" table:style-name="ce1">
              <text:p>154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Retencion #001-011-000148417 aplica fact#158 telcone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3" table:style-name="ce1">
              <text:p>1143</text:p>
            </table:table-cell>
            <table:table-cell office:value-type="string" table:style-name="ce68">
              <text:p><text:s/>.0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819" table:style-name="ce69">
              <text:p>819,00<text:s/></text:p>
            </table:table-cell>
            <table:table-cell table:style-name="ce1"/>
            <table:table-cell office:value-type="float" office:value="1539" table:style-name="ce1">
              <text:p>153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IMPUESTO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4" table:style-name="ce1">
              <text:p>1144</text:p>
            </table:table-cell>
            <table:table-cell office:value-type="string" table:style-name="ce68">
              <text:p><text:s/>1,260.01</text:p>
            </table:table-cell>
            <table:table-cell office:value-type="float" office:value="1260" table:style-name="ce69">
              <text:p>1.26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78" table:style-name="ce1">
              <text:p>177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23T00:00:00" table:style-name="ce75">
              <text:p>23/10/2020</text:p>
            </table:table-cell>
            <table:table-cell office:value-type="string" table:style-name="ce1">
              <text:p>Retencion #001-001-000001494 aplica fact# 173 Cable Andino SA Corpandin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45" table:style-name="ce1">
              <text:p>1145</text:p>
            </table:table-cell>
            <table:table-cell office:value-type="string" table:style-name="ce68">
              <text:p><text:s/>.0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260" table:style-name="ce69">
              <text:p>1.260,00<text:s/></text:p>
            </table:table-cell>
            <table:table-cell table:style-name="ce1"/>
            <table:table-cell office:value-type="float" office:value="1796" table:style-name="ce1">
              <text:p>17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TRASPASO IMPUESTOS MES: OCTUBRE-2020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150" table:style-name="ce71">
            <text:p>1150</text:p>
          </table:table-cell>
          <table:table-cell office:value-type="string" table:style-name="ce72">
            <text:p>1-1-1-05-02-006</text:p>
          </table:table-cell>
          <table:table-cell office:value-type="float" office:value="279415.87" table:style-name="ce73">
            <text:p>279.415,87<text:s/></text:p>
          </table:table-cell>
          <table:table-cell office:value-type="string" table:style-name="ce73">
            <text:p>Credito Tributario I.V.A.</text:p>
          </table:table-cell>
          <table:table-cell table:style-name="ce71"/>
          <table:table-cell table:number-columns-repeated="3" table:style-name="ce74"/>
          <table:table-cell table:number-columns-repeated="3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51" table:style-name="ce1">
              <text:p>1151</text:p>
            </table:table-cell>
            <table:table-cell office:value-type="string" table:style-name="ce68">
              <text:p><text:s/>273,544.9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5870.95" table:style-name="ce69">
              <text:p>5.870,95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2" table:style-name="ce1">
              <text:p>1152</text:p>
            </table:table-cell>
            <table:table-cell office:value-type="string" table:style-name="ce68">
              <text:p><text:s/>275,481.67</text:p>
            </table:table-cell>
            <table:table-cell office:value-type="float" office:value="1936.75" table:style-name="ce69">
              <text:p>1.936,7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3" table:style-name="ce1">
              <text:p>1153</text:p>
            </table:table-cell>
            <table:table-cell office:value-type="string" table:style-name="ce68">
              <text:p><text:s/>282,163.55</text:p>
            </table:table-cell>
            <table:table-cell office:value-type="float" office:value="6681.88" table:style-name="ce69">
              <text:p>6.681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8" table:style-name="ce1">
              <text:p>148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9T00:00:00" table:style-name="ce75">
              <text:p>29/02/2020</text:p>
            </table:table-cell>
            <table:table-cell office:value-type="string" table:style-name="ce1">
              <text:p>Traspaso impuesto mes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4" table:style-name="ce1">
              <text:p>1154</text:p>
            </table:table-cell>
            <table:table-cell office:value-type="string" table:style-name="ce68">
              <text:p><text:s/>277,449.8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4713.75" table:style-name="ce69">
              <text:p>4.713,75<text:s/></text:p>
            </table:table-cell>
            <table:table-cell table:style-name="ce1"/>
            <table:table-cell office:value-type="float" office:value="1488" table:style-name="ce1">
              <text:p>148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9T00:00:00" table:style-name="ce75">
              <text:p>29/02/2020</text:p>
            </table:table-cell>
            <table:table-cell office:value-type="string" table:style-name="ce1">
              <text:p>Traspaso impuesto mes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5" table:style-name="ce1">
              <text:p>1155</text:p>
            </table:table-cell>
            <table:table-cell office:value-type="string" table:style-name="ce68">
              <text:p><text:s/>419,947.40</text:p>
            </table:table-cell>
            <table:table-cell office:value-type="float" office:value="142497.60000000001" table:style-name="ce69">
              <text:p>142.497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27" table:style-name="ce1">
              <text:p>15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Traspaso impueso mes Marz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6" table:style-name="ce1">
              <text:p>1156</text:p>
            </table:table-cell>
            <table:table-cell office:value-type="string" table:style-name="ce68">
              <text:p><text:s/>225,624.4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94322.99" table:style-name="ce69">
              <text:p>194.322,99<text:s/></text:p>
            </table:table-cell>
            <table:table-cell table:style-name="ce1"/>
            <table:table-cell office:value-type="float" office:value="1527" table:style-name="ce1">
              <text:p>15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Traspaso impueso mes Marz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7" table:style-name="ce1">
              <text:p>1157</text:p>
            </table:table-cell>
            <table:table-cell office:value-type="string" table:style-name="ce68">
              <text:p><text:s/>227,575.00</text:p>
            </table:table-cell>
            <table:table-cell office:value-type="float" office:value="1950.59" table:style-name="ce69">
              <text:p>1.950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39" table:style-name="ce1">
              <text:p>153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IMPUESTO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8" table:style-name="ce1">
              <text:p>1158</text:p>
            </table:table-cell>
            <table:table-cell office:value-type="string" table:style-name="ce68">
              <text:p><text:s/>228,394.00</text:p>
            </table:table-cell>
            <table:table-cell office:value-type="float" office:value="819" table:style-name="ce69">
              <text:p>81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39" table:style-name="ce1">
              <text:p>153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IMPUESTO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59" table:style-name="ce1">
              <text:p>1159</text:p>
            </table:table-cell>
            <table:table-cell office:value-type="string" table:style-name="ce68">
              <text:p><text:s/>229,438.52</text:p>
            </table:table-cell>
            <table:table-cell office:value-type="float" office:value="1044.52" table:style-name="ce69">
              <text:p>1.044,5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9" table:style-name="ce1">
              <text:p>15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traspaso impuesto mes may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0" table:style-name="ce1">
              <text:p>1160</text:p>
            </table:table-cell>
            <table:table-cell office:value-type="string" table:style-name="ce68">
              <text:p><text:s/>231,066.46</text:p>
            </table:table-cell>
            <table:table-cell office:value-type="float" office:value="1627.94" table:style-name="ce69">
              <text:p>1.627,9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9" table:style-name="ce1">
              <text:p>15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traspaso impuesto mes may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1" table:style-name="ce1">
              <text:p>1161</text:p>
            </table:table-cell>
            <table:table-cell office:value-type="string" table:style-name="ce68">
              <text:p><text:s/>239,202.42</text:p>
            </table:table-cell>
            <table:table-cell office:value-type="float" office:value="8135.96" table:style-name="ce69">
              <text:p>8.135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69" table:style-name="ce1">
              <text:p>156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Traspaso impuesto mes Jun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2" table:style-name="ce1">
              <text:p>1162</text:p>
            </table:table-cell>
            <table:table-cell office:value-type="string" table:style-name="ce68">
              <text:p><text:s/>239,279.41</text:p>
            </table:table-cell>
            <table:table-cell office:value-type="float" office:value="76.989999999999995" table:style-name="ce69">
              <text:p>76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92" table:style-name="ce1">
              <text:p>159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TRASPASO IMPUESTO MES JUN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3" table:style-name="ce1">
              <text:p>1163</text:p>
            </table:table-cell>
            <table:table-cell office:value-type="string" table:style-name="ce68">
              <text:p><text:s/>259,034.24</text:p>
            </table:table-cell>
            <table:table-cell office:value-type="float" office:value="19754.830000000002" table:style-name="ce69">
              <text:p>19.754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36" table:style-name="ce1">
              <text:p>163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Traspaso impuestos mes Jul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4" table:style-name="ce1">
              <text:p>1164</text:p>
            </table:table-cell>
            <table:table-cell office:value-type="string" table:style-name="ce68">
              <text:p><text:s/>259,165.64</text:p>
            </table:table-cell>
            <table:table-cell office:value-type="float" office:value="131.4" table:style-name="ce69">
              <text:p>131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98" table:style-name="ce1">
              <text:p>16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TRASPASO IMPUESTOS MES: AGOSTO -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5" table:style-name="ce1">
              <text:p>1165</text:p>
            </table:table-cell>
            <table:table-cell office:value-type="string" table:style-name="ce68">
              <text:p><text:s/>314,898.68</text:p>
            </table:table-cell>
            <table:table-cell office:value-type="float" office:value="55733.04" table:style-name="ce69">
              <text:p>55.733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98" table:style-name="ce1">
              <text:p>16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TRASPASO IMPUESTOS MES: AGOSTO -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6" table:style-name="ce1">
              <text:p>1166</text:p>
            </table:table-cell>
            <table:table-cell office:value-type="string" table:style-name="ce68">
              <text:p><text:s/>342,367.79</text:p>
            </table:table-cell>
            <table:table-cell office:value-type="float" office:value="27469.11" table:style-name="ce69">
              <text:p>27.469,1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74" table:style-name="ce1">
              <text:p>177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TRASPASO IMPUESTOS MES: SEPTIEM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7" table:style-name="ce1">
              <text:p>1167</text:p>
            </table:table-cell>
            <table:table-cell office:value-type="string" table:style-name="ce68">
              <text:p><text:s/>343,627.79</text:p>
            </table:table-cell>
            <table:table-cell office:value-type="float" office:value="1260" table:style-name="ce69">
              <text:p>1.26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96" table:style-name="ce1">
              <text:p>17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TRASPASO IMPUESTOS MES: OCTU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68" table:style-name="ce1">
              <text:p>1168</text:p>
            </table:table-cell>
            <table:table-cell office:value-type="string" table:style-name="ce68">
              <text:p><text:s/>286,448.89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57178.9" table:style-name="ce69">
              <text:p>57.178,90<text:s/></text:p>
            </table:table-cell>
            <table:table-cell table:style-name="ce1"/>
            <table:table-cell office:value-type="float" office:value="1796" table:style-name="ce1">
              <text:p>17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TRASPASO IMPUESTOS MES: OCTUBRE-2020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174" table:style-name="ce71">
            <text:p>1174</text:p>
          </table:table-cell>
          <table:table-cell office:value-type="string" table:style-name="ce72">
            <text:p>1-1-1-05-02-007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12% IVA COMPRA BIENES</text:p>
          </table:table-cell>
          <table:table-cell table:style-name="ce71"/>
          <table:table-cell table:number-columns-repeated="2" table:style-name="ce74"/>
          <table:table-cell table:number-columns-repeated="4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175" table:style-name="ce1">
              <text:p>1175</text:p>
            </table:table-cell>
            <table:table-cell office:value-type="string" table:style-name="ce68">
              <text:p><text:s/>57.00</text:p>
            </table:table-cell>
            <table:table-cell office:value-type="float" office:value="57" table:style-name="ce69">
              <text:p>57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403" table:style-name="ce1">
              <text:p>2204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B 000009885-001001-POSTE METALICO TELESCOPIO DE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76" table:style-name="ce1">
              <text:p>1176</text:p>
            </table:table-cell>
            <table:table-cell office:value-type="string" table:style-name="ce68">
              <text:p><text:s/>114.78</text:p>
            </table:table-cell>
            <table:table-cell office:value-type="float" office:value="57.78" table:style-name="ce69">
              <text:p>57,7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303" table:style-name="ce1">
              <text:p>2213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B 000000204-001902-GRILLETES REFORZADO LIRA TI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77" table:style-name="ce1">
              <text:p>1177</text:p>
            </table:table-cell>
            <table:table-cell office:value-type="string" table:style-name="ce68">
              <text:p>-2,406.39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2521.17" table:style-name="ce69">
              <text:p>2.521,17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78" table:style-name="ce1">
              <text:p>1178</text:p>
            </table:table-cell>
            <table:table-cell office:value-type="string" table:style-name="ce68">
              <text:p>-2,275.57</text:p>
            </table:table-cell>
            <table:table-cell office:value-type="float" office:value="130.82" table:style-name="ce69">
              <text:p>130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5103" table:style-name="ce1">
              <text:p>2251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97260-001014-MONTURA UÑA DE MINI CARGADOR 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79" table:style-name="ce1">
              <text:p>1179</text:p>
            </table:table-cell>
            <table:table-cell office:value-type="string" table:style-name="ce68">
              <text:p>-1,025.77</text:p>
            </table:table-cell>
            <table:table-cell office:value-type="float" office:value="1249.8" table:style-name="ce69">
              <text:p>1.249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5003" table:style-name="ce1">
              <text:p>2250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0646-001001-1 X MARTILLO HIDRAULICO PARA 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0" table:style-name="ce1">
              <text:p>1180</text:p>
            </table:table-cell>
            <table:table-cell office:value-type="string" table:style-name="ce68">
              <text:p>-955.29</text:p>
            </table:table-cell>
            <table:table-cell office:value-type="float" office:value="70.48" table:style-name="ce69">
              <text:p>70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4903" table:style-name="ce1">
              <text:p>2249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53714-002002-MOTOROEL SAE 15W-40 CI-4 - HI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1" table:style-name="ce1">
              <text:p>1181</text:p>
            </table:table-cell>
            <table:table-cell office:value-type="string" table:style-name="ce68">
              <text:p>-873.69</text:p>
            </table:table-cell>
            <table:table-cell office:value-type="float" office:value="81.599999999999994" table:style-name="ce69">
              <text:p>8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4703" table:style-name="ce1">
              <text:p>2247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0666-001001-4 JALADOR INTERNO DE 110 MM 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2" table:style-name="ce1">
              <text:p>1182</text:p>
            </table:table-cell>
            <table:table-cell office:value-type="string" table:style-name="ce68">
              <text:p>-772.37</text:p>
            </table:table-cell>
            <table:table-cell office:value-type="float" office:value="101.32" table:style-name="ce69">
              <text:p>101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4603" table:style-name="ce1">
              <text:p>2246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37499-001001-8 REFLECTORE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3" table:style-name="ce1">
              <text:p>1183</text:p>
            </table:table-cell>
            <table:table-cell office:value-type="string" table:style-name="ce68">
              <text:p>-769.47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203" table:style-name="ce1">
              <text:p>2222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88-001011-JEAN TALLA 34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4" table:style-name="ce1">
              <text:p>1184</text:p>
            </table:table-cell>
            <table:table-cell office:value-type="string" table:style-name="ce68">
              <text:p>-662.67</text:p>
            </table:table-cell>
            <table:table-cell office:value-type="float" office:value="106.8" table:style-name="ce69">
              <text:p>106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603" table:style-name="ce1">
              <text:p>2216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2207-001001-CERCO Y TAPA TIPO CALZADA (65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5" table:style-name="ce1">
              <text:p>1185</text:p>
            </table:table-cell>
            <table:table-cell office:value-type="string" table:style-name="ce68">
              <text:p>-294.63</text:p>
            </table:table-cell>
            <table:table-cell office:value-type="float" office:value="368.04" table:style-name="ce69">
              <text:p>368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503" table:style-name="ce1">
              <text:p>2215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0029-001001-PROYECTO UNIVERSIDAD DE GUAYAQ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6" table:style-name="ce1">
              <text:p>1186</text:p>
            </table:table-cell>
            <table:table-cell office:value-type="string" table:style-name="ce68">
              <text:p>-288.09</text:p>
            </table:table-cell>
            <table:table-cell office:value-type="float" office:value="6.54" table:style-name="ce69">
              <text:p>6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603" table:style-name="ce1">
              <text:p>2236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0547-001001-10 KILOS SOLDADURA 7018 X 3/16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7" table:style-name="ce1">
              <text:p>1187</text:p>
            </table:table-cell>
            <table:table-cell office:value-type="string" table:style-name="ce68">
              <text:p>-253.05</text:p>
            </table:table-cell>
            <table:table-cell office:value-type="float" office:value="35.04" table:style-name="ce69">
              <text:p>35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503" table:style-name="ce1">
              <text:p>2235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8-001011-TUBO PVC NOVADUCTO PLUS 4 110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8" table:style-name="ce1">
              <text:p>1188</text:p>
            </table:table-cell>
            <table:table-cell office:value-type="string" table:style-name="ce68">
              <text:p>-252.42</text:p>
            </table:table-cell>
            <table:table-cell office:value-type="float" office:value="0.63" table:style-name="ce69">
              <text:p>0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403" table:style-name="ce1">
              <text:p>2234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7-001011-GAFA NEGRA JACKSON NEMES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89" table:style-name="ce1">
              <text:p>1189</text:p>
            </table:table-cell>
            <table:table-cell office:value-type="string" table:style-name="ce68">
              <text:p>-249.52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303" table:style-name="ce1">
              <text:p>2233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6-001011-JEAN TALLA 34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0" table:style-name="ce1">
              <text:p>1190</text:p>
            </table:table-cell>
            <table:table-cell office:value-type="string" table:style-name="ce68">
              <text:p>-247.51</text:p>
            </table:table-cell>
            <table:table-cell office:value-type="float" office:value="2.0099999999999998" table:style-name="ce69">
              <text:p>2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203" table:style-name="ce1">
              <text:p>2232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5-001011-JEAN TALLA 38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1" table:style-name="ce1">
              <text:p>1191</text:p>
            </table:table-cell>
            <table:table-cell office:value-type="string" table:style-name="ce68">
              <text:p>-238.37</text:p>
            </table:table-cell>
            <table:table-cell office:value-type="float" office:value="9.14" table:style-name="ce69">
              <text:p>9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003" table:style-name="ce1">
              <text:p>2230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4-001011-IMPERMEABLE PARA MOTO - BOTA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2" table:style-name="ce1">
              <text:p>1192</text:p>
            </table:table-cell>
            <table:table-cell office:value-type="string" table:style-name="ce68">
              <text:p>-232.20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903" table:style-name="ce1">
              <text:p>2229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3-001011-BOTA DIELECTRICA BASICO 3 TAL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3" table:style-name="ce1">
              <text:p>1193</text:p>
            </table:table-cell>
            <table:table-cell office:value-type="string" table:style-name="ce68">
              <text:p>-231.57</text:p>
            </table:table-cell>
            <table:table-cell office:value-type="float" office:value="0.63" table:style-name="ce69">
              <text:p>0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703" table:style-name="ce1">
              <text:p>2227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2-001011-GAFA NEGRA JACKSON NEMES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4" table:style-name="ce1">
              <text:p>1194</text:p>
            </table:table-cell>
            <table:table-cell office:value-type="string" table:style-name="ce68">
              <text:p>-228.67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603" table:style-name="ce1">
              <text:p>2226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1-001011-JEAN TALLA 36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5" table:style-name="ce1">
              <text:p>1195</text:p>
            </table:table-cell>
            <table:table-cell office:value-type="string" table:style-name="ce68">
              <text:p>-12.67</text:p>
            </table:table-cell>
            <table:table-cell office:value-type="float" office:value="216" table:style-name="ce69">
              <text:p>21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5203" table:style-name="ce1">
              <text:p>2252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627-001001-MANTENIMIENTO DE BRAZO DEL MI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6" table:style-name="ce1">
              <text:p>1196</text:p>
            </table:table-cell>
            <table:table-cell office:value-type="string" table:style-name="ce68">
              <text:p>-9.07</text:p>
            </table:table-cell>
            <table:table-cell office:value-type="float" office:value="3.6" table:style-name="ce69">
              <text:p>3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4303" table:style-name="ce1">
              <text:p>2243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000029-001100-BALANZA ELECT. GIGITAL 5 K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7" table:style-name="ce1">
              <text:p>1197</text:p>
            </table:table-cell>
            <table:table-cell office:value-type="string" table:style-name="ce68">
              <text:p>-2.90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403" table:style-name="ce1">
              <text:p>2224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90-001011-BOTA DIELECTRICA BASICO 3 TAL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8" table:style-name="ce1">
              <text:p>1198</text:p>
            </table:table-cell>
            <table:table-cell office:value-type="string" table:style-name="ce68">
              <text:p><text:s/>.00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303" table:style-name="ce1">
              <text:p>2223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B 000400589-001011-JEAN TALLA 34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199" table:style-name="ce1">
              <text:p>1199</text:p>
            </table:table-cell>
            <table:table-cell office:value-type="string" table:style-name="ce68">
              <text:p><text:s/>102.96</text:p>
            </table:table-cell>
            <table:table-cell office:value-type="float" office:value="102.96" table:style-name="ce69">
              <text:p>102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8903" table:style-name="ce1">
              <text:p>228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00239-001001-CHALECO REFLECTIVO ALTA VISI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0" table:style-name="ce1">
              <text:p>1200</text:p>
            </table:table-cell>
            <table:table-cell office:value-type="string" table:style-name="ce68">
              <text:p><text:s/>111.96</text:p>
            </table:table-cell>
            <table:table-cell office:value-type="float" office:value="9" table:style-name="ce69">
              <text:p>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8403" table:style-name="ce1">
              <text:p>228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11960-001001-50 BOTELLONES DE AGUA - 1 CAJ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1" table:style-name="ce1">
              <text:p>1201</text:p>
            </table:table-cell>
            <table:table-cell office:value-type="string" table:style-name="ce68">
              <text:p><text:s/>168.99</text:p>
            </table:table-cell>
            <table:table-cell office:value-type="float" office:value="57.03" table:style-name="ce69">
              <text:p>57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9003" table:style-name="ce1">
              <text:p>2290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00080-001100-BISAGRAS, CANDADO BARRIL 80MM,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2" table:style-name="ce1">
              <text:p>1202</text:p>
            </table:table-cell>
            <table:table-cell office:value-type="string" table:style-name="ce68">
              <text:p><text:s/>230.19</text:p>
            </table:table-cell>
            <table:table-cell office:value-type="float" office:value="61.2" table:style-name="ce69">
              <text:p>61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8303" table:style-name="ce1">
              <text:p>228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01366-001001-3 METROS DE TUBO 24" - 3 ME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3" table:style-name="ce1">
              <text:p>1203</text:p>
            </table:table-cell>
            <table:table-cell office:value-type="string" table:style-name="ce68">
              <text:p><text:s/>237.61</text:p>
            </table:table-cell>
            <table:table-cell office:value-type="float" office:value="7.42" table:style-name="ce69">
              <text:p>7,4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8203" table:style-name="ce1">
              <text:p>2282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165227-001001-BATERIA BOSCH, SUPER FULL EQU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4" table:style-name="ce1">
              <text:p>1204</text:p>
            </table:table-cell>
            <table:table-cell office:value-type="string" table:style-name="ce68">
              <text:p><text:s/>244.54</text:p>
            </table:table-cell>
            <table:table-cell office:value-type="float" office:value="6.93" table:style-name="ce69">
              <text:p>6,9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5603" table:style-name="ce1">
              <text:p>225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11944-001001-9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5" table:style-name="ce1">
              <text:p>1205</text:p>
            </table:table-cell>
            <table:table-cell office:value-type="string" table:style-name="ce68">
              <text:p><text:s/>261.17</text:p>
            </table:table-cell>
            <table:table-cell office:value-type="float" office:value="16.63" table:style-name="ce69">
              <text:p>16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9903" table:style-name="ce1">
              <text:p>229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55516-001100-50 CUARTON SEMIDURO 2" X 2" X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6" table:style-name="ce1">
              <text:p>1206</text:p>
            </table:table-cell>
            <table:table-cell office:value-type="string" table:style-name="ce68">
              <text:p><text:s/>269.87</text:p>
            </table:table-cell>
            <table:table-cell office:value-type="float" office:value="8.6999999999999993" table:style-name="ce69">
              <text:p>8,7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9803" table:style-name="ce1">
              <text:p>2298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45515-002001-10 DISCO SIERRA CIRCULAR MADE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7" table:style-name="ce1">
              <text:p>1207</text:p>
            </table:table-cell>
            <table:table-cell office:value-type="string" table:style-name="ce68">
              <text:p><text:s/>428.93</text:p>
            </table:table-cell>
            <table:table-cell office:value-type="float" office:value="159.06" table:style-name="ce69">
              <text:p>159,0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003" table:style-name="ce1">
              <text:p>2300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00037-001001-CANECA LUBE, DISPAC, RD, CONT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8" table:style-name="ce1">
              <text:p>1208</text:p>
            </table:table-cell>
            <table:table-cell office:value-type="string" table:style-name="ce68">
              <text:p><text:s/>437.57</text:p>
            </table:table-cell>
            <table:table-cell office:value-type="float" office:value="8.64" table:style-name="ce69">
              <text:p>8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103" table:style-name="ce1">
              <text:p>226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11953-001001-32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09" table:style-name="ce1">
              <text:p>1209</text:p>
            </table:table-cell>
            <table:table-cell office:value-type="string" table:style-name="ce68">
              <text:p><text:s/>802.37</text:p>
            </table:table-cell>
            <table:table-cell office:value-type="float" office:value="364.8" table:style-name="ce69">
              <text:p>364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403" table:style-name="ce1">
              <text:p>227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00425-001001-380 BUZOS DE HOMB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0" table:style-name="ce1">
              <text:p>1210</text:p>
            </table:table-cell>
            <table:table-cell office:value-type="string" table:style-name="ce68">
              <text:p><text:s/>835.97</text:p>
            </table:table-cell>
            <table:table-cell office:value-type="float" office:value="33.6" table:style-name="ce69">
              <text:p>33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503" table:style-name="ce1">
              <text:p>2275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20723-001001-ALQUILER MENSUAL DE SANITAR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1" table:style-name="ce1">
              <text:p>1211</text:p>
            </table:table-cell>
            <table:table-cell office:value-type="string" table:style-name="ce68">
              <text:p><text:s/>894.42</text:p>
            </table:table-cell>
            <table:table-cell office:value-type="float" office:value="58.45" table:style-name="ce69">
              <text:p>58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903" table:style-name="ce1">
              <text:p>227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55162-001100-3 MALLAS ELECTROSOLDADAS- 30 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2" table:style-name="ce1">
              <text:p>1212</text:p>
            </table:table-cell>
            <table:table-cell office:value-type="string" table:style-name="ce68">
              <text:p><text:s/>898.07</text:p>
            </table:table-cell>
            <table:table-cell office:value-type="float" office:value="3.65" table:style-name="ce69">
              <text:p>3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303" table:style-name="ce1">
              <text:p>230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040620-001011-MOCHILA MULTIUS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3" table:style-name="ce1">
              <text:p>1213</text:p>
            </table:table-cell>
            <table:table-cell office:value-type="string" table:style-name="ce68">
              <text:p><text:s/>919.75</text:p>
            </table:table-cell>
            <table:table-cell office:value-type="float" office:value="21.68" table:style-name="ce69">
              <text:p>21,6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103" table:style-name="ce1">
              <text:p>232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46-001011-REVERSIBLE EMT 4- TUBO EMT 4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4" table:style-name="ce1">
              <text:p>1214</text:p>
            </table:table-cell>
            <table:table-cell office:value-type="string" table:style-name="ce68">
              <text:p><text:s/>923.40</text:p>
            </table:table-cell>
            <table:table-cell office:value-type="float" office:value="3.65" table:style-name="ce69">
              <text:p>3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903" table:style-name="ce1">
              <text:p>231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47-001011-MOCHILA MULTIUS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5" table:style-name="ce1">
              <text:p>1215</text:p>
            </table:table-cell>
            <table:table-cell office:value-type="string" table:style-name="ce68">
              <text:p><text:s/>932.47</text:p>
            </table:table-cell>
            <table:table-cell office:value-type="float" office:value="9.07" table:style-name="ce69">
              <text:p>9,0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703" table:style-name="ce1">
              <text:p>2317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48-001011-BOTA DIELECTICA BASICO 3 TALL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6" table:style-name="ce1">
              <text:p>1216</text:p>
            </table:table-cell>
            <table:table-cell office:value-type="string" table:style-name="ce68">
              <text:p><text:s/>936.12</text:p>
            </table:table-cell>
            <table:table-cell office:value-type="float" office:value="3.65" table:style-name="ce69">
              <text:p>3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603" table:style-name="ce1">
              <text:p>231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3-001011-MOCHILA MULTIUS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7" table:style-name="ce1">
              <text:p>1217</text:p>
            </table:table-cell>
            <table:table-cell office:value-type="string" table:style-name="ce68">
              <text:p><text:s/>955.83</text:p>
            </table:table-cell>
            <table:table-cell office:value-type="float" office:value="19.71" table:style-name="ce69">
              <text:p>19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403" table:style-name="ce1">
              <text:p>231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0-001011-TABLET SAMSUNG SM-T295NZKAE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8" table:style-name="ce1">
              <text:p>1218</text:p>
            </table:table-cell>
            <table:table-cell office:value-type="string" table:style-name="ce68">
              <text:p><text:s/>975.54</text:p>
            </table:table-cell>
            <table:table-cell office:value-type="float" office:value="19.71" table:style-name="ce69">
              <text:p>19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303" table:style-name="ce1">
              <text:p>231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1-001011-TABLET SAMSUNG SM-T295NZKAE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19" table:style-name="ce1">
              <text:p>1219</text:p>
            </table:table-cell>
            <table:table-cell office:value-type="string" table:style-name="ce68">
              <text:p><text:s/>995.42</text:p>
            </table:table-cell>
            <table:table-cell office:value-type="float" office:value="19.88" table:style-name="ce69">
              <text:p>19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203" table:style-name="ce1">
              <text:p>2312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9-001011-TABLET SAMSUNG SM-T295NZKAE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0" table:style-name="ce1">
              <text:p>1220</text:p>
            </table:table-cell>
            <table:table-cell office:value-type="string" table:style-name="ce68">
              <text:p><text:s/>996.45</text:p>
            </table:table-cell>
            <table:table-cell office:value-type="float" office:value="1.03" table:style-name="ce69">
              <text:p>1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103" table:style-name="ce1">
              <text:p>231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2-001011-ENCHUFE VINIL 15A 125V POL CO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1" table:style-name="ce1">
              <text:p>1221</text:p>
            </table:table-cell>
            <table:table-cell office:value-type="string" table:style-name="ce68">
              <text:p><text:s/>1,005.59</text:p>
            </table:table-cell>
            <table:table-cell office:value-type="float" office:value="9.14" table:style-name="ce69">
              <text:p>9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1003" table:style-name="ce1">
              <text:p>2310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4-001011-1 BOTA DIELECTRICA BASICA 3 T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2" table:style-name="ce1">
              <text:p>1222</text:p>
            </table:table-cell>
            <table:table-cell office:value-type="string" table:style-name="ce68">
              <text:p><text:s/>1,014.59</text:p>
            </table:table-cell>
            <table:table-cell office:value-type="float" office:value="9" table:style-name="ce69">
              <text:p>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603" table:style-name="ce1">
              <text:p>230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7-001011-REVERSIBLE EMT 4- TUBO EMT 4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3" table:style-name="ce1">
              <text:p>1223</text:p>
            </table:table-cell>
            <table:table-cell office:value-type="string" table:style-name="ce68">
              <text:p><text:s/>1,020.72</text:p>
            </table:table-cell>
            <table:table-cell office:value-type="float" office:value="6.13" table:style-name="ce69">
              <text:p>6,1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703" table:style-name="ce1">
              <text:p>2307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6-001011-BOTA DIELECTRICA BASICO 3 TAL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4" table:style-name="ce1">
              <text:p>1224</text:p>
            </table:table-cell>
            <table:table-cell office:value-type="string" table:style-name="ce68">
              <text:p><text:s/>1,026.89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903" table:style-name="ce1">
              <text:p>230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5-001011-BOTA DIELECTRICA BASICO 3 TAL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5" table:style-name="ce1">
              <text:p>1225</text:p>
            </table:table-cell>
            <table:table-cell office:value-type="string" table:style-name="ce68">
              <text:p><text:s/>1,048.57</text:p>
            </table:table-cell>
            <table:table-cell office:value-type="float" office:value="21.68" table:style-name="ce69">
              <text:p>21,6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503" table:style-name="ce1">
              <text:p>2305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8-001011-REVERSIBLE EMT 4- TUBO EMT 4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6" table:style-name="ce1">
              <text:p>1226</text:p>
            </table:table-cell>
            <table:table-cell office:value-type="string" table:style-name="ce68">
              <text:p><text:s/>1,070.25</text:p>
            </table:table-cell>
            <table:table-cell office:value-type="float" office:value="21.68" table:style-name="ce69">
              <text:p>21,6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7" table:style-name="ce1">
              <text:p>14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403" table:style-name="ce1">
              <text:p>230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19-001011-REVERSIBLE EMT 4- TUBO EMT 4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7" table:style-name="ce1">
              <text:p>1227</text:p>
            </table:table-cell>
            <table:table-cell office:value-type="string" table:style-name="ce68">
              <text:p><text:s/>1,071.70</text:p>
            </table:table-cell>
            <table:table-cell office:value-type="float" office:value="1.45" table:style-name="ce69">
              <text:p>1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6" table:style-name="ce1">
              <text:p>148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303" table:style-name="ce1">
              <text:p>232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6-001011-JEAN TALLA 32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8" table:style-name="ce1">
              <text:p>1228</text:p>
            </table:table-cell>
            <table:table-cell office:value-type="string" table:style-name="ce68">
              <text:p><text:s/>1,075.82</text:p>
            </table:table-cell>
            <table:table-cell office:value-type="float" office:value="4.12" table:style-name="ce69">
              <text:p>4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6" table:style-name="ce1">
              <text:p>148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203" table:style-name="ce1">
              <text:p>2322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8-001011-GUANTES NITRAFLE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29" table:style-name="ce1">
              <text:p>1229</text:p>
            </table:table-cell>
            <table:table-cell office:value-type="string" table:style-name="ce68">
              <text:p><text:s/>1,103.86</text:p>
            </table:table-cell>
            <table:table-cell office:value-type="float" office:value="28.04" table:style-name="ce69">
              <text:p>28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6" table:style-name="ce1">
              <text:p>148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403" table:style-name="ce1">
              <text:p>232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7-001011-(13) CASCO V GARD MSA CON SUS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0" table:style-name="ce1">
              <text:p>1230</text:p>
            </table:table-cell>
            <table:table-cell office:value-type="string" table:style-name="ce68">
              <text:p><text:s/>1,107.10</text:p>
            </table:table-cell>
            <table:table-cell office:value-type="float" office:value="3.24" table:style-name="ce69">
              <text:p>3,2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86" table:style-name="ce1">
              <text:p>148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603" table:style-name="ce1">
              <text:p>232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5-001011-SOLDADURA INDURA E-6011 -1/8 (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1" table:style-name="ce1">
              <text:p>1231</text:p>
            </table:table-cell>
            <table:table-cell office:value-type="string" table:style-name="ce68">
              <text:p><text:s/>1,119.43</text:p>
            </table:table-cell>
            <table:table-cell office:value-type="float" office:value="12.33" table:style-name="ce69">
              <text:p>12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4" table:style-name="ce1">
              <text:p>150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2703" table:style-name="ce1">
              <text:p>2327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B 000403604-001011-CASCO DE SEGURIDAD AZUL,GAFA 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2" table:style-name="ce1">
              <text:p>1232</text:p>
            </table:table-cell>
            <table:table-cell office:value-type="string" table:style-name="ce68">
              <text:p><text:s/>.0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119.43" table:style-name="ce69">
              <text:p>1.119,43<text:s/></text:p>
            </table:table-cell>
            <table:table-cell table:style-name="ce1"/>
            <table:table-cell office:value-type="float" office:value="1488" table:style-name="ce1">
              <text:p>148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9T00:00:00" table:style-name="ce75">
              <text:p>29/02/2020</text:p>
            </table:table-cell>
            <table:table-cell office:value-type="string" table:style-name="ce1">
              <text:p>TRASPASO IMPUESTO MES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3" table:style-name="ce1">
              <text:p>1233</text:p>
            </table:table-cell>
            <table:table-cell office:value-type="string" table:style-name="ce68">
              <text:p><text:s/>90.72</text:p>
            </table:table-cell>
            <table:table-cell office:value-type="float" office:value="90.72" table:style-name="ce69">
              <text:p>90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803" table:style-name="ce1">
              <text:p>234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27459-003006-TUBO E.M.T. FUJI NA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4" table:style-name="ce1">
              <text:p>1234</text:p>
            </table:table-cell>
            <table:table-cell office:value-type="string" table:style-name="ce68">
              <text:p>-2,882.24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2972.96" table:style-name="ce69">
              <text:p>2.972,96<text:s/></text:p>
            </table:table-cell>
            <table:table-cell table:style-name="ce1"/>
            <table:table-cell office:value-type="float" office:value="1527" table:style-name="ce1">
              <text:p>15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Traspaso impueso mes Marz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5" table:style-name="ce1">
              <text:p>1235</text:p>
            </table:table-cell>
            <table:table-cell office:value-type="string" table:style-name="ce68">
              <text:p>-2,872.79</text:p>
            </table:table-cell>
            <table:table-cell office:value-type="float" office:value="9.4499999999999993" table:style-name="ce69">
              <text:p>9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303" table:style-name="ce1">
              <text:p>2333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11969-001001-35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6" table:style-name="ce1">
              <text:p>1236</text:p>
            </table:table-cell>
            <table:table-cell office:value-type="string" table:style-name="ce68">
              <text:p>-2,869.37</text:p>
            </table:table-cell>
            <table:table-cell office:value-type="float" office:value="3.42" table:style-name="ce69">
              <text:p>3,4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703" table:style-name="ce1">
              <text:p>2387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159-001100-PILA ALCALINA MAX "C"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7" table:style-name="ce1">
              <text:p>1237</text:p>
            </table:table-cell>
            <table:table-cell office:value-type="string" table:style-name="ce68">
              <text:p>-2,708.92</text:p>
            </table:table-cell>
            <table:table-cell office:value-type="float" office:value="160.44999999999999" table:style-name="ce69">
              <text:p>160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5403" table:style-name="ce1">
              <text:p>2354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642-001001-IBROPISONADOR COMPACTADOR A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8" table:style-name="ce1">
              <text:p>1238</text:p>
            </table:table-cell>
            <table:table-cell office:value-type="string" table:style-name="ce68">
              <text:p>-2,436.04</text:p>
            </table:table-cell>
            <table:table-cell office:value-type="float" office:value="272.88" table:style-name="ce69">
              <text:p>272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203" table:style-name="ce1">
              <text:p>239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659-001001-40 ROLLO MALLA SEGURIDAD PVC 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39" table:style-name="ce1">
              <text:p>1239</text:p>
            </table:table-cell>
            <table:table-cell office:value-type="string" table:style-name="ce68">
              <text:p>-2,427.40</text:p>
            </table:table-cell>
            <table:table-cell office:value-type="float" office:value="8.64" table:style-name="ce69">
              <text:p>8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203" table:style-name="ce1">
              <text:p>238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11980-001001-32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0" table:style-name="ce1">
              <text:p>1240</text:p>
            </table:table-cell>
            <table:table-cell office:value-type="string" table:style-name="ce68">
              <text:p>-2,225.80</text:p>
            </table:table-cell>
            <table:table-cell office:value-type="float" office:value="201.6" table:style-name="ce69">
              <text:p>20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5103" table:style-name="ce1">
              <text:p>2351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089-001101-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1" table:style-name="ce1">
              <text:p>1241</text:p>
            </table:table-cell>
            <table:table-cell office:value-type="string" table:style-name="ce68">
              <text:p>-2,024.20</text:p>
            </table:table-cell>
            <table:table-cell office:value-type="float" office:value="201.6" table:style-name="ce69">
              <text:p>20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503" table:style-name="ce1">
              <text:p>2385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098-001101-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2" table:style-name="ce1">
              <text:p>1242</text:p>
            </table:table-cell>
            <table:table-cell office:value-type="string" table:style-name="ce68">
              <text:p>-1,832.20</text:p>
            </table:table-cell>
            <table:table-cell office:value-type="float" office:value="192" table:style-name="ce69">
              <text:p>192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5203" table:style-name="ce1">
              <text:p>235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090-001101-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3" table:style-name="ce1">
              <text:p>1243</text:p>
            </table:table-cell>
            <table:table-cell office:value-type="string" table:style-name="ce68">
              <text:p>-1,537.49</text:p>
            </table:table-cell>
            <table:table-cell office:value-type="float" office:value="294.70999999999998" table:style-name="ce69">
              <text:p>294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403" table:style-name="ce1">
              <text:p>2384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57139-001100-CLAVO ACERO, PLYWOOD TRIPLEX,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4" table:style-name="ce1">
              <text:p>1244</text:p>
            </table:table-cell>
            <table:table-cell office:value-type="string" table:style-name="ce68">
              <text:p>-1,483.94</text:p>
            </table:table-cell>
            <table:table-cell office:value-type="float" office:value="53.55" table:style-name="ce69">
              <text:p>53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5803" table:style-name="ce1">
              <text:p>235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143-001100-LLAVE DE TUBO 36"-PINTURA S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5" table:style-name="ce1">
              <text:p>1245</text:p>
            </table:table-cell>
            <table:table-cell office:value-type="string" table:style-name="ce68">
              <text:p>-1,410.99</text:p>
            </table:table-cell>
            <table:table-cell office:value-type="float" office:value="72.95" table:style-name="ce69">
              <text:p>72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803" table:style-name="ce1">
              <text:p>238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2049-001001-CABLE SUPERFLEX, CODO PVC, B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6" table:style-name="ce1">
              <text:p>1246</text:p>
            </table:table-cell>
            <table:table-cell office:value-type="string" table:style-name="ce68">
              <text:p>-1,301.37</text:p>
            </table:table-cell>
            <table:table-cell office:value-type="float" office:value="109.62" table:style-name="ce69">
              <text:p>109,6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903" table:style-name="ce1">
              <text:p>2369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57045-001100-TABLA SEMIDURA, CUARTON SEMID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7" table:style-name="ce1">
              <text:p>1247</text:p>
            </table:table-cell>
            <table:table-cell office:value-type="string" table:style-name="ce68">
              <text:p>-943.48</text:p>
            </table:table-cell>
            <table:table-cell office:value-type="float" office:value="357.89" table:style-name="ce69">
              <text:p>357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5903" table:style-name="ce1">
              <text:p>2359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2074-001001-SEÑALETICAS DE TRABAJO GALVAN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8" table:style-name="ce1">
              <text:p>1248</text:p>
            </table:table-cell>
            <table:table-cell office:value-type="string" table:style-name="ce68">
              <text:p>-791.27</text:p>
            </table:table-cell>
            <table:table-cell office:value-type="float" office:value="152.21" table:style-name="ce69">
              <text:p>152,2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503" table:style-name="ce1">
              <text:p>2375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2136-001005-COMPRA COMBUSTIB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49" table:style-name="ce1">
              <text:p>1249</text:p>
            </table:table-cell>
            <table:table-cell office:value-type="string" table:style-name="ce68">
              <text:p>-530.42</text:p>
            </table:table-cell>
            <table:table-cell office:value-type="float" office:value="260.85000000000002" table:style-name="ce69">
              <text:p>260,8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303" table:style-name="ce1">
              <text:p>2393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13101-020001-COMPRA DE 1 BVP 18/45 (HONDA 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0" table:style-name="ce1">
              <text:p>1250</text:p>
            </table:table-cell>
            <table:table-cell office:value-type="string" table:style-name="ce68">
              <text:p>-231.62</text:p>
            </table:table-cell>
            <table:table-cell office:value-type="float" office:value="298.8" table:style-name="ce69">
              <text:p>298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703" table:style-name="ce1">
              <text:p>2347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653-001001-VIBRADOR DE CONCRETO MULTIQUI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1" table:style-name="ce1">
              <text:p>1251</text:p>
            </table:table-cell>
            <table:table-cell office:value-type="string" table:style-name="ce68">
              <text:p>-30.02</text:p>
            </table:table-cell>
            <table:table-cell office:value-type="float" office:value="201.6" table:style-name="ce69">
              <text:p>20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23" table:style-name="ce1">
              <text:p>152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503" table:style-name="ce1">
              <text:p>2395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0099-001101-SUB-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2" table:style-name="ce1">
              <text:p>1252</text:p>
            </table:table-cell>
            <table:table-cell office:value-type="string" table:style-name="ce68">
              <text:p>-15.01</text:p>
            </table:table-cell>
            <table:table-cell office:value-type="float" office:value="15.01" table:style-name="ce69">
              <text:p>15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28" table:style-name="ce1">
              <text:p>152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RELASIFICACION TRANSACCION #239003 PROVEEDOR MERGAM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3" table:style-name="ce1">
              <text:p>1253</text:p>
            </table:table-cell>
            <table:table-cell office:value-type="string" table:style-name="ce68">
              <text:p><text:s/>.00</text:p>
            </table:table-cell>
            <table:table-cell office:value-type="float" office:value="15.01" table:style-name="ce69">
              <text:p>15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003" table:style-name="ce1">
              <text:p>2390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48274-001002-PH JUMBO EQUILIBRIO BLANCO H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4" table:style-name="ce1">
              <text:p>1254</text:p>
            </table:table-cell>
            <table:table-cell office:value-type="string" table:style-name="ce68">
              <text:p>-483.7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483.72" table:style-name="ce69">
              <text:p>483,72<text:s/></text:p>
            </table:table-cell>
            <table:table-cell table:style-name="ce1"/>
            <table:table-cell office:value-type="float" office:value="1535" table:style-name="ce1">
              <text:p>1535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Reclasif. cta iva fact#820 transaccion #24110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5" table:style-name="ce1">
              <text:p>1255</text:p>
            </table:table-cell>
            <table:table-cell office:value-type="string" table:style-name="ce68">
              <text:p><text:s/>.00</text:p>
            </table:table-cell>
            <table:table-cell office:value-type="float" office:value="483.72" table:style-name="ce69">
              <text:p>483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103" table:style-name="ce1">
              <text:p>2411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B 000000820-001001-CANALIZACION 4 Y 13 VIAS, RE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6" table:style-name="ce1">
              <text:p>1256</text:p>
            </table:table-cell>
            <table:table-cell office:value-type="string" table:style-name="ce68">
              <text:p><text:s/>155.84</text:p>
            </table:table-cell>
            <table:table-cell office:value-type="float" office:value="155.84" table:style-name="ce69">
              <text:p>155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0903" table:style-name="ce1">
              <text:p>2409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B 000408946-001011-PORTABLE HP PROBOOK 450 G7-L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7" table:style-name="ce1">
              <text:p>1257</text:p>
            </table:table-cell>
            <table:table-cell office:value-type="string" table:style-name="ce68">
              <text:p><text:s/>155.74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0.1" table:style-name="ce69">
              <text:p>0,10<text:s/></text:p>
            </table:table-cell>
            <table:table-cell table:style-name="ce1"/>
            <table:table-cell office:value-type="float" office:value="1653" table:style-name="ce1">
              <text:p>16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de Impuestos mes Abril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8" table:style-name="ce1">
              <text:p>1258</text:p>
            </table:table-cell>
            <table:table-cell office:value-type="string" table:style-name="ce68">
              <text:p><text:s/>1,118.64</text:p>
            </table:table-cell>
            <table:table-cell office:value-type="float" office:value="962.9" table:style-name="ce69">
              <text:p>96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0703" table:style-name="ce1">
              <text:p>2407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B 000000161-002002-CAJA DE CLAVO DE ACERO-TIRA 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59" table:style-name="ce1">
              <text:p>1259</text:p>
            </table:table-cell>
            <table:table-cell office:value-type="string" table:style-name="ce68">
              <text:p>-155.84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274.48" table:style-name="ce69">
              <text:p>1.274,48<text:s/></text:p>
            </table:table-cell>
            <table:table-cell table:style-name="ce1"/>
            <table:table-cell office:value-type="float" office:value="1539" table:style-name="ce1">
              <text:p>153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impuesto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0" table:style-name="ce1">
              <text:p>1260</text:p>
            </table:table-cell>
            <table:table-cell office:value-type="string" table:style-name="ce68">
              <text:p><text:s/>.00</text:p>
            </table:table-cell>
            <table:table-cell office:value-type="float" office:value="155.84" table:style-name="ce69">
              <text:p>155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003" table:style-name="ce1">
              <text:p>2410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B 000408947-001011-PORTABLE HP PROBOOK 450 G7 L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1" table:style-name="ce1">
              <text:p>1261</text:p>
            </table:table-cell>
            <table:table-cell office:value-type="string" table:style-name="ce68">
              <text:p><text:s/>36.69</text:p>
            </table:table-cell>
            <table:table-cell office:value-type="float" office:value="36.69" table:style-name="ce69">
              <text:p>36,6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403" table:style-name="ce1">
              <text:p>2434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02291-001005-COMPRA DE COMBUSTIB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2" table:style-name="ce1">
              <text:p>1262</text:p>
            </table:table-cell>
            <table:table-cell office:value-type="string" table:style-name="ce68">
              <text:p><text:s/>295.89</text:p>
            </table:table-cell>
            <table:table-cell office:value-type="float" office:value="259.2" table:style-name="ce69">
              <text:p>25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103" table:style-name="ce1">
              <text:p>2441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00101-001001-SUB-BASE PROYECTO UNIVERSID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3" table:style-name="ce1">
              <text:p>1263</text:p>
            </table:table-cell>
            <table:table-cell office:value-type="string" table:style-name="ce68">
              <text:p><text:s/>873.33</text:p>
            </table:table-cell>
            <table:table-cell office:value-type="float" office:value="577.44000000000005" table:style-name="ce69">
              <text:p>577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203" table:style-name="ce1">
              <text:p>2442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00100-001101-(17 ) ARENA- (108) PIEDRA 3/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4" table:style-name="ce1">
              <text:p>1264</text:p>
            </table:table-cell>
            <table:table-cell office:value-type="string" table:style-name="ce68">
              <text:p>-171.19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044.52" table:style-name="ce69">
              <text:p>1.044,52<text:s/></text:p>
            </table:table-cell>
            <table:table-cell table:style-name="ce1"/>
            <table:table-cell office:value-type="float" office:value="1559" table:style-name="ce1">
              <text:p>15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TRASPASO IMPUESTO MES MAY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5" table:style-name="ce1">
              <text:p>1265</text:p>
            </table:table-cell>
            <table:table-cell office:value-type="string" table:style-name="ce68">
              <text:p>-75.79</text:p>
            </table:table-cell>
            <table:table-cell office:value-type="float" office:value="95.4" table:style-name="ce69">
              <text:p>95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103" table:style-name="ce1">
              <text:p>2431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02290-001005-COMPRA DE COMBUSTIB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6" table:style-name="ce1">
              <text:p>1266</text:p>
            </table:table-cell>
            <table:table-cell office:value-type="string" table:style-name="ce68">
              <text:p>-4.04</text:p>
            </table:table-cell>
            <table:table-cell office:value-type="float" office:value="71.75" table:style-name="ce69">
              <text:p>71,7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403" table:style-name="ce1">
              <text:p>2424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54914-036001-GENERADOR 5000 GASOL MONO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7" table:style-name="ce1">
              <text:p>1267</text:p>
            </table:table-cell>
            <table:table-cell office:value-type="string" table:style-name="ce68">
              <text:p><text:s/>.00</text:p>
            </table:table-cell>
            <table:table-cell office:value-type="float" office:value="4.04" table:style-name="ce69">
              <text:p>4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703" table:style-name="ce1">
              <text:p>2427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B 000000167-002002-BRIDA PP90 PN16 DN80 PPST- P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8" table:style-name="ce1">
              <text:p>1268</text:p>
            </table:table-cell>
            <table:table-cell office:value-type="string" table:style-name="ce68">
              <text:p><text:s/>5.90</text:p>
            </table:table-cell>
            <table:table-cell office:value-type="float" office:value="5.9" table:style-name="ce69">
              <text:p>5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503" table:style-name="ce1">
              <text:p>251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0-001011-BOTA DIELECTRICA CON PUNT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69" table:style-name="ce1">
              <text:p>1269</text:p>
            </table:table-cell>
            <table:table-cell office:value-type="string" table:style-name="ce68">
              <text:p>-4,613.99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4619.8900000000003" table:style-name="ce69">
              <text:p>4.619,89<text:s/></text:p>
            </table:table-cell>
            <table:table-cell table:style-name="ce1"/>
            <table:table-cell office:value-type="float" office:value="1569" table:style-name="ce1">
              <text:p>156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Traspaso impuesto mes Jun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0" table:style-name="ce1">
              <text:p>1270</text:p>
            </table:table-cell>
            <table:table-cell office:value-type="string" table:style-name="ce68">
              <text:p>-4,607.10</text:p>
            </table:table-cell>
            <table:table-cell office:value-type="float" office:value="6.89" table:style-name="ce69">
              <text:p>6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703" table:style-name="ce1">
              <text:p>251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2-001011-MOCHILA MULTIUSO-JEAN TALLA 3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1" table:style-name="ce1">
              <text:p>1271</text:p>
            </table:table-cell>
            <table:table-cell office:value-type="string" table:style-name="ce68">
              <text:p>-4,604.87</text:p>
            </table:table-cell>
            <table:table-cell office:value-type="float" office:value="2.23" table:style-name="ce69">
              <text:p>2,2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803" table:style-name="ce1">
              <text:p>251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3-001011-GAFAS NEMESYS -JEAN TALLA 32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2" table:style-name="ce1">
              <text:p>1272</text:p>
            </table:table-cell>
            <table:table-cell office:value-type="string" table:style-name="ce68">
              <text:p>-4,603.33</text:p>
            </table:table-cell>
            <table:table-cell office:value-type="float" office:value="1.54" table:style-name="ce69">
              <text:p>1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903" table:style-name="ce1">
              <text:p>251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4-001011-JEAN TALLA 36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3" table:style-name="ce1">
              <text:p>1273</text:p>
            </table:table-cell>
            <table:table-cell office:value-type="string" table:style-name="ce68">
              <text:p>-4,601.88</text:p>
            </table:table-cell>
            <table:table-cell office:value-type="float" office:value="1.45" table:style-name="ce69">
              <text:p>1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003" table:style-name="ce1">
              <text:p>252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5-001011-JEAN TALLA 36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4" table:style-name="ce1">
              <text:p>1274</text:p>
            </table:table-cell>
            <table:table-cell office:value-type="string" table:style-name="ce68">
              <text:p>-4,595.71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103" table:style-name="ce1">
              <text:p>2521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6-001011-BOTA DIELECTRICA TALLA 4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5" table:style-name="ce1">
              <text:p>1275</text:p>
            </table:table-cell>
            <table:table-cell office:value-type="string" table:style-name="ce68">
              <text:p>-4,594.25</text:p>
            </table:table-cell>
            <table:table-cell office:value-type="float" office:value="1.46" table:style-name="ce69">
              <text:p>1,4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9903" table:style-name="ce1">
              <text:p>249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29272-003006-TUBO RIGIDO IMC 1/2 - 3/4 IPA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6" table:style-name="ce1">
              <text:p>1276</text:p>
            </table:table-cell>
            <table:table-cell office:value-type="string" table:style-name="ce68">
              <text:p>-4,244.12</text:p>
            </table:table-cell>
            <table:table-cell office:value-type="float" office:value="350.13" table:style-name="ce69">
              <text:p>350,1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203" table:style-name="ce1">
              <text:p>2522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7-001011-LLANTA12-16 5L5NHS MINICARGAD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7" table:style-name="ce1">
              <text:p>1277</text:p>
            </table:table-cell>
            <table:table-cell office:value-type="string" table:style-name="ce68">
              <text:p>-4,237.95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303" table:style-name="ce1">
              <text:p>2523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8-001011-BOTA DIELECTRICA TALLA 4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8" table:style-name="ce1">
              <text:p>1278</text:p>
            </table:table-cell>
            <table:table-cell office:value-type="string" table:style-name="ce68">
              <text:p>-4,227.19</text:p>
            </table:table-cell>
            <table:table-cell office:value-type="float" office:value="10.76" table:style-name="ce69">
              <text:p>10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403" table:style-name="ce1">
              <text:p>252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20-001011-TUBO PEAD 100/90M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79" table:style-name="ce1">
              <text:p>1279</text:p>
            </table:table-cell>
            <table:table-cell office:value-type="string" table:style-name="ce68">
              <text:p>-4,223.27</text:p>
            </table:table-cell>
            <table:table-cell office:value-type="float" office:value="3.92" table:style-name="ce69">
              <text:p>3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503" table:style-name="ce1">
              <text:p>252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21-001011-LIMPIADOR CONTACTO ELECTRONI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0" table:style-name="ce1">
              <text:p>1280</text:p>
            </table:table-cell>
            <table:table-cell office:value-type="string" table:style-name="ce68">
              <text:p>-4,204.60</text:p>
            </table:table-cell>
            <table:table-cell office:value-type="float" office:value="18.670000000000002" table:style-name="ce69">
              <text:p>18,6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603" table:style-name="ce1">
              <text:p>252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22-001011-PINTURA SPRAY AZUL-CARPA 2X2 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1" table:style-name="ce1">
              <text:p>1281</text:p>
            </table:table-cell>
            <table:table-cell office:value-type="string" table:style-name="ce68">
              <text:p>-4,199.50</text:p>
            </table:table-cell>
            <table:table-cell office:value-type="float" office:value="5.0999999999999996" table:style-name="ce69">
              <text:p>5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703" table:style-name="ce1">
              <text:p>252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23-001011-JEAN TALLA 32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2" table:style-name="ce1">
              <text:p>1282</text:p>
            </table:table-cell>
            <table:table-cell office:value-type="string" table:style-name="ce68">
              <text:p>-4,193.33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803" table:style-name="ce1">
              <text:p>252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24-001011-BOTA DIELECTRICA TALLA 4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3" table:style-name="ce1">
              <text:p>1283</text:p>
            </table:table-cell>
            <table:table-cell office:value-type="string" table:style-name="ce68">
              <text:p>-4,175.88</text:p>
            </table:table-cell>
            <table:table-cell office:value-type="float" office:value="17.45" table:style-name="ce69">
              <text:p>17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003" table:style-name="ce1">
              <text:p>253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61-001100-LLAVE DE TUBO 36"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4" table:style-name="ce1">
              <text:p>1284</text:p>
            </table:table-cell>
            <table:table-cell office:value-type="string" table:style-name="ce68">
              <text:p>-4,093.94</text:p>
            </table:table-cell>
            <table:table-cell office:value-type="float" office:value="81.94" table:style-name="ce69">
              <text:p>81,9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103" table:style-name="ce1">
              <text:p>2531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84-001100-MALLA HEX 1/2" 1X50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5" table:style-name="ce1">
              <text:p>1285</text:p>
            </table:table-cell>
            <table:table-cell office:value-type="string" table:style-name="ce68">
              <text:p>-4,091.79</text:p>
            </table:table-cell>
            <table:table-cell office:value-type="float" office:value="2.15" table:style-name="ce69">
              <text:p>2,1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203" table:style-name="ce1">
              <text:p>2532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99-001100-LIQUIDO PENETRANTE 11ONZ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6" table:style-name="ce1">
              <text:p>1286</text:p>
            </table:table-cell>
            <table:table-cell office:value-type="string" table:style-name="ce68">
              <text:p>-4,037.79</text:p>
            </table:table-cell>
            <table:table-cell office:value-type="float" office:value="54" table:style-name="ce69">
              <text:p>5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7503" table:style-name="ce1">
              <text:p>247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4633-001002-SERVICIO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7" table:style-name="ce1">
              <text:p>1287</text:p>
            </table:table-cell>
            <table:table-cell office:value-type="string" table:style-name="ce68">
              <text:p>-4,014.03</text:p>
            </table:table-cell>
            <table:table-cell office:value-type="float" office:value="23.76" table:style-name="ce69">
              <text:p>23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7903" table:style-name="ce1">
              <text:p>247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11995-001001-88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8" table:style-name="ce1">
              <text:p>1288</text:p>
            </table:table-cell>
            <table:table-cell office:value-type="string" table:style-name="ce68">
              <text:p>-3,733.13</text:p>
            </table:table-cell>
            <table:table-cell office:value-type="float" office:value="280.89999999999998" table:style-name="ce69">
              <text:p>280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003" table:style-name="ce1">
              <text:p>248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6762-001001-HORMIGON 140KG/CM2 STANDAR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89" table:style-name="ce1">
              <text:p>1289</text:p>
            </table:table-cell>
            <table:table-cell office:value-type="string" table:style-name="ce68">
              <text:p>-3,711.53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303" table:style-name="ce1">
              <text:p>2483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1165-001001-LOGISTICA Y MOVILIZACION: MIN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0" table:style-name="ce1">
              <text:p>1290</text:p>
            </table:table-cell>
            <table:table-cell office:value-type="string" table:style-name="ce68">
              <text:p>-3,709.37</text:p>
            </table:table-cell>
            <table:table-cell office:value-type="float" office:value="2.16" table:style-name="ce69">
              <text:p>2,1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6303" table:style-name="ce1">
              <text:p>2463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83-001100-SACO VACIO 25KG CLASIC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1" table:style-name="ce1">
              <text:p>1291</text:p>
            </table:table-cell>
            <table:table-cell office:value-type="string" table:style-name="ce68">
              <text:p>-3,108.03</text:p>
            </table:table-cell>
            <table:table-cell office:value-type="float" office:value="601.34" table:style-name="ce69">
              <text:p>601,3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6503" table:style-name="ce1">
              <text:p>246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13-002002-TUBERIA PEAD 160 X 11.80MM 1.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2" table:style-name="ce1">
              <text:p>1292</text:p>
            </table:table-cell>
            <table:table-cell office:value-type="string" table:style-name="ce68">
              <text:p>-1,619.24</text:p>
            </table:table-cell>
            <table:table-cell office:value-type="float" office:value="1488.79" table:style-name="ce69">
              <text:p>1.488,7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703" table:style-name="ce1">
              <text:p>253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23643-001501-ADOQUIN HOLANDES 8 CM COLOR 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3" table:style-name="ce1">
              <text:p>1293</text:p>
            </table:table-cell>
            <table:table-cell office:value-type="string" table:style-name="ce68">
              <text:p>-1,614.54</text:p>
            </table:table-cell>
            <table:table-cell office:value-type="float" office:value="4.7" table:style-name="ce69">
              <text:p>4,7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203" table:style-name="ce1">
              <text:p>2452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727-001001-2 UNID TACHO BASURA ROJO 64C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4" table:style-name="ce1">
              <text:p>1294</text:p>
            </table:table-cell>
            <table:table-cell office:value-type="string" table:style-name="ce68">
              <text:p>-1,613.14</text:p>
            </table:table-cell>
            <table:table-cell office:value-type="float" office:value="1.4" table:style-name="ce69">
              <text:p>1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303" table:style-name="ce1">
              <text:p>2453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745-001001-6 UNID. DISCO DE CORTE METAL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5" table:style-name="ce1">
              <text:p>1295</text:p>
            </table:table-cell>
            <table:table-cell office:value-type="string" table:style-name="ce68">
              <text:p>-1,457.58</text:p>
            </table:table-cell>
            <table:table-cell office:value-type="float" office:value="155.56" table:style-name="ce69">
              <text:p>155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403" table:style-name="ce1">
              <text:p>245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194-002002-78 UNID. ANGULO 50X50X2MM - 7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6" table:style-name="ce1">
              <text:p>1296</text:p>
            </table:table-cell>
            <table:table-cell office:value-type="string" table:style-name="ce68">
              <text:p>-1,356.78</text:p>
            </table:table-cell>
            <table:table-cell office:value-type="float" office:value="100.8" table:style-name="ce69">
              <text:p>100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503" table:style-name="ce1">
              <text:p>245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108-001101-42 UNID. 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7" table:style-name="ce1">
              <text:p>1297</text:p>
            </table:table-cell>
            <table:table-cell office:value-type="string" table:style-name="ce68">
              <text:p>-1,353.19</text:p>
            </table:table-cell>
            <table:table-cell office:value-type="float" office:value="3.59" table:style-name="ce69">
              <text:p>3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603" table:style-name="ce1">
              <text:p>245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67-001100-5 UNID. DE LIQUIDO PENETRANT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8" table:style-name="ce1">
              <text:p>1298</text:p>
            </table:table-cell>
            <table:table-cell office:value-type="string" table:style-name="ce68">
              <text:p>-1,346.72</text:p>
            </table:table-cell>
            <table:table-cell office:value-type="float" office:value="6.47" table:style-name="ce69">
              <text:p>6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703" table:style-name="ce1">
              <text:p>245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56651-002002-MOTOROEL SAE 20W-50 S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299" table:style-name="ce1">
              <text:p>1299</text:p>
            </table:table-cell>
            <table:table-cell office:value-type="string" table:style-name="ce68">
              <text:p>-1,170.50</text:p>
            </table:table-cell>
            <table:table-cell office:value-type="float" office:value="176.22" table:style-name="ce69">
              <text:p>176,2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803" table:style-name="ce1">
              <text:p>245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13458-001003-CEMENTO HOLCIM FUERTE SACO 50K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0" table:style-name="ce1">
              <text:p>1300</text:p>
            </table:table-cell>
            <table:table-cell office:value-type="string" table:style-name="ce68">
              <text:p>-1,055.00</text:p>
            </table:table-cell>
            <table:table-cell office:value-type="float" office:value="115.5" table:style-name="ce69">
              <text:p>115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903" table:style-name="ce1">
              <text:p>245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92910-001101-PLASTICO NEGRO 1.5MTS-MARTILL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1" table:style-name="ce1">
              <text:p>1301</text:p>
            </table:table-cell>
            <table:table-cell office:value-type="string" table:style-name="ce68">
              <text:p>-929.46</text:p>
            </table:table-cell>
            <table:table-cell office:value-type="float" office:value="125.54" table:style-name="ce69">
              <text:p>125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6003" table:style-name="ce1">
              <text:p>246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93303-001101-ELECTROMALLAS- CUARTON SEMIDU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2" table:style-name="ce1">
              <text:p>1302</text:p>
            </table:table-cell>
            <table:table-cell office:value-type="string" table:style-name="ce68">
              <text:p>-899.57</text:p>
            </table:table-cell>
            <table:table-cell office:value-type="float" office:value="29.89" table:style-name="ce69">
              <text:p>29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0603" table:style-name="ce1">
              <text:p>250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768-001001-6 UNID CODAL DE ALUMINIO DE 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3" table:style-name="ce1">
              <text:p>1303</text:p>
            </table:table-cell>
            <table:table-cell office:value-type="string" table:style-name="ce68">
              <text:p>-756.57</text:p>
            </table:table-cell>
            <table:table-cell office:value-type="float" office:value="143" table:style-name="ce69">
              <text:p>14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0703" table:style-name="ce1">
              <text:p>250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6911-001001-HORMIGON 140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4" table:style-name="ce1">
              <text:p>1304</text:p>
            </table:table-cell>
            <table:table-cell office:value-type="string" table:style-name="ce68">
              <text:p>-752.69</text:p>
            </table:table-cell>
            <table:table-cell office:value-type="float" office:value="3.88" table:style-name="ce69">
              <text:p>3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0803" table:style-name="ce1">
              <text:p>250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50088-001002-FUNDA DE BASURA BLANCA 18X20 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5" table:style-name="ce1">
              <text:p>1305</text:p>
            </table:table-cell>
            <table:table-cell office:value-type="string" table:style-name="ce68">
              <text:p>-689.83</text:p>
            </table:table-cell>
            <table:table-cell office:value-type="float" office:value="62.86" table:style-name="ce69">
              <text:p>62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803" table:style-name="ce1">
              <text:p>253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1845-022901-MALLA ARMEX R-196 625X240X10X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6" table:style-name="ce1">
              <text:p>1306</text:p>
            </table:table-cell>
            <table:table-cell office:value-type="string" table:style-name="ce68">
              <text:p>-625.01</text:p>
            </table:table-cell>
            <table:table-cell office:value-type="float" office:value="64.819999999999993" table:style-name="ce69">
              <text:p>64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603" table:style-name="ce1">
              <text:p>253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3324-001002-CORDEL RAFIA 3H CC CON CEN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7" table:style-name="ce1">
              <text:p>1307</text:p>
            </table:table-cell>
            <table:table-cell office:value-type="string" table:style-name="ce68">
              <text:p>-603.41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603" table:style-name="ce1">
              <text:p>248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20966-001001-ALQUILER MENSUAL DE SANITAR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8" table:style-name="ce1">
              <text:p>1308</text:p>
            </table:table-cell>
            <table:table-cell office:value-type="string" table:style-name="ce68">
              <text:p>-322.51</text:p>
            </table:table-cell>
            <table:table-cell office:value-type="float" office:value="280.89999999999998" table:style-name="ce69">
              <text:p>280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703" table:style-name="ce1">
              <text:p>248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6746-001001-HORMIGON 140KG/CM2 STANDAR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09" table:style-name="ce1">
              <text:p>1309</text:p>
            </table:table-cell>
            <table:table-cell office:value-type="string" table:style-name="ce68">
              <text:p>-148.87</text:p>
            </table:table-cell>
            <table:table-cell office:value-type="float" office:value="173.64" table:style-name="ce69">
              <text:p>173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803" table:style-name="ce1">
              <text:p>248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6830-001001-HORMIGON 140KG/CM2 STANDAR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0" table:style-name="ce1">
              <text:p>1310</text:p>
            </table:table-cell>
            <table:table-cell office:value-type="string" table:style-name="ce68">
              <text:p>-126.35</text:p>
            </table:table-cell>
            <table:table-cell office:value-type="float" office:value="22.52" table:style-name="ce69">
              <text:p>22,5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103" table:style-name="ce1">
              <text:p>2511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896-001011-TABLET SAMSUNG SM T 295-PANTA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1" table:style-name="ce1">
              <text:p>1311</text:p>
            </table:table-cell>
            <table:table-cell office:value-type="string" table:style-name="ce68">
              <text:p>-14.62</text:p>
            </table:table-cell>
            <table:table-cell office:value-type="float" office:value="111.73" table:style-name="ce69">
              <text:p>111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003" table:style-name="ce1">
              <text:p>251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895-001011-CINTA DE ACERO, VOLQUETAD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2" table:style-name="ce1">
              <text:p>1312</text:p>
            </table:table-cell>
            <table:table-cell office:value-type="string" table:style-name="ce68">
              <text:p>-7.87</text:p>
            </table:table-cell>
            <table:table-cell office:value-type="float" office:value="6.75" table:style-name="ce69">
              <text:p>6,7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0903" table:style-name="ce1">
              <text:p>250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894-001011-TUBO EMT 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3" table:style-name="ce1">
              <text:p>1313</text:p>
            </table:table-cell>
            <table:table-cell office:value-type="string" table:style-name="ce68">
              <text:p>-6.42</text:p>
            </table:table-cell>
            <table:table-cell office:value-type="float" office:value="1.45" table:style-name="ce69">
              <text:p>1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303" table:style-name="ce1">
              <text:p>2513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897-001011-JEAN TALLA 32 CN CINTA REFLEC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4" table:style-name="ce1">
              <text:p>1314</text:p>
            </table:table-cell>
            <table:table-cell office:value-type="string" table:style-name="ce68">
              <text:p>-3.52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403" table:style-name="ce1">
              <text:p>251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09-001011-JEAN TALLA 38 CON CINTA REF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5" table:style-name="ce1">
              <text:p>1315</text:p>
            </table:table-cell>
            <table:table-cell office:value-type="string" table:style-name="ce68">
              <text:p><text:s/>.00</text:p>
            </table:table-cell>
            <table:table-cell office:value-type="float" office:value="3.52" table:style-name="ce69">
              <text:p>3,5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1603" table:style-name="ce1">
              <text:p>251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414911-001011-TRAJE DE PROTECCION KLEENGUAR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6" table:style-name="ce1">
              <text:p>1316</text:p>
            </table:table-cell>
            <table:table-cell office:value-type="string" table:style-name="ce68">
              <text:p>-18.7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8.72" table:style-name="ce69">
              <text:p>18,72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503" table:style-name="ce1">
              <text:p>265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NC 000001026-001003-DEVOLUCION 26 PALLETS DE MADE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7" table:style-name="ce1">
              <text:p>1317</text:p>
            </table:table-cell>
            <table:table-cell office:value-type="string" table:style-name="ce68">
              <text:p>-9,781.18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9762.4599999999991" table:style-name="ce69">
              <text:p>9.762,46<text:s/></text:p>
            </table:table-cell>
            <table:table-cell table:style-name="ce1"/>
            <table:table-cell office:value-type="float" office:value="1636" table:style-name="ce1">
              <text:p>163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Traspaso impuestos mes Jul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8" table:style-name="ce1">
              <text:p>1318</text:p>
            </table:table-cell>
            <table:table-cell office:value-type="string" table:style-name="ce68">
              <text:p>-9,717.00</text:p>
            </table:table-cell>
            <table:table-cell office:value-type="float" office:value="64.180000000000007" table:style-name="ce69">
              <text:p>64,1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903" table:style-name="ce1">
              <text:p>263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1881-022901-SYKA PREMIUM 5K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19" table:style-name="ce1">
              <text:p>1319</text:p>
            </table:table-cell>
            <table:table-cell office:value-type="string" table:style-name="ce68">
              <text:p>-9,321.31</text:p>
            </table:table-cell>
            <table:table-cell office:value-type="float" office:value="395.69" table:style-name="ce69">
              <text:p>395,6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003" table:style-name="ce1">
              <text:p>257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4608-001003-VARILLA CORRUGADA 10MM X 12 M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0" table:style-name="ce1">
              <text:p>1320</text:p>
            </table:table-cell>
            <table:table-cell office:value-type="string" table:style-name="ce68">
              <text:p>-9,199.54</text:p>
            </table:table-cell>
            <table:table-cell office:value-type="float" office:value="121.77" table:style-name="ce69">
              <text:p>121,7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103" table:style-name="ce1">
              <text:p>257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35-002002-ALAMBRE GALVANIZADO-ALAMBRE 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1" table:style-name="ce1">
              <text:p>1321</text:p>
            </table:table-cell>
            <table:table-cell office:value-type="string" table:style-name="ce68">
              <text:p>-8,798.64</text:p>
            </table:table-cell>
            <table:table-cell office:value-type="float" office:value="400.9" table:style-name="ce69">
              <text:p>400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203" table:style-name="ce1">
              <text:p>257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39-002002-TUBERIA PEAD 160 X 11,80MM 1.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2" table:style-name="ce1">
              <text:p>1322</text:p>
            </table:table-cell>
            <table:table-cell office:value-type="string" table:style-name="ce68">
              <text:p>-8,477.97</text:p>
            </table:table-cell>
            <table:table-cell office:value-type="float" office:value="320.67" table:style-name="ce69">
              <text:p>320,6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303" table:style-name="ce1">
              <text:p>257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43-002002-PLAYWOOD DE 18MM -VARILLA COR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3" table:style-name="ce1">
              <text:p>1323</text:p>
            </table:table-cell>
            <table:table-cell office:value-type="string" table:style-name="ce68">
              <text:p>-8,204.26</text:p>
            </table:table-cell>
            <table:table-cell office:value-type="float" office:value="273.70999999999998" table:style-name="ce69">
              <text:p>273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403" table:style-name="ce1">
              <text:p>257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44-002002-VARILLA CORRUGADA DE 14MM X 1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4" table:style-name="ce1">
              <text:p>1324</text:p>
            </table:table-cell>
            <table:table-cell office:value-type="string" table:style-name="ce68">
              <text:p>-8,111.08</text:p>
            </table:table-cell>
            <table:table-cell office:value-type="float" office:value="93.18" table:style-name="ce69">
              <text:p>93,1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503" table:style-name="ce1">
              <text:p>257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45-002002-ADAPTADOR ROSCABLE P/LIMP 110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5" table:style-name="ce1">
              <text:p>1325</text:p>
            </table:table-cell>
            <table:table-cell office:value-type="string" table:style-name="ce68">
              <text:p>-8,092.45</text:p>
            </table:table-cell>
            <table:table-cell office:value-type="float" office:value="18.63" table:style-name="ce69">
              <text:p>18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703" table:style-name="ce1">
              <text:p>257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57-002002-PEGA TUBOS PVC KALIPEGA GAL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6" table:style-name="ce1">
              <text:p>1326</text:p>
            </table:table-cell>
            <table:table-cell office:value-type="string" table:style-name="ce68">
              <text:p>-8,080.12</text:p>
            </table:table-cell>
            <table:table-cell office:value-type="float" office:value="12.33" table:style-name="ce69">
              <text:p>12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903" table:style-name="ce1">
              <text:p>257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317204-022902-ESCOBA CERDA NEGRA- CEPILLO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7" table:style-name="ce1">
              <text:p>1327</text:p>
            </table:table-cell>
            <table:table-cell office:value-type="string" table:style-name="ce68">
              <text:p>-8,078.22</text:p>
            </table:table-cell>
            <table:table-cell office:value-type="float" office:value="1.9" table:style-name="ce69">
              <text:p>1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403" table:style-name="ce1">
              <text:p>260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25-001100-PILA ALCALINA MAX "C" 1.5V EN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8" table:style-name="ce1">
              <text:p>1328</text:p>
            </table:table-cell>
            <table:table-cell office:value-type="string" table:style-name="ce68">
              <text:p>-8,077.15</text:p>
            </table:table-cell>
            <table:table-cell office:value-type="float" office:value="1.07" table:style-name="ce69">
              <text:p>1,0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703" table:style-name="ce1">
              <text:p>260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08-001100-DISCO CORTE METAL 7" X 1/16" 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29" table:style-name="ce1">
              <text:p>1329</text:p>
            </table:table-cell>
            <table:table-cell office:value-type="string" table:style-name="ce68">
              <text:p>-8,067.81</text:p>
            </table:table-cell>
            <table:table-cell office:value-type="float" office:value="9.34" table:style-name="ce69">
              <text:p>9,3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203" table:style-name="ce1">
              <text:p>254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50644-001002-ZAKKA DESINFECTANTE AMONONIO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0" table:style-name="ce1">
              <text:p>1330</text:p>
            </table:table-cell>
            <table:table-cell office:value-type="string" table:style-name="ce68">
              <text:p>-8,066.35</text:p>
            </table:table-cell>
            <table:table-cell office:value-type="float" office:value="1.46" table:style-name="ce69">
              <text:p>1,4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303" table:style-name="ce1">
              <text:p>254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29615-003006-TUBO EMT FUNJI NAC 1/2 UNION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1" table:style-name="ce1">
              <text:p>1331</text:p>
            </table:table-cell>
            <table:table-cell office:value-type="string" table:style-name="ce68">
              <text:p>-8,055.08</text:p>
            </table:table-cell>
            <table:table-cell office:value-type="float" office:value="11.27" table:style-name="ce69">
              <text:p>11,2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503" table:style-name="ce1">
              <text:p>254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797-001001-DISCO DE CORTE P/HORMIGON SIM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2" table:style-name="ce1">
              <text:p>1332</text:p>
            </table:table-cell>
            <table:table-cell office:value-type="string" table:style-name="ce68">
              <text:p>-7,963.64</text:p>
            </table:table-cell>
            <table:table-cell office:value-type="float" office:value="91.44" table:style-name="ce69">
              <text:p>91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603" table:style-name="ce1">
              <text:p>254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794-001001-DISCOS DE CORTE PARA HORMIG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3" table:style-name="ce1">
              <text:p>1333</text:p>
            </table:table-cell>
            <table:table-cell office:value-type="string" table:style-name="ce68">
              <text:p>-7,881.70</text:p>
            </table:table-cell>
            <table:table-cell office:value-type="float" office:value="81.94" table:style-name="ce69">
              <text:p>81,9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803" table:style-name="ce1">
              <text:p>254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07-001100-MALLA HEXAGONAL 1/2" 1X50M I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4" table:style-name="ce1">
              <text:p>1334</text:p>
            </table:table-cell>
            <table:table-cell office:value-type="string" table:style-name="ce68">
              <text:p>-7,843.02</text:p>
            </table:table-cell>
            <table:table-cell office:value-type="float" office:value="38.68" table:style-name="ce69">
              <text:p>38,6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4903" table:style-name="ce1">
              <text:p>254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93964-001101-PLANCHA PLYWOOD 4X8X18MM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5" table:style-name="ce1">
              <text:p>1335</text:p>
            </table:table-cell>
            <table:table-cell office:value-type="string" table:style-name="ce68">
              <text:p>-7,668.45</text:p>
            </table:table-cell>
            <table:table-cell office:value-type="float" office:value="174.57" table:style-name="ce69">
              <text:p>174,5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003" table:style-name="ce1">
              <text:p>255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53263-001102-ELECTROMALLAS 8- 1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6" table:style-name="ce1">
              <text:p>1336</text:p>
            </table:table-cell>
            <table:table-cell office:value-type="string" table:style-name="ce68">
              <text:p>-7,641.46</text:p>
            </table:table-cell>
            <table:table-cell office:value-type="float" office:value="26.99" table:style-name="ce69">
              <text:p>26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103" table:style-name="ce1">
              <text:p>255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82845-001008-BATERIAS 30H HD S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7" table:style-name="ce1">
              <text:p>1337</text:p>
            </table:table-cell>
            <table:table-cell office:value-type="string" table:style-name="ce68">
              <text:p>-7,457.60</text:p>
            </table:table-cell>
            <table:table-cell office:value-type="float" office:value="183.86" table:style-name="ce69">
              <text:p>183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303" table:style-name="ce1">
              <text:p>258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6978-001001-HORMIGON140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8" table:style-name="ce1">
              <text:p>1338</text:p>
            </table:table-cell>
            <table:table-cell office:value-type="string" table:style-name="ce68">
              <text:p>-7,213.41</text:p>
            </table:table-cell>
            <table:table-cell office:value-type="float" office:value="244.19" table:style-name="ce69">
              <text:p>244,1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103" table:style-name="ce1">
              <text:p>264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9057-001101-CEMENTO HOLCIM FUERTE TIPO G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39" table:style-name="ce1">
              <text:p>1339</text:p>
            </table:table-cell>
            <table:table-cell office:value-type="string" table:style-name="ce68">
              <text:p>-7,176.39</text:p>
            </table:table-cell>
            <table:table-cell office:value-type="float" office:value="37.020000000000003" table:style-name="ce69">
              <text:p>37,0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203" table:style-name="ce1">
              <text:p>264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830-001001-RUEDAS LLANTAS ANTIPINCHAZO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0" table:style-name="ce1">
              <text:p>1340</text:p>
            </table:table-cell>
            <table:table-cell office:value-type="string" table:style-name="ce68">
              <text:p>-6,769.78</text:p>
            </table:table-cell>
            <table:table-cell office:value-type="float" office:value="406.61" table:style-name="ce69">
              <text:p>406,6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303" table:style-name="ce1">
              <text:p>264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4809-001003-CEMENTO HOLCIM FUERTE TIPO G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1" table:style-name="ce1">
              <text:p>1341</text:p>
            </table:table-cell>
            <table:table-cell office:value-type="string" table:style-name="ce68">
              <text:p>-6,750.89</text:p>
            </table:table-cell>
            <table:table-cell office:value-type="float" office:value="18.89" table:style-name="ce69">
              <text:p>18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503" table:style-name="ce1">
              <text:p>264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47601-002001-GRAPA EMT1/2" -CONECTOR EMT3/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2" table:style-name="ce1">
              <text:p>1342</text:p>
            </table:table-cell>
            <table:table-cell office:value-type="string" table:style-name="ce68">
              <text:p>-6,606.89</text:p>
            </table:table-cell>
            <table:table-cell office:value-type="float" office:value="144" table:style-name="ce69">
              <text:p>14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303" table:style-name="ce1">
              <text:p>266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18328-001001-ALQUILER 20 CUERPOS DE ANDAM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3" table:style-name="ce1">
              <text:p>1343</text:p>
            </table:table-cell>
            <table:table-cell office:value-type="string" table:style-name="ce68">
              <text:p>-6,507.89</text:p>
            </table:table-cell>
            <table:table-cell office:value-type="float" office:value="99" table:style-name="ce69">
              <text:p>9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203" table:style-name="ce1">
              <text:p>258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18319-001001-ALQUILER COMPACTADORA TIPO BA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4" table:style-name="ce1">
              <text:p>1344</text:p>
            </table:table-cell>
            <table:table-cell office:value-type="string" table:style-name="ce68">
              <text:p>-6,436.39</text:p>
            </table:table-cell>
            <table:table-cell office:value-type="float" office:value="71.5" table:style-name="ce69">
              <text:p>71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603" table:style-name="ce1">
              <text:p>259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66-001001-HORMIGON 140KG/CM2 STANDAR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5" table:style-name="ce1">
              <text:p>1345</text:p>
            </table:table-cell>
            <table:table-cell office:value-type="string" table:style-name="ce68">
              <text:p>-6,293.39</text:p>
            </table:table-cell>
            <table:table-cell office:value-type="float" office:value="143" table:style-name="ce69">
              <text:p>14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703" table:style-name="ce1">
              <text:p>259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48-001001-HORMIGON140 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6" table:style-name="ce1">
              <text:p>1346</text:p>
            </table:table-cell>
            <table:table-cell office:value-type="string" table:style-name="ce68">
              <text:p>-6,293.20</text:p>
            </table:table-cell>
            <table:table-cell office:value-type="float" office:value="0.19" table:style-name="ce69">
              <text:p>0,1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7603" table:style-name="ce1">
              <text:p>257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250-002002-CODO ROSCABLE HH 1/2 X9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7" table:style-name="ce1">
              <text:p>1347</text:p>
            </table:table-cell>
            <table:table-cell office:value-type="string" table:style-name="ce68">
              <text:p>-6,150.20</text:p>
            </table:table-cell>
            <table:table-cell office:value-type="float" office:value="143" table:style-name="ce69">
              <text:p>14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803" table:style-name="ce1">
              <text:p>259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83-001001-HORMIGON 140KG/CM2 STANDAR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8" table:style-name="ce1">
              <text:p>1348</text:p>
            </table:table-cell>
            <table:table-cell office:value-type="string" table:style-name="ce68">
              <text:p>-5,719.82</text:p>
            </table:table-cell>
            <table:table-cell office:value-type="float" office:value="430.38" table:style-name="ce69">
              <text:p>430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403" table:style-name="ce1">
              <text:p>263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1858-022901-SELLADOR UNISEAL-ECONOSEAL MA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49" table:style-name="ce1">
              <text:p>1349</text:p>
            </table:table-cell>
            <table:table-cell office:value-type="string" table:style-name="ce68">
              <text:p>-5,541.62</text:p>
            </table:table-cell>
            <table:table-cell office:value-type="float" office:value="178.2" table:style-name="ce69">
              <text:p>178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503" table:style-name="ce1">
              <text:p>263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1207-001001-55 METROS ADOQUI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0" table:style-name="ce1">
              <text:p>1350</text:p>
            </table:table-cell>
            <table:table-cell office:value-type="string" table:style-name="ce68">
              <text:p>-5,457.62</text:p>
            </table:table-cell>
            <table:table-cell office:value-type="float" office:value="84" table:style-name="ce69">
              <text:p>8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603" table:style-name="ce1">
              <text:p>264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846-001001-SACO DE PIEDRA GRANITO LAVAB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1" table:style-name="ce1">
              <text:p>1351</text:p>
            </table:table-cell>
            <table:table-cell office:value-type="string" table:style-name="ce68">
              <text:p>-5,398.58</text:p>
            </table:table-cell>
            <table:table-cell office:value-type="float" office:value="59.04" table:style-name="ce69">
              <text:p>59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4803" table:style-name="ce1">
              <text:p>264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4171-001003-PALLETS DE MADERA PIN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2" table:style-name="ce1">
              <text:p>1352</text:p>
            </table:table-cell>
            <table:table-cell office:value-type="string" table:style-name="ce68">
              <text:p>-5,278.58</text:p>
            </table:table-cell>
            <table:table-cell office:value-type="float" office:value="120" table:style-name="ce69">
              <text:p>12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103" table:style-name="ce1">
              <text:p>265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114-001101-CISCO PARA PRYECTO U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3" table:style-name="ce1">
              <text:p>1353</text:p>
            </table:table-cell>
            <table:table-cell office:value-type="string" table:style-name="ce68">
              <text:p>-5,128.82</text:p>
            </table:table-cell>
            <table:table-cell office:value-type="float" office:value="149.76" table:style-name="ce69">
              <text:p>149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203" table:style-name="ce1">
              <text:p>265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115-001101-ARENA PROYECTO U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4" table:style-name="ce1">
              <text:p>1354</text:p>
            </table:table-cell>
            <table:table-cell office:value-type="string" table:style-name="ce68">
              <text:p>-5,117.42</text:p>
            </table:table-cell>
            <table:table-cell office:value-type="float" office:value="11.4" table:style-name="ce69">
              <text:p>11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303" table:style-name="ce1">
              <text:p>265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056-001001-LUB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5" table:style-name="ce1">
              <text:p>1355</text:p>
            </table:table-cell>
            <table:table-cell office:value-type="string" table:style-name="ce68">
              <text:p>-5,094.62</text:p>
            </table:table-cell>
            <table:table-cell office:value-type="float" office:value="22.8" table:style-name="ce69">
              <text:p>22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403" table:style-name="ce1">
              <text:p>265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055-001001-LUBE (2)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6" table:style-name="ce1">
              <text:p>1356</text:p>
            </table:table-cell>
            <table:table-cell office:value-type="string" table:style-name="ce68">
              <text:p>-4,026.09</text:p>
            </table:table-cell>
            <table:table-cell office:value-type="float" office:value="1068.53" table:style-name="ce69">
              <text:p>1.068,5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903" table:style-name="ce1">
              <text:p>259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7397-018501-RIVOLA 45X45 PIETRA- HYDRA 60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7" table:style-name="ce1">
              <text:p>1357</text:p>
            </table:table-cell>
            <table:table-cell office:value-type="string" table:style-name="ce68">
              <text:p>-3,859.14</text:p>
            </table:table-cell>
            <table:table-cell office:value-type="float" office:value="166.95" table:style-name="ce69">
              <text:p>166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003" table:style-name="ce1">
              <text:p>260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30100-003006-ALAMBRE GALVANIZADO- CONECT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8" table:style-name="ce1">
              <text:p>1358</text:p>
            </table:table-cell>
            <table:table-cell office:value-type="string" table:style-name="ce68">
              <text:p>-3,850.54</text:p>
            </table:table-cell>
            <table:table-cell office:value-type="float" office:value="8.6" table:style-name="ce69">
              <text:p>8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203" table:style-name="ce1">
              <text:p>260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21389-003001-ARCHIVADOR UNICO OFICIO- RESM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59" table:style-name="ce1">
              <text:p>1359</text:p>
            </table:table-cell>
            <table:table-cell office:value-type="string" table:style-name="ce68">
              <text:p>-3,836.14</text:p>
            </table:table-cell>
            <table:table-cell office:value-type="float" office:value="14.4" table:style-name="ce69">
              <text:p>1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603" table:style-name="ce1">
              <text:p>263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853-001001-PLANCHA PLYWOOD 3MM - PERNO A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0" table:style-name="ce1">
              <text:p>1360</text:p>
            </table:table-cell>
            <table:table-cell office:value-type="string" table:style-name="ce68">
              <text:p>-3,756.28</text:p>
            </table:table-cell>
            <table:table-cell office:value-type="float" office:value="79.86" table:style-name="ce69">
              <text:p>79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703" table:style-name="ce1">
              <text:p>255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5-001001-MANTENIMIENTO, REPARACION DE 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1" table:style-name="ce1">
              <text:p>1361</text:p>
            </table:table-cell>
            <table:table-cell office:value-type="string" table:style-name="ce68">
              <text:p>-3,696.77</text:p>
            </table:table-cell>
            <table:table-cell office:value-type="float" office:value="59.51" table:style-name="ce69">
              <text:p>59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203" table:style-name="ce1">
              <text:p>255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4433-001003-VARILLA CORRUGADA 12MM X 12 M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2" table:style-name="ce1">
              <text:p>1362</text:p>
            </table:table-cell>
            <table:table-cell office:value-type="string" table:style-name="ce68">
              <text:p>-3,650.63</text:p>
            </table:table-cell>
            <table:table-cell office:value-type="float" office:value="46.14" table:style-name="ce69">
              <text:p>46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303" table:style-name="ce1">
              <text:p>255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50-001100-MALLA TEJIDA IDEAL ALAMBR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3" table:style-name="ce1">
              <text:p>1363</text:p>
            </table:table-cell>
            <table:table-cell office:value-type="string" table:style-name="ce68">
              <text:p>-3,067.07</text:p>
            </table:table-cell>
            <table:table-cell office:value-type="float" office:value="583.55999999999995" table:style-name="ce69">
              <text:p>583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403" table:style-name="ce1">
              <text:p>255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14126-001003-BLOQUE VICTORIA 9X20X40 - BLOQ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4" table:style-name="ce1">
              <text:p>1364</text:p>
            </table:table-cell>
            <table:table-cell office:value-type="string" table:style-name="ce68">
              <text:p>-2,781.07</text:p>
            </table:table-cell>
            <table:table-cell office:value-type="float" office:value="286" table:style-name="ce69">
              <text:p>28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503" table:style-name="ce1">
              <text:p>258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6980-001001-HORMIGON140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5" table:style-name="ce1">
              <text:p>1365</text:p>
            </table:table-cell>
            <table:table-cell office:value-type="string" table:style-name="ce68">
              <text:p>-2,709.57</text:p>
            </table:table-cell>
            <table:table-cell office:value-type="float" office:value="71.5" table:style-name="ce69">
              <text:p>71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603" table:style-name="ce1">
              <text:p>258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047-001001-HORMIGON140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6" table:style-name="ce1">
              <text:p>1366</text:p>
            </table:table-cell>
            <table:table-cell office:value-type="string" table:style-name="ce68">
              <text:p>-2,638.07</text:p>
            </table:table-cell>
            <table:table-cell office:value-type="float" office:value="71.5" table:style-name="ce69">
              <text:p>71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703" table:style-name="ce1">
              <text:p>258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071-001001-HORMIGON140KG/CM2 STANDARD-2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7" table:style-name="ce1">
              <text:p>1367</text:p>
            </table:table-cell>
            <table:table-cell office:value-type="string" table:style-name="ce68">
              <text:p>-2,351.21</text:p>
            </table:table-cell>
            <table:table-cell office:value-type="float" office:value="286.86" table:style-name="ce69">
              <text:p>286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903" table:style-name="ce1">
              <text:p>258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65-001001-HORMIGON140KG/CM2 STANDAR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8" table:style-name="ce1">
              <text:p>1368</text:p>
            </table:table-cell>
            <table:table-cell office:value-type="string" table:style-name="ce68">
              <text:p>-2,121.17</text:p>
            </table:table-cell>
            <table:table-cell office:value-type="float" office:value="230.04" table:style-name="ce69">
              <text:p>230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003" table:style-name="ce1">
              <text:p>259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34-001001-HORMIGON210KG/CM2 ESPECIAL-7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69" table:style-name="ce1">
              <text:p>1369</text:p>
            </table:table-cell>
            <table:table-cell office:value-type="string" table:style-name="ce68">
              <text:p>-1,690.76</text:p>
            </table:table-cell>
            <table:table-cell office:value-type="float" office:value="430.41" table:style-name="ce69">
              <text:p>430,4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103" table:style-name="ce1">
              <text:p>259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133-001001-HORMIGON210KG/CM2 ESPECIAL-7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0" table:style-name="ce1">
              <text:p>1370</text:p>
            </table:table-cell>
            <table:table-cell office:value-type="string" table:style-name="ce68">
              <text:p>-1,425.58</text:p>
            </table:table-cell>
            <table:table-cell office:value-type="float" office:value="265.18" table:style-name="ce69">
              <text:p>265,1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303" table:style-name="ce1">
              <text:p>267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4915-001004-SUPREMO SATIN BLANCO- BASE SU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1" table:style-name="ce1">
              <text:p>1371</text:p>
            </table:table-cell>
            <table:table-cell office:value-type="string" table:style-name="ce68">
              <text:p>-1,401.05</text:p>
            </table:table-cell>
            <table:table-cell office:value-type="float" office:value="24.53" table:style-name="ce69">
              <text:p>24,5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403" table:style-name="ce1">
              <text:p>267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66-001100-CODO DESAGUE 45- CODO DESAGU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2" table:style-name="ce1">
              <text:p>1372</text:p>
            </table:table-cell>
            <table:table-cell office:value-type="string" table:style-name="ce68">
              <text:p>-1,333.67</text:p>
            </table:table-cell>
            <table:table-cell office:value-type="float" office:value="67.38" table:style-name="ce69">
              <text:p>67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503" table:style-name="ce1">
              <text:p>267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0365-001100-TUBO EMT 3/4 - TUBO EMT 1"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3" table:style-name="ce1">
              <text:p>1373</text:p>
            </table:table-cell>
            <table:table-cell office:value-type="string" table:style-name="ce68">
              <text:p>-1,221.31</text:p>
            </table:table-cell>
            <table:table-cell office:value-type="float" office:value="112.36" table:style-name="ce69">
              <text:p>112,3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9203" table:style-name="ce1">
              <text:p>259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7234-001001-HORMIGON140KG/CM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4" table:style-name="ce1">
              <text:p>1374</text:p>
            </table:table-cell>
            <table:table-cell office:value-type="string" table:style-name="ce68">
              <text:p>-43.80</text:p>
            </table:table-cell>
            <table:table-cell office:value-type="float" office:value="1177.51" table:style-name="ce69">
              <text:p>1.177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2" table:style-name="ce1">
              <text:p>162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8503" table:style-name="ce1">
              <text:p>268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1899-022901-PIEDRA ARRECIFE ARENA 50X10X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5" table:style-name="ce1">
              <text:p>1375</text:p>
            </table:table-cell>
            <table:table-cell office:value-type="string" table:style-name="ce68">
              <text:p><text:s/>.00</text:p>
            </table:table-cell>
            <table:table-cell office:value-type="float" office:value="43.8" table:style-name="ce69">
              <text:p>43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303" table:style-name="ce1">
              <text:p>260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03348-001002-CORDEL RAFIA 3H CC CON CEN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6" table:style-name="ce1">
              <text:p>1376</text:p>
            </table:table-cell>
            <table:table-cell office:value-type="string" table:style-name="ce68">
              <text:p>-106.46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06.46" table:style-name="ce69">
              <text:p>106,46<text:s/></text:p>
            </table:table-cell>
            <table:table-cell table:style-name="ce1"/>
            <table:table-cell office:value-type="float" office:value="1660" table:style-name="ce1">
              <text:p>16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8-05T00:00:00" table:style-name="ce75">
              <text:p>05/08/2020</text:p>
            </table:table-cell>
            <table:table-cell office:value-type="string" table:style-name="ce1">
              <text:p>HORMIPISOS - N/C #845: APLICACIÓN A FACTURA #2364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7" table:style-name="ce1">
              <text:p>1377</text:p>
            </table:table-cell>
            <table:table-cell office:value-type="string" table:style-name="ce68">
              <text:p>-106.55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0.09" table:style-name="ce69">
              <text:p>0,09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0803" table:style-name="ce1">
              <text:p>280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NC 000000153-001002-APLICA F# 8363 NOTA DE CREDIT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8" table:style-name="ce1">
              <text:p>1378</text:p>
            </table:table-cell>
            <table:table-cell office:value-type="string" table:style-name="ce68">
              <text:p>-1,284.06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177.51" table:style-name="ce69">
              <text:p>1.177,51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4803" table:style-name="ce1">
              <text:p>274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NC 000017950-022901-NC APLICA A FACTURA 1899 POR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79" table:style-name="ce1">
              <text:p>1379</text:p>
            </table:table-cell>
            <table:table-cell office:value-type="string" table:style-name="ce68">
              <text:p>-1,185.43</text:p>
            </table:table-cell>
            <table:table-cell office:value-type="float" office:value="98.63" table:style-name="ce69">
              <text:p>98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8903" table:style-name="ce1">
              <text:p>268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95331-001101-TABLA SEMIDURA- CUARTON SEMID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0" table:style-name="ce1">
              <text:p>1380</text:p>
            </table:table-cell>
            <table:table-cell office:value-type="string" table:style-name="ce68">
              <text:p>-1,119.88</text:p>
            </table:table-cell>
            <table:table-cell office:value-type="float" office:value="65.55" table:style-name="ce69">
              <text:p>65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203" table:style-name="ce1">
              <text:p>269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379-001100-MALLA EXAGONAL 1/2" 1X50M IDE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1" table:style-name="ce1">
              <text:p>1381</text:p>
            </table:table-cell>
            <table:table-cell office:value-type="string" table:style-name="ce68">
              <text:p>-1,116.73</text:p>
            </table:table-cell>
            <table:table-cell office:value-type="float" office:value="3.15" table:style-name="ce69">
              <text:p>3,1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303" table:style-name="ce1">
              <text:p>269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15216-001001-CODO CONDUIT L/R - TUBO CONDU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2" table:style-name="ce1">
              <text:p>1382</text:p>
            </table:table-cell>
            <table:table-cell office:value-type="string" table:style-name="ce68">
              <text:p>-1,116.23</text:p>
            </table:table-cell>
            <table:table-cell office:value-type="float" office:value="0.5" table:style-name="ce69">
              <text:p>0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403" table:style-name="ce1">
              <text:p>269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15222-001001-CODO CONDUIT L/R 3/4X4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3" table:style-name="ce1">
              <text:p>1383</text:p>
            </table:table-cell>
            <table:table-cell office:value-type="string" table:style-name="ce68">
              <text:p>-907.92</text:p>
            </table:table-cell>
            <table:table-cell office:value-type="float" office:value="208.31" table:style-name="ce69">
              <text:p>208,3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503" table:style-name="ce1">
              <text:p>269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015-001002-CEMENTO HOLCIM FUERTE TIPO GU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4" table:style-name="ce1">
              <text:p>1384</text:p>
            </table:table-cell>
            <table:table-cell office:value-type="string" table:style-name="ce68">
              <text:p>-441.61</text:p>
            </table:table-cell>
            <table:table-cell office:value-type="float" office:value="466.31" table:style-name="ce69">
              <text:p>466,3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603" table:style-name="ce1">
              <text:p>269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1309-001001-PLANCHAS GRANITO-SACO BONDEX-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5" table:style-name="ce1">
              <text:p>1385</text:p>
            </table:table-cell>
            <table:table-cell office:value-type="string" table:style-name="ce68">
              <text:p>-396.69</text:p>
            </table:table-cell>
            <table:table-cell office:value-type="float" office:value="44.92" table:style-name="ce69">
              <text:p>44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403" table:style-name="ce1">
              <text:p>270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879-001001-CORTADORA MANUAL DE PORCELANA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6" table:style-name="ce1">
              <text:p>1386</text:p>
            </table:table-cell>
            <table:table-cell office:value-type="string" table:style-name="ce68">
              <text:p>-357.27</text:p>
            </table:table-cell>
            <table:table-cell office:value-type="float" office:value="39.42" table:style-name="ce69">
              <text:p>39,4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603" table:style-name="ce1">
              <text:p>270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12222-001001-COMPRA DE 146 BOTELLONES DE A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7" table:style-name="ce1">
              <text:p>1387</text:p>
            </table:table-cell>
            <table:table-cell office:value-type="string" table:style-name="ce68">
              <text:p>-347.22</text:p>
            </table:table-cell>
            <table:table-cell office:value-type="float" office:value="10.050000000000001" table:style-name="ce69">
              <text:p>10,0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0903" table:style-name="ce1">
              <text:p>280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890-001001-F# 890 COMPRA TACO DE EXPANS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8" table:style-name="ce1">
              <text:p>1388</text:p>
            </table:table-cell>
            <table:table-cell office:value-type="string" table:style-name="ce68">
              <text:p>-247.19</text:p>
            </table:table-cell>
            <table:table-cell office:value-type="float" office:value="100.03" table:style-name="ce69">
              <text:p>100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103" table:style-name="ce1">
              <text:p>275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232-001002-F# 8232 PLYWOOD ECO 122X2.44X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89" table:style-name="ce1">
              <text:p>1389</text:p>
            </table:table-cell>
            <table:table-cell office:value-type="string" table:style-name="ce68">
              <text:p><text:s/>213.61</text:p>
            </table:table-cell>
            <table:table-cell office:value-type="float" office:value="460.8" table:style-name="ce69">
              <text:p>460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503" table:style-name="ce1">
              <text:p>271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118-001101-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0" table:style-name="ce1">
              <text:p>1390</text:p>
            </table:table-cell>
            <table:table-cell office:value-type="string" table:style-name="ce68">
              <text:p><text:s/>471.89</text:p>
            </table:table-cell>
            <table:table-cell office:value-type="float" office:value="258.27999999999997" table:style-name="ce69">
              <text:p>258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703" table:style-name="ce1">
              <text:p>282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0-001011-F# 421010 ALCOHOL INDUSTRIAL 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1" table:style-name="ce1">
              <text:p>1391</text:p>
            </table:table-cell>
            <table:table-cell office:value-type="string" table:style-name="ce68">
              <text:p><text:s/>886.17</text:p>
            </table:table-cell>
            <table:table-cell office:value-type="float" office:value="414.28" table:style-name="ce69">
              <text:p>414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803" table:style-name="ce1">
              <text:p>282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1-001011-F# 421011 TUBO PVC PROSCABLE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2" table:style-name="ce1">
              <text:p>1392</text:p>
            </table:table-cell>
            <table:table-cell office:value-type="string" table:style-name="ce68">
              <text:p><text:s/>911.15</text:p>
            </table:table-cell>
            <table:table-cell office:value-type="float" office:value="24.98" table:style-name="ce69">
              <text:p>24,9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903" table:style-name="ce1">
              <text:p>282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2-001011-F# 421012 DISCO CORTE METAL P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3" table:style-name="ce1">
              <text:p>1393</text:p>
            </table:table-cell>
            <table:table-cell office:value-type="string" table:style-name="ce68">
              <text:p><text:s/>961.14</text:p>
            </table:table-cell>
            <table:table-cell office:value-type="float" office:value="49.99" table:style-name="ce69">
              <text:p>49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003" table:style-name="ce1">
              <text:p>283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3-001011-F# 421013 BAILEJO BELLOTA F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4" table:style-name="ce1">
              <text:p>1394</text:p>
            </table:table-cell>
            <table:table-cell office:value-type="string" table:style-name="ce68">
              <text:p><text:s/>1,182.94</text:p>
            </table:table-cell>
            <table:table-cell office:value-type="float" office:value="221.8" table:style-name="ce69">
              <text:p>221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103" table:style-name="ce1">
              <text:p>283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4-001011-F# 421014 ALAMBRE RECOCIDO NE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5" table:style-name="ce1">
              <text:p>1395</text:p>
            </table:table-cell>
            <table:table-cell office:value-type="string" table:style-name="ce68">
              <text:p><text:s/>1,280.04</text:p>
            </table:table-cell>
            <table:table-cell office:value-type="float" office:value="97.1" table:style-name="ce69">
              <text:p>97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203" table:style-name="ce1">
              <text:p>283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5-001011-F# 421015 TRAJES DUPONT TYVEK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6" table:style-name="ce1">
              <text:p>1396</text:p>
            </table:table-cell>
            <table:table-cell office:value-type="string" table:style-name="ce68">
              <text:p><text:s/>3,350.77</text:p>
            </table:table-cell>
            <table:table-cell office:value-type="float" office:value="2070.73" table:style-name="ce69">
              <text:p>2.070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803" table:style-name="ce1">
              <text:p>281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2-001011-F# 421002 COMPRA DE JUEGO DE 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7" table:style-name="ce1">
              <text:p>1397</text:p>
            </table:table-cell>
            <table:table-cell office:value-type="string" table:style-name="ce68">
              <text:p><text:s/>3,370.84</text:p>
            </table:table-cell>
            <table:table-cell office:value-type="float" office:value="20.07" table:style-name="ce69">
              <text:p>20,0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303" table:style-name="ce1">
              <text:p>283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6-001011-F# 421016 BOTA GAMOS DE MUJE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8" table:style-name="ce1">
              <text:p>1398</text:p>
            </table:table-cell>
            <table:table-cell office:value-type="string" table:style-name="ce68">
              <text:p><text:s/>3,445.47</text:p>
            </table:table-cell>
            <table:table-cell office:value-type="float" office:value="74.63" table:style-name="ce69">
              <text:p>74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403" table:style-name="ce1">
              <text:p>283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7-001011-F# 421017 PALLET ANTIDERRAM 4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399" table:style-name="ce1">
              <text:p>1399</text:p>
            </table:table-cell>
            <table:table-cell office:value-type="string" table:style-name="ce68">
              <text:p><text:s/>3,694.80</text:p>
            </table:table-cell>
            <table:table-cell office:value-type="float" office:value="249.33" table:style-name="ce69">
              <text:p>249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503" table:style-name="ce1">
              <text:p>283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8-001011-F# 421018 TABLA SEMIDURA PLAN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0" table:style-name="ce1">
              <text:p>1400</text:p>
            </table:table-cell>
            <table:table-cell office:value-type="string" table:style-name="ce68">
              <text:p><text:s/>4,508.80</text:p>
            </table:table-cell>
            <table:table-cell office:value-type="float" office:value="814" table:style-name="ce69">
              <text:p>81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603" table:style-name="ce1">
              <text:p>283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19-001011-F# 421019 WHIPE D HILO 2 KILO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1" table:style-name="ce1">
              <text:p>1401</text:p>
            </table:table-cell>
            <table:table-cell office:value-type="string" table:style-name="ce68">
              <text:p><text:s/>4,528.29</text:p>
            </table:table-cell>
            <table:table-cell office:value-type="float" office:value="19.489999999999998" table:style-name="ce69">
              <text:p>19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703" table:style-name="ce1">
              <text:p>283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0-001011-F# 421020 CAMISETA MANGA LAR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2" table:style-name="ce1">
              <text:p>1402</text:p>
            </table:table-cell>
            <table:table-cell office:value-type="string" table:style-name="ce68">
              <text:p><text:s/>4,537.93</text:p>
            </table:table-cell>
            <table:table-cell office:value-type="float" office:value="9.64" table:style-name="ce69">
              <text:p>9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3803" table:style-name="ce1">
              <text:p>283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3-001011-F# 421023 CASCO DE SEGURIDAD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3" table:style-name="ce1">
              <text:p>1403</text:p>
            </table:table-cell>
            <table:table-cell office:value-type="string" table:style-name="ce68">
              <text:p><text:s/>4,735.41</text:p>
            </table:table-cell>
            <table:table-cell office:value-type="float" office:value="197.48" table:style-name="ce69">
              <text:p>197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003" table:style-name="ce1">
              <text:p>272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137-001002-CEMENTO HOLCIM FUERTE 50 K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4" table:style-name="ce1">
              <text:p>1404</text:p>
            </table:table-cell>
            <table:table-cell office:value-type="string" table:style-name="ce68">
              <text:p><text:s/>5,255.04</text:p>
            </table:table-cell>
            <table:table-cell office:value-type="float" office:value="519.63" table:style-name="ce69">
              <text:p>519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003" table:style-name="ce1">
              <text:p>270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24052-001501-ADOQUIN HOLANDES 8 CM GRIS NA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5" table:style-name="ce1">
              <text:p>1405</text:p>
            </table:table-cell>
            <table:table-cell office:value-type="string" table:style-name="ce68">
              <text:p><text:s/>5,319.84</text:p>
            </table:table-cell>
            <table:table-cell office:value-type="float" office:value="64.8" table:style-name="ce69">
              <text:p>64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103" table:style-name="ce1">
              <text:p>277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1535-001001-F# 1535 COMPRA 20 METROS ADOQ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6" table:style-name="ce1">
              <text:p>1406</text:p>
            </table:table-cell>
            <table:table-cell office:value-type="string" table:style-name="ce68">
              <text:p><text:s/>5,517.32</text:p>
            </table:table-cell>
            <table:table-cell office:value-type="float" office:value="197.48" table:style-name="ce69">
              <text:p>197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103" table:style-name="ce1">
              <text:p>278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265-001002-F# 8265 COMPRA DE 240 SACOS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7" table:style-name="ce1">
              <text:p>1407</text:p>
            </table:table-cell>
            <table:table-cell office:value-type="string" table:style-name="ce68">
              <text:p><text:s/>5,690.12</text:p>
            </table:table-cell>
            <table:table-cell office:value-type="float" office:value="172.8" table:style-name="ce69">
              <text:p>172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203" table:style-name="ce1">
              <text:p>278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120-001101-F# 120 <text:s/>SUB BAS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8" table:style-name="ce1">
              <text:p>1408</text:p>
            </table:table-cell>
            <table:table-cell office:value-type="string" table:style-name="ce68">
              <text:p><text:s/>5,811.40</text:p>
            </table:table-cell>
            <table:table-cell office:value-type="float" office:value="121.28" table:style-name="ce69">
              <text:p>121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303" table:style-name="ce1">
              <text:p>278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31209-003006-F# 31209 CONECTOR EMT 1/2 IM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09" table:style-name="ce1">
              <text:p>1409</text:p>
            </table:table-cell>
            <table:table-cell office:value-type="string" table:style-name="ce68">
              <text:p><text:s/>5,857.84</text:p>
            </table:table-cell>
            <table:table-cell office:value-type="float" office:value="46.44" table:style-name="ce69">
              <text:p>46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503" table:style-name="ce1">
              <text:p>278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1527-001001-F# 1527 RESINA 15 KILOS - SEL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0" table:style-name="ce1">
              <text:p>1410</text:p>
            </table:table-cell>
            <table:table-cell office:value-type="string" table:style-name="ce68">
              <text:p><text:s/>5,860.94</text:p>
            </table:table-cell>
            <table:table-cell office:value-type="float" office:value="3.1" table:style-name="ce69">
              <text:p>3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603" table:style-name="ce1">
              <text:p>278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349-001002-F# 8349 PORCELANA CAOBA LATIN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1" table:style-name="ce1">
              <text:p>1411</text:p>
            </table:table-cell>
            <table:table-cell office:value-type="string" table:style-name="ce68">
              <text:p><text:s/>5,870.49</text:p>
            </table:table-cell>
            <table:table-cell office:value-type="float" office:value="9.5500000000000007" table:style-name="ce69">
              <text:p>9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803" table:style-name="ce1">
              <text:p>278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905-001001-F# 905 COMPRA TAPON HEMBR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2" table:style-name="ce1">
              <text:p>1412</text:p>
            </table:table-cell>
            <table:table-cell office:value-type="string" table:style-name="ce68">
              <text:p><text:s/>6,126.81</text:p>
            </table:table-cell>
            <table:table-cell office:value-type="float" office:value="256.32" table:style-name="ce69">
              <text:p>256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8903" table:style-name="ce1">
              <text:p>278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343-001001-F# 343 CANALES METALICOS TI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3" table:style-name="ce1">
              <text:p>1413</text:p>
            </table:table-cell>
            <table:table-cell office:value-type="string" table:style-name="ce68">
              <text:p><text:s/>6,128.85</text:p>
            </table:table-cell>
            <table:table-cell office:value-type="float" office:value="2.04" table:style-name="ce69">
              <text:p>2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9003" table:style-name="ce1">
              <text:p>279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61469-001100-F# 61469 COMPRA CODO DESAGUE 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4" table:style-name="ce1">
              <text:p>1414</text:p>
            </table:table-cell>
            <table:table-cell office:value-type="string" table:style-name="ce68">
              <text:p><text:s/>6,177.08</text:p>
            </table:table-cell>
            <table:table-cell office:value-type="float" office:value="48.23" table:style-name="ce69">
              <text:p>48,2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9203" table:style-name="ce1">
              <text:p>279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61525-001100-F# 61525 COMPRA CUARTON SEMID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5" table:style-name="ce1">
              <text:p>1415</text:p>
            </table:table-cell>
            <table:table-cell office:value-type="string" table:style-name="ce68">
              <text:p><text:s/>6,206.77</text:p>
            </table:table-cell>
            <table:table-cell office:value-type="float" office:value="29.69" table:style-name="ce69">
              <text:p>29,6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9303" table:style-name="ce1">
              <text:p>279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1941-022901-F# 1941 COMPRA 3 SELLADOR UN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6" table:style-name="ce1">
              <text:p>1416</text:p>
            </table:table-cell>
            <table:table-cell office:value-type="string" table:style-name="ce68">
              <text:p><text:s/>6,239.77</text:p>
            </table:table-cell>
            <table:table-cell office:value-type="float" office:value="33" table:style-name="ce69">
              <text:p>3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0703" table:style-name="ce1">
              <text:p>280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363-001002-OC# 1944 F# 8363 COMPRA CEMEN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7" table:style-name="ce1">
              <text:p>1417</text:p>
            </table:table-cell>
            <table:table-cell office:value-type="string" table:style-name="ce68">
              <text:p><text:s/>6,405.10</text:p>
            </table:table-cell>
            <table:table-cell office:value-type="float" office:value="165.33" table:style-name="ce69">
              <text:p>165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103" table:style-name="ce1">
              <text:p>282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4-001011-F# 421004 COMPRA <text:s/>CINTA PARA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8" table:style-name="ce1">
              <text:p>1418</text:p>
            </table:table-cell>
            <table:table-cell office:value-type="string" table:style-name="ce68">
              <text:p><text:s/>8,183.59</text:p>
            </table:table-cell>
            <table:table-cell office:value-type="float" office:value="1778.49" table:style-name="ce69">
              <text:p>1.778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203" table:style-name="ce1">
              <text:p>282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5-001011-F# 421005 CEMENTO HOLCIN SA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19" table:style-name="ce1">
              <text:p>1419</text:p>
            </table:table-cell>
            <table:table-cell office:value-type="string" table:style-name="ce68">
              <text:p><text:s/>8,508.72</text:p>
            </table:table-cell>
            <table:table-cell office:value-type="float" office:value="325.13" table:style-name="ce69">
              <text:p>325,1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303" table:style-name="ce1">
              <text:p>282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6-001011-F# 421006 CEMENTO HOLCIN SA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0" table:style-name="ce1">
              <text:p>1420</text:p>
            </table:table-cell>
            <table:table-cell office:value-type="string" table:style-name="ce68">
              <text:p><text:s/>33,727.00</text:p>
            </table:table-cell>
            <table:table-cell office:value-type="float" office:value="25218.28" table:style-name="ce69">
              <text:p>25.218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403" table:style-name="ce1">
              <text:p>282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7-001011-F# 421007 TUBERIA PEAD 160MM 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1" table:style-name="ce1">
              <text:p>1421</text:p>
            </table:table-cell>
            <table:table-cell office:value-type="string" table:style-name="ce68">
              <text:p><text:s/>34,028.39</text:p>
            </table:table-cell>
            <table:table-cell office:value-type="float" office:value="301.39" table:style-name="ce69">
              <text:p>301,3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503" table:style-name="ce1">
              <text:p>282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8-001011-F# 421008 GUANTE LATEX TALLA 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2" table:style-name="ce1">
              <text:p>1422</text:p>
            </table:table-cell>
            <table:table-cell office:value-type="string" table:style-name="ce68">
              <text:p><text:s/>34,652.84</text:p>
            </table:table-cell>
            <table:table-cell office:value-type="float" office:value="624.45000000000005" table:style-name="ce69">
              <text:p>624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603" table:style-name="ce1">
              <text:p>282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9-001011-F# 421009 <text:s/>PORTA CREDENCIAL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3" table:style-name="ce1">
              <text:p>1423</text:p>
            </table:table-cell>
            <table:table-cell office:value-type="string" table:style-name="ce68">
              <text:p><text:s/>34,850.32</text:p>
            </table:table-cell>
            <table:table-cell office:value-type="float" office:value="197.48" table:style-name="ce69">
              <text:p>197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103" table:style-name="ce1">
              <text:p>270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070-001002-CEMENTO HOLCIM FUERTE TIPO G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4" table:style-name="ce1">
              <text:p>1424</text:p>
            </table:table-cell>
            <table:table-cell office:value-type="string" table:style-name="ce68">
              <text:p><text:s/>34,866.71</text:p>
            </table:table-cell>
            <table:table-cell office:value-type="float" office:value="16.39" table:style-name="ce69">
              <text:p>16,3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203" table:style-name="ce1">
              <text:p>270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385-001100-MALLA HEXAGONAL 1/2" 1X50M I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5" table:style-name="ce1">
              <text:p>1425</text:p>
            </table:table-cell>
            <table:table-cell office:value-type="string" table:style-name="ce68">
              <text:p><text:s/>34,887.66</text:p>
            </table:table-cell>
            <table:table-cell office:value-type="float" office:value="20.95" table:style-name="ce69">
              <text:p>20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303" table:style-name="ce1">
              <text:p>270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393-001100-DISCO CORTE METAL 7" X 1/16" 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6" table:style-name="ce1">
              <text:p>1426</text:p>
            </table:table-cell>
            <table:table-cell office:value-type="string" table:style-name="ce68">
              <text:p><text:s/>35,111.28</text:p>
            </table:table-cell>
            <table:table-cell office:value-type="float" office:value="223.62" table:style-name="ce69">
              <text:p>223,6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9703" table:style-name="ce1">
              <text:p>279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61556-001100-F# 61556 COMPRA MAXIEMPASTE EX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7" table:style-name="ce1">
              <text:p>1427</text:p>
            </table:table-cell>
            <table:table-cell office:value-type="string" table:style-name="ce68">
              <text:p><text:s/>35,189.63</text:p>
            </table:table-cell>
            <table:table-cell office:value-type="float" office:value="78.349999999999994" table:style-name="ce69">
              <text:p>78,3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203" table:style-name="ce1">
              <text:p>281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1-001011-F# 421001 COMPRA TABLET SAMSU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8" table:style-name="ce1">
              <text:p>1428</text:p>
            </table:table-cell>
            <table:table-cell office:value-type="string" table:style-name="ce68">
              <text:p><text:s/>41,692.54</text:p>
            </table:table-cell>
            <table:table-cell office:value-type="float" office:value="6502.91" table:style-name="ce69">
              <text:p>6.502,9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303" table:style-name="ce1">
              <text:p>281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4-001011-F# 421024 UNION PVC DESAGUUE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29" table:style-name="ce1">
              <text:p>1429</text:p>
            </table:table-cell>
            <table:table-cell office:value-type="string" table:style-name="ce68">
              <text:p><text:s/>42,481.34</text:p>
            </table:table-cell>
            <table:table-cell office:value-type="float" office:value="788.8" table:style-name="ce69">
              <text:p>788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403" table:style-name="ce1">
              <text:p>281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5-001011-F# 421025 COMPRA DE TIRA SEMI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0" table:style-name="ce1">
              <text:p>1430</text:p>
            </table:table-cell>
            <table:table-cell office:value-type="string" table:style-name="ce68">
              <text:p><text:s/>42,487.51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503" table:style-name="ce1">
              <text:p>281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2-001011-F# 421022 COMPRA BOTA DIELECT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1" table:style-name="ce1">
              <text:p>1431</text:p>
            </table:table-cell>
            <table:table-cell office:value-type="string" table:style-name="ce68">
              <text:p><text:s/>42,499.68</text:p>
            </table:table-cell>
            <table:table-cell office:value-type="float" office:value="12.17" table:style-name="ce69">
              <text:p>12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603" table:style-name="ce1">
              <text:p>281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21-001011-F# 421021 COMPRA DE PLATINA 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2" table:style-name="ce1">
              <text:p>1432</text:p>
            </table:table-cell>
            <table:table-cell office:value-type="string" table:style-name="ce68">
              <text:p><text:s/>42,519.17</text:p>
            </table:table-cell>
            <table:table-cell office:value-type="float" office:value="19.489999999999998" table:style-name="ce69">
              <text:p>19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2003" table:style-name="ce1">
              <text:p>282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421003-001011-F# 421003 COMPRA GUANTES NIT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3" table:style-name="ce1">
              <text:p>1433</text:p>
            </table:table-cell>
            <table:table-cell office:value-type="string" table:style-name="ce68">
              <text:p><text:s/>43,696.68</text:p>
            </table:table-cell>
            <table:table-cell office:value-type="float" office:value="1177.51" table:style-name="ce69">
              <text:p>1.177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703" table:style-name="ce1">
              <text:p>271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1928-022901-PIEDRA ARRECIFE ARENA 50X10X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4" table:style-name="ce1">
              <text:p>1434</text:p>
            </table:table-cell>
            <table:table-cell office:value-type="string" table:style-name="ce68">
              <text:p><text:s/>43,765.28</text:p>
            </table:table-cell>
            <table:table-cell office:value-type="float" office:value="68.599999999999994" table:style-name="ce69">
              <text:p>68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903" table:style-name="ce1">
              <text:p>271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8130-001002-PLYWOOD ECO 122 - TABLAS SEMI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5" table:style-name="ce1">
              <text:p>1435</text:p>
            </table:table-cell>
            <table:table-cell office:value-type="string" table:style-name="ce68">
              <text:p><text:s/>43,800.23</text:p>
            </table:table-cell>
            <table:table-cell office:value-type="float" office:value="34.950000000000003" table:style-name="ce69">
              <text:p>34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103" table:style-name="ce1">
              <text:p>272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891-001001-CODAL ALUMINIO 6 MTS (REGLETA)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6" table:style-name="ce1">
              <text:p>1436</text:p>
            </table:table-cell>
            <table:table-cell office:value-type="string" table:style-name="ce68">
              <text:p><text:s/>44,135.89</text:p>
            </table:table-cell>
            <table:table-cell office:value-type="float" office:value="335.66" table:style-name="ce69">
              <text:p>335,6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303" table:style-name="ce1">
              <text:p>271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30913-003006-ALAMBRE SOLIDO AWG #12 BLANCO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7" table:style-name="ce1">
              <text:p>1437</text:p>
            </table:table-cell>
            <table:table-cell office:value-type="string" table:style-name="ce68">
              <text:p><text:s/>44,542.51</text:p>
            </table:table-cell>
            <table:table-cell office:value-type="float" office:value="406.62" table:style-name="ce69">
              <text:p>406,6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8703" table:style-name="ce1">
              <text:p>268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15465-001003-CEMENTO HOLCIM FUERTE TIPO GU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8" table:style-name="ce1">
              <text:p>1438</text:p>
            </table:table-cell>
            <table:table-cell office:value-type="string" table:style-name="ce68">
              <text:p><text:s/>44,581.01</text:p>
            </table:table-cell>
            <table:table-cell office:value-type="float" office:value="38.5" table:style-name="ce69">
              <text:p>38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8803" table:style-name="ce1">
              <text:p>268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B 000000372-001100-TUBO PVC DESAGUE 76MM X 3M -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39" table:style-name="ce1">
              <text:p>1439</text:p>
            </table:table-cell>
            <table:table-cell office:value-type="string" table:style-name="ce68">
              <text:p><text:s/>.0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44581.01" table:style-name="ce69">
              <text:p>44.581,01<text:s/></text:p>
            </table:table-cell>
            <table:table-cell table:style-name="ce1"/>
            <table:table-cell office:value-type="float" office:value="1698" table:style-name="ce1">
              <text:p>16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TRASPASO IMPUESTOS MES: AGOSTO -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0" table:style-name="ce1">
              <text:p>1440</text:p>
            </table:table-cell>
            <table:table-cell office:value-type="string" table:style-name="ce68">
              <text:p><text:s/>6.17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803" table:style-name="ce1">
              <text:p>297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2-001011-TELCONET F# 423922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1" table:style-name="ce1">
              <text:p>1441</text:p>
            </table:table-cell>
            <table:table-cell office:value-type="string" table:style-name="ce68">
              <text:p><text:s/>15.78</text:p>
            </table:table-cell>
            <table:table-cell office:value-type="float" office:value="9.61" table:style-name="ce69">
              <text:p>9,6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903" table:style-name="ce1">
              <text:p>297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1-001011-TELCONET F# 423931 COMPRA 1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2" table:style-name="ce1">
              <text:p>1442</text:p>
            </table:table-cell>
            <table:table-cell office:value-type="string" table:style-name="ce68">
              <text:p><text:s/>20.16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003" table:style-name="ce1">
              <text:p>298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6-001011-TELCONET F# 423926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3" table:style-name="ce1">
              <text:p>1443</text:p>
            </table:table-cell>
            <table:table-cell office:value-type="string" table:style-name="ce68">
              <text:p><text:s/>24.54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103" table:style-name="ce1">
              <text:p>298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5-001011-TELCONET F# 423925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4" table:style-name="ce1">
              <text:p>1444</text:p>
            </table:table-cell>
            <table:table-cell office:value-type="string" table:style-name="ce68">
              <text:p><text:s/>29.43</text:p>
            </table:table-cell>
            <table:table-cell office:value-type="float" office:value="4.8899999999999997" table:style-name="ce69">
              <text:p>4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203" table:style-name="ce1">
              <text:p>298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4-001011-TELCONET F# 423924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5" table:style-name="ce1">
              <text:p>1445</text:p>
            </table:table-cell>
            <table:table-cell office:value-type="string" table:style-name="ce68">
              <text:p><text:s/>39.04</text:p>
            </table:table-cell>
            <table:table-cell office:value-type="float" office:value="9.61" table:style-name="ce69">
              <text:p>9,6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303" table:style-name="ce1">
              <text:p>298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2-001011-TELCONET F# 423932 COMPRA 1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6" table:style-name="ce1">
              <text:p>1446</text:p>
            </table:table-cell>
            <table:table-cell office:value-type="string" table:style-name="ce68">
              <text:p><text:s/>183.89</text:p>
            </table:table-cell>
            <table:table-cell office:value-type="float" office:value="144.85" table:style-name="ce69">
              <text:p>144,8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403" table:style-name="ce1">
              <text:p>298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6-001011-TELCONET F# 423936 COMPRA 20 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7" table:style-name="ce1">
              <text:p>1447</text:p>
            </table:table-cell>
            <table:table-cell office:value-type="string" table:style-name="ce68">
              <text:p><text:s/>190.06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503" table:style-name="ce1">
              <text:p>298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8-001011-TELCONET F# 423938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8" table:style-name="ce1">
              <text:p>1448</text:p>
            </table:table-cell>
            <table:table-cell office:value-type="string" table:style-name="ce68">
              <text:p><text:s/>205.39</text:p>
            </table:table-cell>
            <table:table-cell office:value-type="float" office:value="15.33" table:style-name="ce69">
              <text:p>15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603" table:style-name="ce1">
              <text:p>298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7-001011-TELCONET F# 423937 COMPRA 1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49" table:style-name="ce1">
              <text:p>1449</text:p>
            </table:table-cell>
            <table:table-cell office:value-type="string" table:style-name="ce68">
              <text:p><text:s/>220.72</text:p>
            </table:table-cell>
            <table:table-cell office:value-type="float" office:value="15.33" table:style-name="ce69">
              <text:p>15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703" table:style-name="ce1">
              <text:p>298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5-001011-TELCONET F# 423935 COMPRA 1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0" table:style-name="ce1">
              <text:p>1450</text:p>
            </table:table-cell>
            <table:table-cell office:value-type="string" table:style-name="ce68">
              <text:p><text:s/>455.26</text:p>
            </table:table-cell>
            <table:table-cell office:value-type="float" office:value="234.54" table:style-name="ce69">
              <text:p>234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803" table:style-name="ce1">
              <text:p>298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9-001011-TELCONET F# 423939 COMPRA 11 V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1" table:style-name="ce1">
              <text:p>1451</text:p>
            </table:table-cell>
            <table:table-cell office:value-type="string" table:style-name="ce68">
              <text:p><text:s/>477.99</text:p>
            </table:table-cell>
            <table:table-cell office:value-type="float" office:value="22.73" table:style-name="ce69">
              <text:p>22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8903" table:style-name="ce1">
              <text:p>298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42-001011-TELCONET F# 423942 COMPRA 4 P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2" table:style-name="ce1">
              <text:p>1452</text:p>
            </table:table-cell>
            <table:table-cell office:value-type="string" table:style-name="ce68">
              <text:p><text:s/>488.50</text:p>
            </table:table-cell>
            <table:table-cell office:value-type="float" office:value="10.51" table:style-name="ce69">
              <text:p>10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003" table:style-name="ce1">
              <text:p>299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41-001011-TELCONET F# 423941 COMPRA 30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3" table:style-name="ce1">
              <text:p>1453</text:p>
            </table:table-cell>
            <table:table-cell office:value-type="string" table:style-name="ce68">
              <text:p><text:s/>497.05</text:p>
            </table:table-cell>
            <table:table-cell office:value-type="float" office:value="8.5500000000000007" table:style-name="ce69">
              <text:p>8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103" table:style-name="ce1">
              <text:p>299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40-001011-TELCONET F# 423940 COMPRA 33 V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4" table:style-name="ce1">
              <text:p>1454</text:p>
            </table:table-cell>
            <table:table-cell office:value-type="string" table:style-name="ce68">
              <text:p><text:s/>877.36</text:p>
            </table:table-cell>
            <table:table-cell office:value-type="float" office:value="380.31" table:style-name="ce69">
              <text:p>380,3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203" table:style-name="ce1">
              <text:p>299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1-001011-TELCONET F# 423921 COMPRA 3 V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5" table:style-name="ce1">
              <text:p>1455</text:p>
            </table:table-cell>
            <table:table-cell office:value-type="string" table:style-name="ce68">
              <text:p><text:s/>883.53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303" table:style-name="ce1">
              <text:p>299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4004-001011-TELCONET F# 424004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6" table:style-name="ce1">
              <text:p>1456</text:p>
            </table:table-cell>
            <table:table-cell office:value-type="string" table:style-name="ce68">
              <text:p>-11,841.86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2725.39" table:style-name="ce69">
              <text:p>12.725,39<text:s/></text:p>
            </table:table-cell>
            <table:table-cell table:style-name="ce1"/>
            <table:table-cell office:value-type="float" office:value="1774" table:style-name="ce1">
              <text:p>177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TRASPASO IMPUESTOS MES: SEPTIEM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7" table:style-name="ce1">
              <text:p>1457</text:p>
            </table:table-cell>
            <table:table-cell office:value-type="string" table:style-name="ce68">
              <text:p>-11,845.45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3.59" table:style-name="ce69">
              <text:p>3,59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503" table:style-name="ce1">
              <text:p>287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NC 000014432-001007-ELECTROLEG NC# 14432 AFECTA F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8" table:style-name="ce1">
              <text:p>1458</text:p>
            </table:table-cell>
            <table:table-cell office:value-type="string" table:style-name="ce68">
              <text:p>-11,870.04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24.59" table:style-name="ce69">
              <text:p>24,59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0403" table:style-name="ce1">
              <text:p>300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NC 000009984-002002-SWISSOIL NC APLICA F# 59058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59" table:style-name="ce1">
              <text:p>1459</text:p>
            </table:table-cell>
            <table:table-cell office:value-type="string" table:style-name="ce68">
              <text:p>-11,863.87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403" table:style-name="ce1">
              <text:p>299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4002-001011-TELCONET F# 424002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0" table:style-name="ce1">
              <text:p>1460</text:p>
            </table:table-cell>
            <table:table-cell office:value-type="string" table:style-name="ce68">
              <text:p>-11,859.52</text:p>
            </table:table-cell>
            <table:table-cell office:value-type="float" office:value="4.3499999999999996" table:style-name="ce69">
              <text:p>4,3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503" table:style-name="ce1">
              <text:p>299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4003-001011-TELCONET F# 424003 COMPRA 3 J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1" table:style-name="ce1">
              <text:p>1461</text:p>
            </table:table-cell>
            <table:table-cell office:value-type="string" table:style-name="ce68">
              <text:p>-11,856.62</text:p>
            </table:table-cell>
            <table:table-cell office:value-type="float" office:value="2.9" table:style-name="ce69">
              <text:p>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603" table:style-name="ce1">
              <text:p>299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4001-001011-TELCONET F# 424001 COMPRA 2 J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2" table:style-name="ce1">
              <text:p>1462</text:p>
            </table:table-cell>
            <table:table-cell office:value-type="string" table:style-name="ce68">
              <text:p>-11,848.56</text:p>
            </table:table-cell>
            <table:table-cell office:value-type="float" office:value="8.06" table:style-name="ce69">
              <text:p>8,0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403" table:style-name="ce1">
              <text:p>292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48945-002001-JORCHU SA F# 48945 COMPRA 3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3" table:style-name="ce1">
              <text:p>1463</text:p>
            </table:table-cell>
            <table:table-cell office:value-type="string" table:style-name="ce68">
              <text:p>-11,829.46</text:p>
            </table:table-cell>
            <table:table-cell office:value-type="float" office:value="19.100000000000001" table:style-name="ce69">
              <text:p>19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503" table:style-name="ce1">
              <text:p>292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19435-018501-GRAIMAN F# 19435 COMPRA CERAM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4" table:style-name="ce1">
              <text:p>1464</text:p>
            </table:table-cell>
            <table:table-cell office:value-type="string" table:style-name="ce68">
              <text:p>-11,827.64</text:p>
            </table:table-cell>
            <table:table-cell office:value-type="float" office:value="1.82" table:style-name="ce69">
              <text:p>1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603" table:style-name="ce1">
              <text:p>292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62741-001100-SERVIDECONS SA F# 62741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5" table:style-name="ce1">
              <text:p>1465</text:p>
            </table:table-cell>
            <table:table-cell office:value-type="string" table:style-name="ce68">
              <text:p>-11,826.73</text:p>
            </table:table-cell>
            <table:table-cell office:value-type="float" office:value="0.91" table:style-name="ce69">
              <text:p>0,9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703" table:style-name="ce1">
              <text:p>292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62739-001100-SERVIDECONS SA F# 62739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6" table:style-name="ce1">
              <text:p>1466</text:p>
            </table:table-cell>
            <table:table-cell office:value-type="string" table:style-name="ce68">
              <text:p>-11,696.29</text:p>
            </table:table-cell>
            <table:table-cell office:value-type="float" office:value="130.44" table:style-name="ce69">
              <text:p>130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603" table:style-name="ce1">
              <text:p>290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879648-005002-ELECTRONICA SIGLO21 F# 879648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7" table:style-name="ce1">
              <text:p>1467</text:p>
            </table:table-cell>
            <table:table-cell office:value-type="string" table:style-name="ce68">
              <text:p>-11,667.91</text:p>
            </table:table-cell>
            <table:table-cell office:value-type="float" office:value="28.38" table:style-name="ce69">
              <text:p>28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403" table:style-name="ce1">
              <text:p>290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2002-022901-COMERCIAL KYWI F# 2002 OC 2049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8" table:style-name="ce1">
              <text:p>1468</text:p>
            </table:table-cell>
            <table:table-cell office:value-type="string" table:style-name="ce68">
              <text:p>-10,180.51</text:p>
            </table:table-cell>
            <table:table-cell office:value-type="float" office:value="1487.4" table:style-name="ce69">
              <text:p>1.487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303" table:style-name="ce1">
              <text:p>295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3377-001001-TECNOVIAS SA F# 3377 COMPRA 6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69" table:style-name="ce1">
              <text:p>1469</text:p>
            </table:table-cell>
            <table:table-cell office:value-type="string" table:style-name="ce68">
              <text:p>-10,169.97</text:p>
            </table:table-cell>
            <table:table-cell office:value-type="float" office:value="10.54" table:style-name="ce69">
              <text:p>10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503" table:style-name="ce1">
              <text:p>293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22892-003001-SUKER F# 22892 COMPRA 20 PAPE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0" table:style-name="ce1">
              <text:p>1470</text:p>
            </table:table-cell>
            <table:table-cell office:value-type="string" table:style-name="ce68">
              <text:p>-10,166.38</text:p>
            </table:table-cell>
            <table:table-cell office:value-type="float" office:value="3.59" table:style-name="ce69">
              <text:p>3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403" table:style-name="ce1">
              <text:p>295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32119-003006-ELECTROLEG SA F# 32119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1" table:style-name="ce1">
              <text:p>1471</text:p>
            </table:table-cell>
            <table:table-cell office:value-type="string" table:style-name="ce68">
              <text:p>-10,067.64</text:p>
            </table:table-cell>
            <table:table-cell office:value-type="float" office:value="98.74" table:style-name="ce69">
              <text:p>98,7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803" table:style-name="ce1">
              <text:p>290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719-001002-COMERC. ORTIZLOFFREDO F# 8719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2" table:style-name="ce1">
              <text:p>1472</text:p>
            </table:table-cell>
            <table:table-cell office:value-type="string" table:style-name="ce68">
              <text:p>-10,014.27</text:p>
            </table:table-cell>
            <table:table-cell office:value-type="float" office:value="53.37" table:style-name="ce69">
              <text:p>53,3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903" table:style-name="ce1">
              <text:p>290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97151-001101-CONTRUCC. MATUTE F# 97151 COM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3" table:style-name="ce1">
              <text:p>1473</text:p>
            </table:table-cell>
            <table:table-cell office:value-type="string" table:style-name="ce68">
              <text:p>-9,948.95</text:p>
            </table:table-cell>
            <table:table-cell office:value-type="float" office:value="65.319999999999993" table:style-name="ce69">
              <text:p>65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003" table:style-name="ce1">
              <text:p>286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167459-001001-RENDON DE LA CUADRA JOSE F# 16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4" table:style-name="ce1">
              <text:p>1474</text:p>
            </table:table-cell>
            <table:table-cell office:value-type="string" table:style-name="ce68">
              <text:p>-9,886.24</text:p>
            </table:table-cell>
            <table:table-cell office:value-type="float" office:value="62.71" table:style-name="ce69">
              <text:p>62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5903" table:style-name="ce1">
              <text:p>285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84905-001008-TECNOVA SA F# 84905 COMPRA BA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5" table:style-name="ce1">
              <text:p>1475</text:p>
            </table:table-cell>
            <table:table-cell office:value-type="string" table:style-name="ce68">
              <text:p>-9,600.24</text:p>
            </table:table-cell>
            <table:table-cell office:value-type="float" office:value="286" table:style-name="ce69">
              <text:p>28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6603" table:style-name="ce1">
              <text:p>296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6788-001001-HORMIGONES HERCULES F# 6788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6" table:style-name="ce1">
              <text:p>1476</text:p>
            </table:table-cell>
            <table:table-cell office:value-type="string" table:style-name="ce68">
              <text:p>-9,485.20</text:p>
            </table:table-cell>
            <table:table-cell office:value-type="float" office:value="115.04" table:style-name="ce69">
              <text:p>115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003" table:style-name="ce1">
              <text:p>292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676-001001-GEDEQUIP F# 676 MANTENIMIENT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7" table:style-name="ce1">
              <text:p>1477</text:p>
            </table:table-cell>
            <table:table-cell office:value-type="string" table:style-name="ce68">
              <text:p>-9,355.37</text:p>
            </table:table-cell>
            <table:table-cell office:value-type="float" office:value="129.83000000000001" table:style-name="ce69">
              <text:p>129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103" table:style-name="ce1">
              <text:p>291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451-021001-UNION CEMENTERA NACIONAL F# 4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8" table:style-name="ce1">
              <text:p>1478</text:p>
            </table:table-cell>
            <table:table-cell office:value-type="string" table:style-name="ce68">
              <text:p>-9,279.64</text:p>
            </table:table-cell>
            <table:table-cell office:value-type="float" office:value="75.73" table:style-name="ce69">
              <text:p>75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203" table:style-name="ce1">
              <text:p>291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510-021001-UNION CEMENTERA NACIONAL F# 5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79" table:style-name="ce1">
              <text:p>1479</text:p>
            </table:table-cell>
            <table:table-cell office:value-type="string" table:style-name="ce68">
              <text:p>-9,214.72</text:p>
            </table:table-cell>
            <table:table-cell office:value-type="float" office:value="64.92" table:style-name="ce69">
              <text:p>64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303" table:style-name="ce1">
              <text:p>291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512-021001-UNION CEMENTERA F# 512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0" table:style-name="ce1">
              <text:p>1480</text:p>
            </table:table-cell>
            <table:table-cell office:value-type="string" table:style-name="ce68">
              <text:p>-9,138.99</text:p>
            </table:table-cell>
            <table:table-cell office:value-type="float" office:value="75.73" table:style-name="ce69">
              <text:p>75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403" table:style-name="ce1">
              <text:p>291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511-021001-UNION CEMENTERA NACIONAL F# 5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1" table:style-name="ce1">
              <text:p>1481</text:p>
            </table:table-cell>
            <table:table-cell office:value-type="string" table:style-name="ce68">
              <text:p>-9,114.40</text:p>
            </table:table-cell>
            <table:table-cell office:value-type="float" office:value="24.59" table:style-name="ce69">
              <text:p>24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0303" table:style-name="ce1">
              <text:p>300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59058-002002-SWISSOIL F# 59058 COMPRA HID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2" table:style-name="ce1">
              <text:p>1482</text:p>
            </table:table-cell>
            <table:table-cell office:value-type="string" table:style-name="ce68">
              <text:p>-9,022.10</text:p>
            </table:table-cell>
            <table:table-cell office:value-type="float" office:value="92.3" table:style-name="ce69">
              <text:p>92,3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903" table:style-name="ce1">
              <text:p>289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800-001002-COMERC. ORTIZLOFREDO F# 8800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3" table:style-name="ce1">
              <text:p>1483</text:p>
            </table:table-cell>
            <table:table-cell office:value-type="string" table:style-name="ce68">
              <text:p>-8,923.36</text:p>
            </table:table-cell>
            <table:table-cell office:value-type="float" office:value="98.74" table:style-name="ce69">
              <text:p>98,7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003" table:style-name="ce1">
              <text:p>290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782-001002-COMERC. ORTIZLOFREDO F# 8782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4" table:style-name="ce1">
              <text:p>1484</text:p>
            </table:table-cell>
            <table:table-cell office:value-type="string" table:style-name="ce68">
              <text:p>-8,905.41</text:p>
            </table:table-cell>
            <table:table-cell office:value-type="float" office:value="17.95" table:style-name="ce69">
              <text:p>17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103" table:style-name="ce1">
              <text:p>297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4-001011-TELCONET F# 423934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5" table:style-name="ce1">
              <text:p>1485</text:p>
            </table:table-cell>
            <table:table-cell office:value-type="string" table:style-name="ce68">
              <text:p>-8,895.80</text:p>
            </table:table-cell>
            <table:table-cell office:value-type="float" office:value="9.61" table:style-name="ce69">
              <text:p>9,6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203" table:style-name="ce1">
              <text:p>297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0-001011-TELCONET F# 423930 COMPRA 1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6" table:style-name="ce1">
              <text:p>1486</text:p>
            </table:table-cell>
            <table:table-cell office:value-type="string" table:style-name="ce68">
              <text:p>-8,889.09</text:p>
            </table:table-cell>
            <table:table-cell office:value-type="float" office:value="6.71" table:style-name="ce69">
              <text:p>6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303" table:style-name="ce1">
              <text:p>297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9-001011-TELCONET F# 423929 COMPRA COM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7" table:style-name="ce1">
              <text:p>1487</text:p>
            </table:table-cell>
            <table:table-cell office:value-type="string" table:style-name="ce68">
              <text:p>-8,869.89</text:p>
            </table:table-cell>
            <table:table-cell office:value-type="float" office:value="19.2" table:style-name="ce69">
              <text:p>1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9803" table:style-name="ce1">
              <text:p>299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123-001101-BRENSAM BONILLA F# 123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8" table:style-name="ce1">
              <text:p>1488</text:p>
            </table:table-cell>
            <table:table-cell office:value-type="string" table:style-name="ce68">
              <text:p>-8,672.40</text:p>
            </table:table-cell>
            <table:table-cell office:value-type="float" office:value="197.49" table:style-name="ce69">
              <text:p>197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103" table:style-name="ce1">
              <text:p>286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518-001002-COMERC. ORTIZLOFREDO ECORLOF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89" table:style-name="ce1">
              <text:p>1489</text:p>
            </table:table-cell>
            <table:table-cell office:value-type="string" table:style-name="ce68">
              <text:p>-5,961.60</text:p>
            </table:table-cell>
            <table:table-cell office:value-type="float" office:value="2710.8" table:style-name="ce69">
              <text:p>2.710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203" table:style-name="ce1">
              <text:p>286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330-002002-BOWEN MENDOZA JOSE F# 330 COM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0" table:style-name="ce1">
              <text:p>1490</text:p>
            </table:table-cell>
            <table:table-cell office:value-type="string" table:style-name="ce68">
              <text:p>-5,939.83</text:p>
            </table:table-cell>
            <table:table-cell office:value-type="float" office:value="21.77" table:style-name="ce69">
              <text:p>21,7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303" table:style-name="ce1">
              <text:p>286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1977-022901-COMERCIAL KYWI F# 1977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1" table:style-name="ce1">
              <text:p>1491</text:p>
            </table:table-cell>
            <table:table-cell office:value-type="string" table:style-name="ce68">
              <text:p>-5,824.01</text:p>
            </table:table-cell>
            <table:table-cell office:value-type="float" office:value="115.82" table:style-name="ce69">
              <text:p>115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603" table:style-name="ce1">
              <text:p>286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2120-001001-FACINSER SA F# 2120 COMPRA MA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2" table:style-name="ce1">
              <text:p>1492</text:p>
            </table:table-cell>
            <table:table-cell office:value-type="string" table:style-name="ce68">
              <text:p>-5,730.21</text:p>
            </table:table-cell>
            <table:table-cell office:value-type="float" office:value="93.8" table:style-name="ce69">
              <text:p>93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703" table:style-name="ce1">
              <text:p>286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61972-001100-SERVIDECONS SA F# 61972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3" table:style-name="ce1">
              <text:p>1493</text:p>
            </table:table-cell>
            <table:table-cell office:value-type="string" table:style-name="ce68">
              <text:p>-5,532.72</text:p>
            </table:table-cell>
            <table:table-cell office:value-type="float" office:value="197.49" table:style-name="ce69">
              <text:p>197,4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803" table:style-name="ce1">
              <text:p>286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547-001002-COMERC. ORTIZLOFREDO ECORLOF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4" table:style-name="ce1">
              <text:p>1494</text:p>
            </table:table-cell>
            <table:table-cell office:value-type="string" table:style-name="ce68">
              <text:p>-5,489.71</text:p>
            </table:table-cell>
            <table:table-cell office:value-type="float" office:value="43.01" table:style-name="ce69">
              <text:p>43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003" table:style-name="ce1">
              <text:p>287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48575-002001-JORCHU SA F# 48575 COMPRA OJ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5" table:style-name="ce1">
              <text:p>1495</text:p>
            </table:table-cell>
            <table:table-cell office:value-type="string" table:style-name="ce68">
              <text:p>-4,698.07</text:p>
            </table:table-cell>
            <table:table-cell office:value-type="float" office:value="791.64" table:style-name="ce69">
              <text:p>791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103" table:style-name="ce1">
              <text:p>287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4539-001001-ALCIVAR BRICIO HUMBERTO F# 45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6" table:style-name="ce1">
              <text:p>1496</text:p>
            </table:table-cell>
            <table:table-cell office:value-type="string" table:style-name="ce68">
              <text:p>-4,515.90</text:p>
            </table:table-cell>
            <table:table-cell office:value-type="float" office:value="182.17" table:style-name="ce69">
              <text:p>182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203" table:style-name="ce1">
              <text:p>287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4895-006206-KITTON SA F# 4895 COMPRA 4 TAZ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7" table:style-name="ce1">
              <text:p>1497</text:p>
            </table:table-cell>
            <table:table-cell office:value-type="string" table:style-name="ce68">
              <text:p>-4,501.69</text:p>
            </table:table-cell>
            <table:table-cell office:value-type="float" office:value="14.21" table:style-name="ce69">
              <text:p>14,2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303" table:style-name="ce1">
              <text:p>287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1984-022901-COMERCIAL KYWI SA F# 1984 OC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8" table:style-name="ce1">
              <text:p>1498</text:p>
            </table:table-cell>
            <table:table-cell office:value-type="string" table:style-name="ce68">
              <text:p>-4,492.72</text:p>
            </table:table-cell>
            <table:table-cell office:value-type="float" office:value="8.9700000000000006" table:style-name="ce69">
              <text:p>8,9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403" table:style-name="ce1">
              <text:p>287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31489-003006-ELECTROLEG SA F# 31489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499" table:style-name="ce1">
              <text:p>1499</text:p>
            </table:table-cell>
            <table:table-cell office:value-type="string" table:style-name="ce68">
              <text:p>-2,422.96</text:p>
            </table:table-cell>
            <table:table-cell office:value-type="float" office:value="2069.7600000000002" table:style-name="ce69">
              <text:p>2.069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703" table:style-name="ce1">
              <text:p>287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573-001104-ELECTMB SA F# 573 COMPRA UPS 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0" table:style-name="ce1">
              <text:p>1500</text:p>
            </table:table-cell>
            <table:table-cell office:value-type="string" table:style-name="ce68">
              <text:p>-2,194.96</text:p>
            </table:table-cell>
            <table:table-cell office:value-type="float" office:value="228" table:style-name="ce69">
              <text:p>22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803" table:style-name="ce1">
              <text:p>287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341-002002-BOWEN MENDOZA JOSE F# 341 COMP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1" table:style-name="ce1">
              <text:p>1501</text:p>
            </table:table-cell>
            <table:table-cell office:value-type="string" table:style-name="ce68">
              <text:p>-2,168.78</text:p>
            </table:table-cell>
            <table:table-cell office:value-type="float" office:value="26.18" table:style-name="ce69">
              <text:p>26,1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7903" table:style-name="ce1">
              <text:p>287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4909-006206-KITTON SA F# 4909 COMPRA 5 AP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2" table:style-name="ce1">
              <text:p>1502</text:p>
            </table:table-cell>
            <table:table-cell office:value-type="string" table:style-name="ce68">
              <text:p>-2,070.04</text:p>
            </table:table-cell>
            <table:table-cell office:value-type="float" office:value="98.74" table:style-name="ce69">
              <text:p>98,7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8003" table:style-name="ce1">
              <text:p>288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680-001002-COMERC. ORTIZLOFREDO ECORLOF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3" table:style-name="ce1">
              <text:p>1503</text:p>
            </table:table-cell>
            <table:table-cell office:value-type="string" table:style-name="ce68">
              <text:p>-1,947.01</text:p>
            </table:table-cell>
            <table:table-cell office:value-type="float" office:value="123.03" table:style-name="ce69">
              <text:p>123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8103" table:style-name="ce1">
              <text:p>288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62313-001100-SERVIDECONS SA F# 62313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4" table:style-name="ce1">
              <text:p>1504</text:p>
            </table:table-cell>
            <table:table-cell office:value-type="string" table:style-name="ce68">
              <text:p>-1,880.87</text:p>
            </table:table-cell>
            <table:table-cell office:value-type="float" office:value="66.14" table:style-name="ce69">
              <text:p>66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8203" table:style-name="ce1">
              <text:p>288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548-001002-COMERC. ORTIZLOFREDO F# 8548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5" table:style-name="ce1">
              <text:p>1505</text:p>
            </table:table-cell>
            <table:table-cell office:value-type="string" table:style-name="ce68">
              <text:p>-1,847.39</text:p>
            </table:table-cell>
            <table:table-cell office:value-type="float" office:value="33.479999999999997" table:style-name="ce69">
              <text:p>33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8303" table:style-name="ce1">
              <text:p>288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12231-001001-GURUMENDI WASHINGTON F# 1223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6" table:style-name="ce1">
              <text:p>1506</text:p>
            </table:table-cell>
            <table:table-cell office:value-type="string" table:style-name="ce68">
              <text:p>-1,631.68</text:p>
            </table:table-cell>
            <table:table-cell office:value-type="float" office:value="215.71" table:style-name="ce69">
              <text:p>215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703" table:style-name="ce1">
              <text:p>293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701-021001-UNION CEMENTERA NACIONAL F# 7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7" table:style-name="ce1">
              <text:p>1507</text:p>
            </table:table-cell>
            <table:table-cell office:value-type="string" table:style-name="ce68">
              <text:p>-1,516.48</text:p>
            </table:table-cell>
            <table:table-cell office:value-type="float" office:value="115.2" table:style-name="ce69">
              <text:p>11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803" table:style-name="ce1">
              <text:p>292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125-001101-BRENSAM BONILLA F# 125 <text:s/>SUB B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8" table:style-name="ce1">
              <text:p>1508</text:p>
            </table:table-cell>
            <table:table-cell office:value-type="string" table:style-name="ce68">
              <text:p>-1,417.74</text:p>
            </table:table-cell>
            <table:table-cell office:value-type="float" office:value="98.74" table:style-name="ce69">
              <text:p>98,7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703" table:style-name="ce1">
              <text:p>291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824-001002-COMERC. ORTIZLOFREDO ECORLOF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09" table:style-name="ce1">
              <text:p>1509</text:p>
            </table:table-cell>
            <table:table-cell office:value-type="string" table:style-name="ce68">
              <text:p>-1,405.69</text:p>
            </table:table-cell>
            <table:table-cell office:value-type="float" office:value="12.05" table:style-name="ce69">
              <text:p>12,0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803" table:style-name="ce1">
              <text:p>291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85529-001008-TECNOVA SA F# 85529 COMPRA 2 B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0" table:style-name="ce1">
              <text:p>1510</text:p>
            </table:table-cell>
            <table:table-cell office:value-type="string" table:style-name="ce68">
              <text:p>-1,235.97</text:p>
            </table:table-cell>
            <table:table-cell office:value-type="float" office:value="169.72" table:style-name="ce69">
              <text:p>169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903" table:style-name="ce1">
              <text:p>291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2015-022901-COMERCIAL KYWI F# 2015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1" table:style-name="ce1">
              <text:p>1511</text:p>
            </table:table-cell>
            <table:table-cell office:value-type="string" table:style-name="ce68">
              <text:p>-1,160.24</text:p>
            </table:table-cell>
            <table:table-cell office:value-type="float" office:value="75.73" table:style-name="ce69">
              <text:p>75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203" table:style-name="ce1">
              <text:p>295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770-021001-UNION CEMENTERA NACIONAL F# 7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2" table:style-name="ce1">
              <text:p>1512</text:p>
            </table:table-cell>
            <table:table-cell office:value-type="string" table:style-name="ce68">
              <text:p>-1,135.65</text:p>
            </table:table-cell>
            <table:table-cell office:value-type="float" office:value="24.59" table:style-name="ce69">
              <text:p>24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703" table:style-name="ce1">
              <text:p>290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59324-002002-SWISSOIL F# 59324 COMPRA HID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3" table:style-name="ce1">
              <text:p>1513</text:p>
            </table:table-cell>
            <table:table-cell office:value-type="string" table:style-name="ce68">
              <text:p>-1,097.25</text:p>
            </table:table-cell>
            <table:table-cell office:value-type="float" office:value="38.4" table:style-name="ce69">
              <text:p>38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203" table:style-name="ce1">
              <text:p>290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0122-001101-BRENSAM BONILLA F# 122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4" table:style-name="ce1">
              <text:p>1514</text:p>
            </table:table-cell>
            <table:table-cell office:value-type="string" table:style-name="ce68">
              <text:p>-1,074.75</text:p>
            </table:table-cell>
            <table:table-cell office:value-type="float" office:value="22.5" table:style-name="ce69">
              <text:p>22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303" table:style-name="ce1">
              <text:p>290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715-001002-COMERC. ORTIZLOFREDO ECORLOF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5" table:style-name="ce1">
              <text:p>1515</text:p>
            </table:table-cell>
            <table:table-cell office:value-type="string" table:style-name="ce68">
              <text:p>-959.55</text:p>
            </table:table-cell>
            <table:table-cell office:value-type="float" office:value="115.2" table:style-name="ce69">
              <text:p>11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503" table:style-name="ce1">
              <text:p>295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08984-001002-COMERC. ORTIZLOFFREDO F# 898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6" table:style-name="ce1">
              <text:p>1516</text:p>
            </table:table-cell>
            <table:table-cell office:value-type="string" table:style-name="ce68">
              <text:p>-946.75</text:p>
            </table:table-cell>
            <table:table-cell office:value-type="float" office:value="12.8" table:style-name="ce69">
              <text:p>12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0003" table:style-name="ce1">
              <text:p>300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012273-001001-CARRERA LLAGUNO JONATHAN F# 12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7" table:style-name="ce1">
              <text:p>1517</text:p>
            </table:table-cell>
            <table:table-cell office:value-type="string" table:style-name="ce68">
              <text:p>-33.12</text:p>
            </table:table-cell>
            <table:table-cell office:value-type="float" office:value="913.63" table:style-name="ce69">
              <text:p>913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403" table:style-name="ce1">
              <text:p>297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33-001011-TELCONET F# 423933 COMPRA 15 V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8" table:style-name="ce1">
              <text:p>1518</text:p>
            </table:table-cell>
            <table:table-cell office:value-type="string" table:style-name="ce68">
              <text:p>-10.93</text:p>
            </table:table-cell>
            <table:table-cell office:value-type="float" office:value="22.19" table:style-name="ce69">
              <text:p>22,1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503" table:style-name="ce1">
              <text:p>297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3-001011-TELCONET F# 423923 COMPRA 12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19" table:style-name="ce1">
              <text:p>1519</text:p>
            </table:table-cell>
            <table:table-cell office:value-type="string" table:style-name="ce68">
              <text:p>-6.55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603" table:style-name="ce1">
              <text:p>297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8-001011-TELCONET F# 423928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0" table:style-name="ce1">
              <text:p>1520</text:p>
            </table:table-cell>
            <table:table-cell office:value-type="string" table:style-name="ce68">
              <text:p><text:s/>.00</text:p>
            </table:table-cell>
            <table:table-cell office:value-type="float" office:value="6.55" table:style-name="ce69">
              <text:p>6,5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7703" table:style-name="ce1">
              <text:p>297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B 000423927-001011-TELCONET F# 423927 COMPRA 2 J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1" table:style-name="ce1">
              <text:p>1521</text:p>
            </table:table-cell>
            <table:table-cell office:value-type="string" table:style-name="ce68">
              <text:p><text:s/>4.38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503" table:style-name="ce1">
              <text:p>310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7174-001011-TELCONET F# 427174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2" table:style-name="ce1">
              <text:p>1522</text:p>
            </table:table-cell>
            <table:table-cell office:value-type="string" table:style-name="ce68">
              <text:p>-3,767.35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3771.73" table:style-name="ce69">
              <text:p>3.771,73<text:s/></text:p>
            </table:table-cell>
            <table:table-cell table:style-name="ce1"/>
            <table:table-cell office:value-type="float" office:value="1796" table:style-name="ce1">
              <text:p>17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TRASPASO IMPUESTOS MES: OCTU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3" table:style-name="ce1">
              <text:p>1523</text:p>
            </table:table-cell>
            <table:table-cell office:value-type="string" table:style-name="ce68">
              <text:p>-3,702.70</text:p>
            </table:table-cell>
            <table:table-cell office:value-type="float" office:value="64.650000000000006" table:style-name="ce69">
              <text:p>64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303" table:style-name="ce1">
              <text:p>304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32449-003006-ELECTROLEG SA F# 32449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4" table:style-name="ce1">
              <text:p>1524</text:p>
            </table:table-cell>
            <table:table-cell office:value-type="string" table:style-name="ce68">
              <text:p>-3,508.30</text:p>
            </table:table-cell>
            <table:table-cell office:value-type="float" office:value="194.4" table:style-name="ce69">
              <text:p>19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403" table:style-name="ce1">
              <text:p>304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32492-003006-ELECTROLEG SA F# 32492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5" table:style-name="ce1">
              <text:p>1525</text:p>
            </table:table-cell>
            <table:table-cell office:value-type="string" table:style-name="ce68">
              <text:p>-3,373.15</text:p>
            </table:table-cell>
            <table:table-cell office:value-type="float" office:value="135.15" table:style-name="ce69">
              <text:p>135,1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503" table:style-name="ce1">
              <text:p>304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32554-003006-ELECTROLEG SA F# 32554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6" table:style-name="ce1">
              <text:p>1526</text:p>
            </table:table-cell>
            <table:table-cell office:value-type="string" table:style-name="ce68">
              <text:p>-3,353.95</text:p>
            </table:table-cell>
            <table:table-cell office:value-type="float" office:value="19.2" table:style-name="ce69">
              <text:p>1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603" table:style-name="ce1">
              <text:p>304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144-001101-BRENSAM BONILLA F# 144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7" table:style-name="ce1">
              <text:p>1527</text:p>
            </table:table-cell>
            <table:table-cell office:value-type="string" table:style-name="ce68">
              <text:p>-3,267.55</text:p>
            </table:table-cell>
            <table:table-cell office:value-type="float" office:value="86.4" table:style-name="ce69">
              <text:p>86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803" table:style-name="ce1">
              <text:p>304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145-001101-BRENSAM BONILLA F# 145 <text:s/>SUB B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8" table:style-name="ce1">
              <text:p>1528</text:p>
            </table:table-cell>
            <table:table-cell office:value-type="string" table:style-name="ce68">
              <text:p>-3,209.95</text:p>
            </table:table-cell>
            <table:table-cell office:value-type="float" office:value="57.6" table:style-name="ce69">
              <text:p>57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903" table:style-name="ce1">
              <text:p>304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9207-001002-COMERC. ORTIZLOFFREDO F# 920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29" table:style-name="ce1">
              <text:p>1529</text:p>
            </table:table-cell>
            <table:table-cell office:value-type="string" table:style-name="ce68">
              <text:p>-2,994.24</text:p>
            </table:table-cell>
            <table:table-cell office:value-type="float" office:value="215.71" table:style-name="ce69">
              <text:p>215,7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003" table:style-name="ce1">
              <text:p>305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123-021001-UCEM F# 1123 COMPRA DE 14M3 H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0" table:style-name="ce1">
              <text:p>1530</text:p>
            </table:table-cell>
            <table:table-cell office:value-type="string" table:style-name="ce68">
              <text:p>-2,842.77</text:p>
            </table:table-cell>
            <table:table-cell office:value-type="float" office:value="151.47" table:style-name="ce69">
              <text:p>151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103" table:style-name="ce1">
              <text:p>305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043-021001-UCEM F# 1043 COMPRA DE 7M3 H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1" table:style-name="ce1">
              <text:p>1531</text:p>
            </table:table-cell>
            <table:table-cell office:value-type="string" table:style-name="ce68">
              <text:p>-2,767.04</text:p>
            </table:table-cell>
            <table:table-cell office:value-type="float" office:value="75.73" table:style-name="ce69">
              <text:p>75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203" table:style-name="ce1">
              <text:p>305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087-021001-UCEM F# 1087 COMPRA DE 7M3 H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2" table:style-name="ce1">
              <text:p>1532</text:p>
            </table:table-cell>
            <table:table-cell office:value-type="string" table:style-name="ce68">
              <text:p>-2,685.90</text:p>
            </table:table-cell>
            <table:table-cell office:value-type="float" office:value="81.14" table:style-name="ce69">
              <text:p>81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303" table:style-name="ce1">
              <text:p>305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140-021001-UCEM F# 1140 COMPRA DE 14M3 H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3" table:style-name="ce1">
              <text:p>1533</text:p>
            </table:table-cell>
            <table:table-cell office:value-type="string" table:style-name="ce68">
              <text:p>-2,685.06</text:p>
            </table:table-cell>
            <table:table-cell office:value-type="float" office:value="0.84" table:style-name="ce69">
              <text:p>0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503" table:style-name="ce1">
              <text:p>305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025-001001-GARCIA ALAÑA VICTOR F# 1025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4" table:style-name="ce1">
              <text:p>1534</text:p>
            </table:table-cell>
            <table:table-cell office:value-type="string" table:style-name="ce68">
              <text:p>-2,678.58</text:p>
            </table:table-cell>
            <table:table-cell office:value-type="float" office:value="6.48" table:style-name="ce69">
              <text:p>6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603" table:style-name="ce1">
              <text:p>305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092-001001-JC PORTAL DRILLING F# 92 COMP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5" table:style-name="ce1">
              <text:p>1535</text:p>
            </table:table-cell>
            <table:table-cell office:value-type="string" table:style-name="ce68">
              <text:p>-2,645.18</text:p>
            </table:table-cell>
            <table:table-cell office:value-type="float" office:value="33.4" table:style-name="ce69">
              <text:p>33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903" table:style-name="ce1">
              <text:p>305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2107-022901-COMERCIAL KYWI F# 2107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6" table:style-name="ce1">
              <text:p>1536</text:p>
            </table:table-cell>
            <table:table-cell office:value-type="string" table:style-name="ce68">
              <text:p>-2,612.39</text:p>
            </table:table-cell>
            <table:table-cell office:value-type="float" office:value="32.79" table:style-name="ce69">
              <text:p>32,7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6003" table:style-name="ce1">
              <text:p>306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6579-001004-PINTUSARIATO F# 6579 COMPRA 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7" table:style-name="ce1">
              <text:p>1537</text:p>
            </table:table-cell>
            <table:table-cell office:value-type="string" table:style-name="ce68">
              <text:p>-2,606.48</text:p>
            </table:table-cell>
            <table:table-cell office:value-type="float" office:value="5.91" table:style-name="ce69">
              <text:p>5,9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703" table:style-name="ce1">
              <text:p>302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23232-003001-SUKER F# 23232 COMPRA 20 PAPE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8" table:style-name="ce1">
              <text:p>1538</text:p>
            </table:table-cell>
            <table:table-cell office:value-type="string" table:style-name="ce68">
              <text:p>-2,571.92</text:p>
            </table:table-cell>
            <table:table-cell office:value-type="float" office:value="34.56" table:style-name="ce69">
              <text:p>34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803" table:style-name="ce1">
              <text:p>302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12245-001001-GURUMENDI WASHINGTON F# 12245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39" table:style-name="ce1">
              <text:p>1539</text:p>
            </table:table-cell>
            <table:table-cell office:value-type="string" table:style-name="ce68">
              <text:p>-2,551.78</text:p>
            </table:table-cell>
            <table:table-cell office:value-type="float" office:value="20.14" table:style-name="ce69">
              <text:p>20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003" table:style-name="ce1">
              <text:p>303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2062-022901-COMERCIAL KYWI F# 2062 COMP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0" table:style-name="ce1">
              <text:p>1540</text:p>
            </table:table-cell>
            <table:table-cell office:value-type="string" table:style-name="ce68">
              <text:p>-2,400.31</text:p>
            </table:table-cell>
            <table:table-cell office:value-type="float" office:value="151.47" table:style-name="ce69">
              <text:p>151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203" table:style-name="ce1">
              <text:p>303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984-021001-UCEM F# 984 COMPRA DE 14M3 H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1" table:style-name="ce1">
              <text:p>1541</text:p>
            </table:table-cell>
            <table:table-cell office:value-type="string" table:style-name="ce68">
              <text:p>-2,248.84</text:p>
            </table:table-cell>
            <table:table-cell office:value-type="float" office:value="151.47" table:style-name="ce69">
              <text:p>151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303" table:style-name="ce1">
              <text:p>303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983-021001-UCEM F# 983 COMPRA DE 14M3 H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2" table:style-name="ce1">
              <text:p>1542</text:p>
            </table:table-cell>
            <table:table-cell office:value-type="string" table:style-name="ce68">
              <text:p>-2,086.55</text:p>
            </table:table-cell>
            <table:table-cell office:value-type="float" office:value="162.29" table:style-name="ce69">
              <text:p>162,2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403" table:style-name="ce1">
              <text:p>303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982-021001-UCEM F# 982 COMPRA DE 7,5 M3 H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3" table:style-name="ce1">
              <text:p>1543</text:p>
            </table:table-cell>
            <table:table-cell office:value-type="string" table:style-name="ce68">
              <text:p>-1,978.69</text:p>
            </table:table-cell>
            <table:table-cell office:value-type="float" office:value="107.86" table:style-name="ce69">
              <text:p>107,8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503" table:style-name="ce1">
              <text:p>303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981-021001-UCEM F# 981 COMPRA DE 7M3 HOR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4" table:style-name="ce1">
              <text:p>1544</text:p>
            </table:table-cell>
            <table:table-cell office:value-type="string" table:style-name="ce68">
              <text:p>-1,827.22</text:p>
            </table:table-cell>
            <table:table-cell office:value-type="float" office:value="151.47" table:style-name="ce69">
              <text:p>151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603" table:style-name="ce1">
              <text:p>303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980-021001-UCEM F# 980 COMPRA DE 14M3 H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5" table:style-name="ce1">
              <text:p>1545</text:p>
            </table:table-cell>
            <table:table-cell office:value-type="string" table:style-name="ce68">
              <text:p>-1,825.12</text:p>
            </table:table-cell>
            <table:table-cell office:value-type="float" office:value="2.1" table:style-name="ce69">
              <text:p>2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703" table:style-name="ce1">
              <text:p>303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002-001001-GARCIA ALAÑA VICTOR F# 1002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6" table:style-name="ce1">
              <text:p>1546</text:p>
            </table:table-cell>
            <table:table-cell office:value-type="string" table:style-name="ce68">
              <text:p>-1,749.39</text:p>
            </table:table-cell>
            <table:table-cell office:value-type="float" office:value="75.73" table:style-name="ce69">
              <text:p>75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703" table:style-name="ce1">
              <text:p>307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235-021001-UCEM F# 1235 COMPRA DE 14M3 H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7" table:style-name="ce1">
              <text:p>1547</text:p>
            </table:table-cell>
            <table:table-cell office:value-type="string" table:style-name="ce68">
              <text:p>-1,740.82</text:p>
            </table:table-cell>
            <table:table-cell office:value-type="float" office:value="8.57" table:style-name="ce69">
              <text:p>8,5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203" table:style-name="ce1">
              <text:p>308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6794-001004-PINTUSARIATO F# 6794 COMPRA 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8" table:style-name="ce1">
              <text:p>1548</text:p>
            </table:table-cell>
            <table:table-cell office:value-type="string" table:style-name="ce68">
              <text:p>-1,667.31</text:p>
            </table:table-cell>
            <table:table-cell office:value-type="float" office:value="73.510000000000005" table:style-name="ce69">
              <text:p>73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303" table:style-name="ce1">
              <text:p>308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9474-001002-COMERC. ORTIZLOFFREDO F# 947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49" table:style-name="ce1">
              <text:p>1549</text:p>
            </table:table-cell>
            <table:table-cell office:value-type="string" table:style-name="ce68">
              <text:p>-1,651.21</text:p>
            </table:table-cell>
            <table:table-cell office:value-type="float" office:value="16.100000000000001" table:style-name="ce69">
              <text:p>16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403" table:style-name="ce1">
              <text:p>308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9489-001002-COMERC. ORTIZLOFFREDO F# 9489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0" table:style-name="ce1">
              <text:p>1550</text:p>
            </table:table-cell>
            <table:table-cell office:value-type="string" table:style-name="ce68">
              <text:p>-1,637.52</text:p>
            </table:table-cell>
            <table:table-cell office:value-type="float" office:value="13.69" table:style-name="ce69">
              <text:p>13,6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903" table:style-name="ce1">
              <text:p>309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2-001011-TELCONET F# 426882 COMPRA 8 T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1" table:style-name="ce1">
              <text:p>1551</text:p>
            </table:table-cell>
            <table:table-cell office:value-type="string" table:style-name="ce68">
              <text:p>-1,486.05</text:p>
            </table:table-cell>
            <table:table-cell office:value-type="float" office:value="151.47" table:style-name="ce69">
              <text:p>151,4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903" table:style-name="ce1">
              <text:p>307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1209-021001-UCEM F# 1209 COMPRA DE 14M3 H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2" table:style-name="ce1">
              <text:p>1552</text:p>
            </table:table-cell>
            <table:table-cell office:value-type="string" table:style-name="ce68">
              <text:p>-1,479.88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103" table:style-name="ce1">
              <text:p>309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8-001011-TELCONET F# 426888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3" table:style-name="ce1">
              <text:p>1553</text:p>
            </table:table-cell>
            <table:table-cell office:value-type="string" table:style-name="ce68">
              <text:p>-1,460.25</text:p>
            </table:table-cell>
            <table:table-cell office:value-type="float" office:value="19.63" table:style-name="ce69">
              <text:p>19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203" table:style-name="ce1">
              <text:p>309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90-001011-TELCONET F# 426890 COMPRA 1 T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4" table:style-name="ce1">
              <text:p>1554</text:p>
            </table:table-cell>
            <table:table-cell office:value-type="string" table:style-name="ce68">
              <text:p>-1,457.73</text:p>
            </table:table-cell>
            <table:table-cell office:value-type="float" office:value="2.52" table:style-name="ce69">
              <text:p>2,5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303" table:style-name="ce1">
              <text:p>309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4-001011-TELCONET F# 426884 COMPRA 10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5" table:style-name="ce1">
              <text:p>1555</text:p>
            </table:table-cell>
            <table:table-cell office:value-type="string" table:style-name="ce68">
              <text:p>-1,456.28</text:p>
            </table:table-cell>
            <table:table-cell office:value-type="float" office:value="1.45" table:style-name="ce69">
              <text:p>1,4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403" table:style-name="ce1">
              <text:p>309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7-001011-TELCONET F# 426887 COMPRA 1 J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6" table:style-name="ce1">
              <text:p>1556</text:p>
            </table:table-cell>
            <table:table-cell office:value-type="string" table:style-name="ce68">
              <text:p>-563.95</text:p>
            </table:table-cell>
            <table:table-cell office:value-type="float" office:value="892.33" table:style-name="ce69">
              <text:p>892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503" table:style-name="ce1">
              <text:p>309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6-001011-TELCONET F# 426886 COMPRA 1 EZ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7" table:style-name="ce1">
              <text:p>1557</text:p>
            </table:table-cell>
            <table:table-cell office:value-type="string" table:style-name="ce68">
              <text:p>-531.52</text:p>
            </table:table-cell>
            <table:table-cell office:value-type="float" office:value="32.43" table:style-name="ce69">
              <text:p>32,4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603" table:style-name="ce1">
              <text:p>309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3-001011-TELCONET F# 426883 COMPRA 3 T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8" table:style-name="ce1">
              <text:p>1558</text:p>
            </table:table-cell>
            <table:table-cell office:value-type="string" table:style-name="ce68">
              <text:p>-465.88</text:p>
            </table:table-cell>
            <table:table-cell office:value-type="float" office:value="65.64" table:style-name="ce69">
              <text:p>65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703" table:style-name="ce1">
              <text:p>309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91-001011-TELCONET F# 426891 COMPRA 1 V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59" table:style-name="ce1">
              <text:p>1559</text:p>
            </table:table-cell>
            <table:table-cell office:value-type="string" table:style-name="ce68">
              <text:p>-392.50</text:p>
            </table:table-cell>
            <table:table-cell office:value-type="float" office:value="73.38" table:style-name="ce69">
              <text:p>73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9803" table:style-name="ce1">
              <text:p>309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1-001011-TELCONET F# 426881 COMPRA 10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0" table:style-name="ce1">
              <text:p>1560</text:p>
            </table:table-cell>
            <table:table-cell office:value-type="string" table:style-name="ce68">
              <text:p>-223.86</text:p>
            </table:table-cell>
            <table:table-cell office:value-type="float" office:value="168.64" table:style-name="ce69">
              <text:p>168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003" table:style-name="ce1">
              <text:p>310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9-001011-TELCONET F# 426889 COMPRA 3 P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1" table:style-name="ce1">
              <text:p>1561</text:p>
            </table:table-cell>
            <table:table-cell office:value-type="string" table:style-name="ce68">
              <text:p>-217.69</text:p>
            </table:table-cell>
            <table:table-cell office:value-type="float" office:value="6.17" table:style-name="ce69">
              <text:p>6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103" table:style-name="ce1">
              <text:p>310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6880-001011-TELCONET F# 426880 COMPRA 1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2" table:style-name="ce1">
              <text:p>1562</text:p>
            </table:table-cell>
            <table:table-cell office:value-type="string" table:style-name="ce68">
              <text:p>-213.31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203" table:style-name="ce1">
              <text:p>310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7133-001011-TELCONET F# 427133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3" table:style-name="ce1">
              <text:p>1563</text:p>
            </table:table-cell>
            <table:table-cell office:value-type="string" table:style-name="ce68">
              <text:p>-208.42</text:p>
            </table:table-cell>
            <table:table-cell office:value-type="float" office:value="4.8899999999999997" table:style-name="ce69">
              <text:p>4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303" table:style-name="ce1">
              <text:p>310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7134-001011-TELCONET F# 427134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4" table:style-name="ce1">
              <text:p>1564</text:p>
            </table:table-cell>
            <table:table-cell office:value-type="string" table:style-name="ce68">
              <text:p>-202.47</text:p>
            </table:table-cell>
            <table:table-cell office:value-type="float" office:value="5.95" table:style-name="ce69">
              <text:p>5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803" table:style-name="ce1">
              <text:p>307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6751-001004-PINTUSARIATO F# 6751 COMPRA 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5" table:style-name="ce1">
              <text:p>1565</text:p>
            </table:table-cell>
            <table:table-cell office:value-type="string" table:style-name="ce68">
              <text:p>-29.67</text:p>
            </table:table-cell>
            <table:table-cell office:value-type="float" office:value="172.8" table:style-name="ce69">
              <text:p>172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003" table:style-name="ce1">
              <text:p>304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00141-001101-BRENSAM BONILLA F# 141 <text:s/>SUB B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6" table:style-name="ce1">
              <text:p>1566</text:p>
            </table:table-cell>
            <table:table-cell office:value-type="string" table:style-name="ce68">
              <text:p>-25.29</text:p>
            </table:table-cell>
            <table:table-cell office:value-type="float" office:value="4.38" table:style-name="ce69">
              <text:p>4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10403" table:style-name="ce1">
              <text:p>310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427175-001011-TELCONET F# 427175 COMPRA 1 G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67" table:style-name="ce1">
              <text:p>1567</text:p>
            </table:table-cell>
            <table:table-cell office:value-type="string" table:style-name="ce68">
              <text:p><text:s/>.00</text:p>
            </table:table-cell>
            <table:table-cell office:value-type="float" office:value="25.29" table:style-name="ce69">
              <text:p>25,2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103" table:style-name="ce1">
              <text:p>304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B 000060708-001102-CONTRUCC. MATUTE F# 60708 COMP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587" table:style-name="ce71">
            <text:p>1587</text:p>
          </table:table-cell>
          <table:table-cell office:value-type="string" table:style-name="ce72">
            <text:p>1-1-1-05-02-008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12% IVA COMPRA SERVICIOS</text:p>
          </table:table-cell>
          <table:table-cell table:style-name="ce71"/>
          <table:table-cell table:number-columns-repeated="2" table:style-name="ce74"/>
          <table:table-cell table:number-columns-repeated="4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588" table:style-name="ce1">
              <text:p>1588</text:p>
            </table:table-cell>
            <table:table-cell office:value-type="string" table:style-name="ce68">
              <text:p><text:s/>27.00</text:p>
            </table:table-cell>
            <table:table-cell office:value-type="float" office:value="27" table:style-name="ce69">
              <text:p>27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003" table:style-name="ce1">
              <text:p>2210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3896-001002-SERVICIO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89" table:style-name="ce1">
              <text:p>1589</text:p>
            </table:table-cell>
            <table:table-cell office:value-type="string" table:style-name="ce68">
              <text:p><text:s/>207.00</text:p>
            </table:table-cell>
            <table:table-cell office:value-type="float" office:value="180" table:style-name="ce69">
              <text:p>18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703" table:style-name="ce1">
              <text:p>2207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0877-001001-3 JORNADAS DE TRABAJO SUPERV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0" table:style-name="ce1">
              <text:p>1590</text:p>
            </table:table-cell>
            <table:table-cell office:value-type="string" table:style-name="ce68">
              <text:p><text:s/>357.00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603" table:style-name="ce1">
              <text:p>2206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0833-002001-HONORARIOS COMO INTERVENTOR 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1" table:style-name="ce1">
              <text:p>1591</text:p>
            </table:table-cell>
            <table:table-cell office:value-type="string" table:style-name="ce68">
              <text:p><text:s/>384.00</text:p>
            </table:table-cell>
            <table:table-cell office:value-type="float" office:value="27" table:style-name="ce69">
              <text:p>27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103" table:style-name="ce1">
              <text:p>2211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3897-001002-SERVICIO DE GUARDIANIA ADICI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2" table:style-name="ce1">
              <text:p>1592</text:p>
            </table:table-cell>
            <table:table-cell office:value-type="string" table:style-name="ce68">
              <text:p><text:s/>456.60</text:p>
            </table:table-cell>
            <table:table-cell office:value-type="float" office:value="72.599999999999994" table:style-name="ce69">
              <text:p>72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203" table:style-name="ce1">
              <text:p>2212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0630-001001-MANTENIMIENTO DEL ACCESORIO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3" table:style-name="ce1">
              <text:p>1593</text:p>
            </table:table-cell>
            <table:table-cell office:value-type="string" table:style-name="ce68">
              <text:p><text:s/>476.04</text:p>
            </table:table-cell>
            <table:table-cell office:value-type="float" office:value="19.440000000000001" table:style-name="ce69">
              <text:p>19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503" table:style-name="ce1">
              <text:p>2205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B 000024703-001001-MEMORIA DDR3 8GB ADAT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4" table:style-name="ce1">
              <text:p>1594</text:p>
            </table:table-cell>
            <table:table-cell office:value-type="string" table:style-name="ce68">
              <text:p><text:s/>486.55</text:p>
            </table:table-cell>
            <table:table-cell office:value-type="float" office:value="10.51" table:style-name="ce69">
              <text:p>10,5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203" table:style-name="ce1">
              <text:p>2202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00002785-001138-CONSUMO CELULAR MES DICIEMB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5" table:style-name="ce1">
              <text:p>1595</text:p>
            </table:table-cell>
            <table:table-cell office:value-type="string" table:style-name="ce68">
              <text:p><text:s/>499.37</text:p>
            </table:table-cell>
            <table:table-cell office:value-type="float" office:value="12.82" table:style-name="ce69">
              <text:p>12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41" table:style-name="ce1">
              <text:p>14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303" table:style-name="ce1">
              <text:p>220303</text:p>
            </table:table-cell>
            <table:table-cell office:value-type="date" office:date-value="2020-01-17T00:00:00" table:style-name="ce75">
              <text:p>17/01/2020</text:p>
            </table:table-cell>
            <table:table-cell office:value-type="string" table:style-name="ce1">
              <text:p>FV 029370515-001064-CONSUMO CELULAR MES DICIEMB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6" table:style-name="ce1">
              <text:p>1596</text:p>
            </table:table-cell>
            <table:table-cell office:value-type="string" table:style-name="ce68">
              <text:p>-749.78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249.1500000000001" table:style-name="ce69">
              <text:p>1.249,15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7" table:style-name="ce1">
              <text:p>1597</text:p>
            </table:table-cell>
            <table:table-cell office:value-type="string" table:style-name="ce68">
              <text:p>-733.58</text:p>
            </table:table-cell>
            <table:table-cell office:value-type="float" office:value="16.2" table:style-name="ce69">
              <text:p>16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1903" table:style-name="ce1">
              <text:p>2219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3860-001002-SERVICIO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8" table:style-name="ce1">
              <text:p>1598</text:p>
            </table:table-cell>
            <table:table-cell office:value-type="string" table:style-name="ce68">
              <text:p>-913.58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80" table:style-name="ce69">
              <text:p>180,00<text:s/></text:p>
            </table:table-cell>
            <table:table-cell table:style-name="ce1"/>
            <table:table-cell office:value-type="float" office:value="1454" table:style-name="ce1">
              <text:p>145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Reverso de transaccion #246101 por duplicidad de regis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599" table:style-name="ce1">
              <text:p>1599</text:p>
            </table:table-cell>
            <table:table-cell office:value-type="string" table:style-name="ce68">
              <text:p>-583.58</text:p>
            </table:table-cell>
            <table:table-cell office:value-type="float" office:value="330" table:style-name="ce69">
              <text:p>33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4103" table:style-name="ce1">
              <text:p>2241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876-001001-JORNADAS DE TRABAJO 01/11/19 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0" table:style-name="ce1">
              <text:p>1600</text:p>
            </table:table-cell>
            <table:table-cell office:value-type="string" table:style-name="ce68">
              <text:p>-476.48</text:p>
            </table:table-cell>
            <table:table-cell office:value-type="float" office:value="107.1" table:style-name="ce69">
              <text:p>107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003" table:style-name="ce1">
              <text:p>2220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633-001001-SERVICIO ALQUILER CAMIONET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1" table:style-name="ce1">
              <text:p>1601</text:p>
            </table:table-cell>
            <table:table-cell office:value-type="string" table:style-name="ce68">
              <text:p>-296.48</text:p>
            </table:table-cell>
            <table:table-cell office:value-type="float" office:value="180" table:style-name="ce69">
              <text:p>18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0703" table:style-name="ce1">
              <text:p>2207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877-001001-3 JORNADAS DE TRABAJO SUPERV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2" table:style-name="ce1">
              <text:p>1602</text:p>
            </table:table-cell>
            <table:table-cell office:value-type="string" table:style-name="ce68">
              <text:p>-180.00</text:p>
            </table:table-cell>
            <table:table-cell office:value-type="float" office:value="116.48" table:style-name="ce69">
              <text:p>116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2103" table:style-name="ce1">
              <text:p>2221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629-001001-ALQUILER CAMIONETA DEL 18 NOV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3" table:style-name="ce1">
              <text:p>1603</text:p>
            </table:table-cell>
            <table:table-cell office:value-type="string" table:style-name="ce68">
              <text:p><text:s/>.00</text:p>
            </table:table-cell>
            <table:table-cell office:value-type="float" office:value="180" table:style-name="ce69">
              <text:p>18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459" table:style-name="ce1">
              <text:p>14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3903" table:style-name="ce1">
              <text:p>223903</text:p>
            </table:table-cell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FV 000000879-001001-JORNADAS DE TRABAJO 02/01/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4" table:style-name="ce1">
              <text:p>1604</text:p>
            </table:table-cell>
            <table:table-cell office:value-type="string" table:style-name="ce68">
              <text:p><text:s/>15.17</text:p>
            </table:table-cell>
            <table:table-cell office:value-type="float" office:value="15.17" table:style-name="ce69">
              <text:p>15,1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5903" table:style-name="ce1">
              <text:p>225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GI 000003999-002012-ADUANAS TRAMITES Y MANEJOS,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5" table:style-name="ce1">
              <text:p>1605</text:p>
            </table:table-cell>
            <table:table-cell office:value-type="string" table:style-name="ce68">
              <text:p><text:s/>54.05</text:p>
            </table:table-cell>
            <table:table-cell office:value-type="float" office:value="38.880000000000003" table:style-name="ce69">
              <text:p>38,8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803" table:style-name="ce1">
              <text:p>2278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639-001001-SERVICIO DE ALQUILER TRANSPOR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6" table:style-name="ce1">
              <text:p>1606</text:p>
            </table:table-cell>
            <table:table-cell office:value-type="string" table:style-name="ce68">
              <text:p><text:s/>67.25</text:p>
            </table:table-cell>
            <table:table-cell office:value-type="float" office:value="13.2" table:style-name="ce69">
              <text:p>1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603" table:style-name="ce1">
              <text:p>227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638-001001-DESALOJOS DE MATERIAL HECHO 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7" table:style-name="ce1">
              <text:p>1607</text:p>
            </table:table-cell>
            <table:table-cell office:value-type="string" table:style-name="ce68">
              <text:p><text:s/>1,778.61</text:p>
            </table:table-cell>
            <table:table-cell office:value-type="float" office:value="1711.36" table:style-name="ce69">
              <text:p>1.711,3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9403" table:style-name="ce1">
              <text:p>229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264965-002001-POLIZA DE SEGUROS POR MAQUINA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8" table:style-name="ce1">
              <text:p>1608</text:p>
            </table:table-cell>
            <table:table-cell office:value-type="string" table:style-name="ce68">
              <text:p><text:s/>1,928.61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9103" table:style-name="ce1">
              <text:p>229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857-002001-HONORARIOS COMO INTERVENTOR 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09" table:style-name="ce1">
              <text:p>1609</text:p>
            </table:table-cell>
            <table:table-cell office:value-type="string" table:style-name="ce68">
              <text:p><text:s/>2,322.21</text:p>
            </table:table-cell>
            <table:table-cell office:value-type="float" office:value="393.6" table:style-name="ce69">
              <text:p>393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303" table:style-name="ce1">
              <text:p>227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882-001001-6 JORNADAS DE TRABAJO SUPERV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0" table:style-name="ce1">
              <text:p>1610</text:p>
            </table:table-cell>
            <table:table-cell office:value-type="string" table:style-name="ce68">
              <text:p><text:s/>2,426.46</text:p>
            </table:table-cell>
            <table:table-cell office:value-type="float" office:value="104.25" table:style-name="ce69">
              <text:p>104,2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203" table:style-name="ce1">
              <text:p>2272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636-001001-SERVICIO ALQUILER DE CAMIONET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1" table:style-name="ce1">
              <text:p>1611</text:p>
            </table:table-cell>
            <table:table-cell office:value-type="string" table:style-name="ce68">
              <text:p><text:s/>2,432.46</text:p>
            </table:table-cell>
            <table:table-cell office:value-type="float" office:value="6" table:style-name="ce69">
              <text:p>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103" table:style-name="ce1">
              <text:p>227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637-001001-DESALOJO DE MATERIAL EN PASC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2" table:style-name="ce1">
              <text:p>1612</text:p>
            </table:table-cell>
            <table:table-cell office:value-type="string" table:style-name="ce68">
              <text:p><text:s/>2,660.46</text:p>
            </table:table-cell>
            <table:table-cell office:value-type="float" office:value="228" table:style-name="ce69">
              <text:p>22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7003" table:style-name="ce1">
              <text:p>2270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635-001001-MANTENIMIENTO DE MINICARGAD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3" table:style-name="ce1">
              <text:p>1613</text:p>
            </table:table-cell>
            <table:table-cell office:value-type="string" table:style-name="ce68">
              <text:p><text:s/>2,817.06</text:p>
            </table:table-cell>
            <table:table-cell office:value-type="float" office:value="156.6" table:style-name="ce69">
              <text:p>156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903" table:style-name="ce1">
              <text:p>2269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4107-001002-SERVICIO DE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4" table:style-name="ce1">
              <text:p>1614</text:p>
            </table:table-cell>
            <table:table-cell office:value-type="string" table:style-name="ce68">
              <text:p><text:s/>3,177.06</text:p>
            </table:table-cell>
            <table:table-cell office:value-type="float" office:value="360" table:style-name="ce69">
              <text:p>36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703" table:style-name="ce1">
              <text:p>2267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0803-001001-TRABAJOS DE OBRA CIVIL, CANAL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5" table:style-name="ce1">
              <text:p>1615</text:p>
            </table:table-cell>
            <table:table-cell office:value-type="string" table:style-name="ce68">
              <text:p><text:s/>3,182.82</text:p>
            </table:table-cell>
            <table:table-cell office:value-type="float" office:value="5.76" table:style-name="ce69">
              <text:p>5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603" table:style-name="ce1">
              <text:p>2266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1092-001001-MANTENIMIENTO PREVENTIVO Y C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6" table:style-name="ce1">
              <text:p>1616</text:p>
            </table:table-cell>
            <table:table-cell office:value-type="string" table:style-name="ce68">
              <text:p><text:s/>3,245.82</text:p>
            </table:table-cell>
            <table:table-cell office:value-type="float" office:value="63" table:style-name="ce69">
              <text:p>6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403" table:style-name="ce1">
              <text:p>2264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4085-001002-SERVICIOS DE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7" table:style-name="ce1">
              <text:p>1617</text:p>
            </table:table-cell>
            <table:table-cell office:value-type="string" table:style-name="ce68">
              <text:p><text:s/>3,253.02</text:p>
            </table:table-cell>
            <table:table-cell office:value-type="float" office:value="7.2" table:style-name="ce69">
              <text:p>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203" table:style-name="ce1">
              <text:p>2262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1090-001001-LOGISTICA Y TRASLADO DE 50 PL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8" table:style-name="ce1">
              <text:p>1618</text:p>
            </table:table-cell>
            <table:table-cell office:value-type="string" table:style-name="ce68">
              <text:p><text:s/>3,260.22</text:p>
            </table:table-cell>
            <table:table-cell office:value-type="float" office:value="7.2" table:style-name="ce69">
              <text:p>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6303" table:style-name="ce1">
              <text:p>2263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001091-001001-LOGISTICA Y TRASLADO DE 100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19" table:style-name="ce1">
              <text:p>1619</text:p>
            </table:table-cell>
            <table:table-cell office:value-type="string" table:style-name="ce68">
              <text:p><text:s/>3,699.06</text:p>
            </table:table-cell>
            <table:table-cell office:value-type="float" office:value="438.84" table:style-name="ce69">
              <text:p>438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0103" table:style-name="ce1">
              <text:p>2301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00264970-002001-POLIZA #1006515 POR SEGUROS M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0" table:style-name="ce1">
              <text:p>1620</text:p>
            </table:table-cell>
            <table:table-cell office:value-type="string" table:style-name="ce68">
              <text:p><text:s/>3,712.33</text:p>
            </table:table-cell>
            <table:table-cell office:value-type="float" office:value="13.27" table:style-name="ce69">
              <text:p>13,2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02" table:style-name="ce1">
              <text:p>150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28703" table:style-name="ce1">
              <text:p>228703</text:p>
            </table:table-cell>
            <table:table-cell office:value-type="date" office:date-value="2020-02-28T00:00:00" table:style-name="ce75">
              <text:p>28/02/2020</text:p>
            </table:table-cell>
            <table:table-cell office:value-type="string" table:style-name="ce1">
              <text:p>FV 029941665-001064-CONSUM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1" table:style-name="ce1">
              <text:p>1621</text:p>
            </table:table-cell>
            <table:table-cell office:value-type="string" table:style-name="ce68">
              <text:p><text:s/>.0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3712.33" table:style-name="ce69">
              <text:p>3.712,33<text:s/></text:p>
            </table:table-cell>
            <table:table-cell table:style-name="ce1"/>
            <table:table-cell office:value-type="float" office:value="1488" table:style-name="ce1">
              <text:p>148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2-29T00:00:00" table:style-name="ce75">
              <text:p>29/02/2020</text:p>
            </table:table-cell>
            <table:table-cell office:value-type="string" table:style-name="ce1">
              <text:p>TRASPASO IMPUESTO MES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2" table:style-name="ce1">
              <text:p>1622</text:p>
            </table:table-cell>
            <table:table-cell office:value-type="string" table:style-name="ce68">
              <text:p><text:s/>121.20</text:p>
            </table:table-cell>
            <table:table-cell office:value-type="float" office:value="121.2" table:style-name="ce69">
              <text:p>121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503" table:style-name="ce1">
              <text:p>2345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853-001001-TRABAJOS DE OBRA CIVIL, CANAL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3" table:style-name="ce1">
              <text:p>1623</text:p>
            </table:table-cell>
            <table:table-cell office:value-type="string" table:style-name="ce68">
              <text:p>-6,150.85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6272.05" table:style-name="ce69">
              <text:p>6.272,05<text:s/></text:p>
            </table:table-cell>
            <table:table-cell table:style-name="ce1"/>
            <table:table-cell office:value-type="float" office:value="1527" table:style-name="ce1">
              <text:p>15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Traspaso impueso mes Marz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4" table:style-name="ce1">
              <text:p>1624</text:p>
            </table:table-cell>
            <table:table-cell office:value-type="string" table:style-name="ce68">
              <text:p>-5,910.85</text:p>
            </table:table-cell>
            <table:table-cell office:value-type="float" office:value="240" table:style-name="ce69">
              <text:p>24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403" table:style-name="ce1">
              <text:p>2344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83-001001-4 JORNADAS DE TRABAJO SUPERV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5" table:style-name="ce1">
              <text:p>1625</text:p>
            </table:table-cell>
            <table:table-cell office:value-type="string" table:style-name="ce68">
              <text:p>-5,841.25</text:p>
            </table:table-cell>
            <table:table-cell office:value-type="float" office:value="69.599999999999994" table:style-name="ce69">
              <text:p>69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303" table:style-name="ce1">
              <text:p>2343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51-001001-SERVICIO DE MANTENIMIENTO DE 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6" table:style-name="ce1">
              <text:p>1626</text:p>
            </table:table-cell>
            <table:table-cell office:value-type="string" table:style-name="ce68">
              <text:p>-5,824.22</text:p>
            </table:table-cell>
            <table:table-cell office:value-type="float" office:value="17.03" table:style-name="ce69">
              <text:p>17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703" table:style-name="ce1">
              <text:p>2377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30487820-001064-CONSUMO CELULAR FEBR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7" table:style-name="ce1">
              <text:p>1627</text:p>
            </table:table-cell>
            <table:table-cell office:value-type="string" table:style-name="ce68">
              <text:p>-5,118.62</text:p>
            </table:table-cell>
            <table:table-cell office:value-type="float" office:value="705.6" table:style-name="ce69">
              <text:p>705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103" table:style-name="ce1">
              <text:p>2341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56-001001-SERVICIO DE TRANSPORTE DE DES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8" table:style-name="ce1">
              <text:p>1628</text:p>
            </table:table-cell>
            <table:table-cell office:value-type="string" table:style-name="ce68">
              <text:p>-5,111.42</text:p>
            </table:table-cell>
            <table:table-cell office:value-type="float" office:value="7.2" table:style-name="ce69">
              <text:p>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003" table:style-name="ce1">
              <text:p>2340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50-001001-SERVICIO DE MANTENIMIENTO DE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29" table:style-name="ce1">
              <text:p>1629</text:p>
            </table:table-cell>
            <table:table-cell office:value-type="string" table:style-name="ce68">
              <text:p>-4,870.94</text:p>
            </table:table-cell>
            <table:table-cell office:value-type="float" office:value="240.48" table:style-name="ce69">
              <text:p>240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903" table:style-name="ce1">
              <text:p>2339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48-001001-SERVICIO ALQUILER DE RETROEX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0" table:style-name="ce1">
              <text:p>1630</text:p>
            </table:table-cell>
            <table:table-cell office:value-type="string" table:style-name="ce68">
              <text:p>-4,564.67</text:p>
            </table:table-cell>
            <table:table-cell office:value-type="float" office:value="306.27" table:style-name="ce69">
              <text:p>306,2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803" table:style-name="ce1">
              <text:p>233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0-001001-TRABAJO OBRA CIVIL, CANALIZAC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1" table:style-name="ce1">
              <text:p>1631</text:p>
            </table:table-cell>
            <table:table-cell office:value-type="string" table:style-name="ce68">
              <text:p>-4,352.27</text:p>
            </table:table-cell>
            <table:table-cell office:value-type="float" office:value="212.4" table:style-name="ce69">
              <text:p>212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703" table:style-name="ce1">
              <text:p>2337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09-001001-LOGISTICA Y TRASLADO DE MATER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2" table:style-name="ce1">
              <text:p>1632</text:p>
            </table:table-cell>
            <table:table-cell office:value-type="string" table:style-name="ce68">
              <text:p>-3,951.95</text:p>
            </table:table-cell>
            <table:table-cell office:value-type="float" office:value="400.32" table:style-name="ce69">
              <text:p>400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603" table:style-name="ce1">
              <text:p>2336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09-001001-TRABAJOS OBRA CIVIL, CONSTRUC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3" table:style-name="ce1">
              <text:p>1633</text:p>
            </table:table-cell>
            <table:table-cell office:value-type="string" table:style-name="ce68">
              <text:p>-3,908.75</text:p>
            </table:table-cell>
            <table:table-cell office:value-type="float" office:value="43.2" table:style-name="ce69">
              <text:p>4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3203" table:style-name="ce1">
              <text:p>233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20794-001001-ALQUILER MENSUAL DE SANITAR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4" table:style-name="ce1">
              <text:p>1634</text:p>
            </table:table-cell>
            <table:table-cell office:value-type="string" table:style-name="ce68">
              <text:p>-3,550.21</text:p>
            </table:table-cell>
            <table:table-cell office:value-type="float" office:value="358.54" table:style-name="ce69">
              <text:p>358,5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103" table:style-name="ce1">
              <text:p>2391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4733-001001-TRABAJOS DE INSTALACIONES E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5" table:style-name="ce1">
              <text:p>1635</text:p>
            </table:table-cell>
            <table:table-cell office:value-type="string" table:style-name="ce68">
              <text:p>-3,548.05</text:p>
            </table:table-cell>
            <table:table-cell office:value-type="float" office:value="2.16" table:style-name="ce69">
              <text:p>2,1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103" table:style-name="ce1">
              <text:p>2381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26-001001-MANTENIMIENTO REALIZADO EN OB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6" table:style-name="ce1">
              <text:p>1636</text:p>
            </table:table-cell>
            <table:table-cell office:value-type="string" table:style-name="ce68">
              <text:p>-3,534.61</text:p>
            </table:table-cell>
            <table:table-cell office:value-type="float" office:value="13.44" table:style-name="ce69">
              <text:p>13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003" table:style-name="ce1">
              <text:p>2380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25-001001-MANTENIMIENTO REALIZADO EN OB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7" table:style-name="ce1">
              <text:p>1637</text:p>
            </table:table-cell>
            <table:table-cell office:value-type="string" table:style-name="ce68">
              <text:p>-3,441.01</text:p>
            </table:table-cell>
            <table:table-cell office:value-type="float" office:value="93.6" table:style-name="ce69">
              <text:p>93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903" table:style-name="ce1">
              <text:p>2379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2219-001001-ALQUILER EQUIPOS DE COMPACTAC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8" table:style-name="ce1">
              <text:p>1638</text:p>
            </table:table-cell>
            <table:table-cell office:value-type="string" table:style-name="ce68">
              <text:p>-3,333.01</text:p>
            </table:table-cell>
            <table:table-cell office:value-type="float" office:value="108" table:style-name="ce69">
              <text:p>10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803" table:style-name="ce1">
              <text:p>237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2218-001001-ALQUILER EQUIPO COMPACTACION,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39" table:style-name="ce1">
              <text:p>1639</text:p>
            </table:table-cell>
            <table:table-cell office:value-type="string" table:style-name="ce68">
              <text:p>-2,596.76</text:p>
            </table:table-cell>
            <table:table-cell office:value-type="float" office:value="736.25" table:style-name="ce69">
              <text:p>736,2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903" table:style-name="ce1">
              <text:p>2389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8-001001-CONTRUCCION DE CAJAS DE INPEC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0" table:style-name="ce1">
              <text:p>1640</text:p>
            </table:table-cell>
            <table:table-cell office:value-type="string" table:style-name="ce68">
              <text:p>-2,548.76</text:p>
            </table:table-cell>
            <table:table-cell office:value-type="float" office:value="48" table:style-name="ce69">
              <text:p>4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8803" table:style-name="ce1">
              <text:p>238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B 000002049-001001-CABLE SUPERFLEX, CODO PVC, B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1" table:style-name="ce1">
              <text:p>1641</text:p>
            </table:table-cell>
            <table:table-cell office:value-type="string" table:style-name="ce68">
              <text:p>-2,512.76</text:p>
            </table:table-cell>
            <table:table-cell office:value-type="float" office:value="36" table:style-name="ce69">
              <text:p>3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203" table:style-name="ce1">
              <text:p>237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6-001001-REPARACION TUBERIA 160" EN CI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2" table:style-name="ce1">
              <text:p>1642</text:p>
            </table:table-cell>
            <table:table-cell office:value-type="string" table:style-name="ce68">
              <text:p>-2,383.76</text:p>
            </table:table-cell>
            <table:table-cell office:value-type="float" office:value="129" table:style-name="ce69">
              <text:p>12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7303" table:style-name="ce1">
              <text:p>2373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7-001001-ARREGLOS DE TUBERIA EN CIENC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3" table:style-name="ce1">
              <text:p>1643</text:p>
            </table:table-cell>
            <table:table-cell office:value-type="string" table:style-name="ce68">
              <text:p>-2,371.76</text:p>
            </table:table-cell>
            <table:table-cell office:value-type="float" office:value="12" table:style-name="ce69">
              <text:p>12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803" table:style-name="ce1">
              <text:p>2368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18-001001-MANTENIMIENTO CORRECTIVO DE B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4" table:style-name="ce1">
              <text:p>1644</text:p>
            </table:table-cell>
            <table:table-cell office:value-type="string" table:style-name="ce68">
              <text:p>-2,330.84</text:p>
            </table:table-cell>
            <table:table-cell office:value-type="float" office:value="40.92" table:style-name="ce69">
              <text:p>40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703" table:style-name="ce1">
              <text:p>2367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17-001001-MANTENIMIENTO CORRECTIVO DE 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5" table:style-name="ce1">
              <text:p>1645</text:p>
            </table:table-cell>
            <table:table-cell office:value-type="string" table:style-name="ce68">
              <text:p>-2,323.64</text:p>
            </table:table-cell>
            <table:table-cell office:value-type="float" office:value="7.2" table:style-name="ce69">
              <text:p>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603" table:style-name="ce1">
              <text:p>2366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116-001001-LOGITISCA Y TRASLADO DE PLANCH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6" table:style-name="ce1">
              <text:p>1646</text:p>
            </table:table-cell>
            <table:table-cell office:value-type="string" table:style-name="ce68">
              <text:p>-1,728.92</text:p>
            </table:table-cell>
            <table:table-cell office:value-type="float" office:value="594.72" table:style-name="ce69">
              <text:p>594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503" table:style-name="ce1">
              <text:p>2365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58-001001-SERVICIO ALQUILER RETROEXCAV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7" table:style-name="ce1">
              <text:p>1647</text:p>
            </table:table-cell>
            <table:table-cell office:value-type="string" table:style-name="ce68">
              <text:p>-1,355.96</text:p>
            </table:table-cell>
            <table:table-cell office:value-type="float" office:value="372.96" table:style-name="ce69">
              <text:p>372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403" table:style-name="ce1">
              <text:p>2364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657-001001-SERVICIO TRANSPORTE DE DESALO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8" table:style-name="ce1">
              <text:p>1648</text:p>
            </table:table-cell>
            <table:table-cell office:value-type="string" table:style-name="ce68">
              <text:p>-1,026.43</text:p>
            </table:table-cell>
            <table:table-cell office:value-type="float" office:value="329.53" table:style-name="ce69">
              <text:p>329,5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303" table:style-name="ce1">
              <text:p>2363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4-001001-TRABAJO OBRA CIVIL, CANALIZAC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49" table:style-name="ce1">
              <text:p>1649</text:p>
            </table:table-cell>
            <table:table-cell office:value-type="string" table:style-name="ce68">
              <text:p>-133.87</text:p>
            </table:table-cell>
            <table:table-cell office:value-type="float" office:value="892.56" table:style-name="ce69">
              <text:p>892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203" table:style-name="ce1">
              <text:p>2362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813-001001-TRABAJOS OBRA CIVIL, CONSTRUC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0" table:style-name="ce1">
              <text:p>1650</text:p>
            </table:table-cell>
            <table:table-cell office:value-type="string" table:style-name="ce68">
              <text:p>-39.59</text:p>
            </table:table-cell>
            <table:table-cell office:value-type="float" office:value="94.28" table:style-name="ce69">
              <text:p>94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6003" table:style-name="ce1">
              <text:p>2360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1854-001001-TRABAJOS OBRA CIVIL, CANALIZA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1" table:style-name="ce1">
              <text:p>1651</text:p>
            </table:table-cell>
            <table:table-cell office:value-type="string" table:style-name="ce68">
              <text:p>-54.6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5.01" table:style-name="ce69">
              <text:p>15,01<text:s/></text:p>
            </table:table-cell>
            <table:table-cell table:style-name="ce1"/>
            <table:table-cell office:value-type="float" office:value="1528" table:style-name="ce1">
              <text:p>152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RELASIFICACION TRANSACCION #239003 PROVEEDOR MERGAM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2" table:style-name="ce1">
              <text:p>1652</text:p>
            </table:table-cell>
            <table:table-cell office:value-type="string" table:style-name="ce68">
              <text:p><text:s/>.00</text:p>
            </table:table-cell>
            <table:table-cell office:value-type="float" office:value="54.6" table:style-name="ce69">
              <text:p>54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18" table:style-name="ce1">
              <text:p>151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4603" table:style-name="ce1">
              <text:p>234603</text:p>
            </table:table-cell>
            <table:table-cell office:value-type="date" office:date-value="2020-03-31T00:00:00" table:style-name="ce75">
              <text:p>31/03/2020</text:p>
            </table:table-cell>
            <table:table-cell office:value-type="string" table:style-name="ce1">
              <text:p>FV 000000578-001001-REPOSICION DE CARPETA ASFALT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3" table:style-name="ce1">
              <text:p>1653</text:p>
            </table:table-cell>
            <table:table-cell office:value-type="string" table:style-name="ce68">
              <text:p><text:s/>483.72</text:p>
            </table:table-cell>
            <table:table-cell office:value-type="float" office:value="483.72" table:style-name="ce69">
              <text:p>483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35" table:style-name="ce1">
              <text:p>1535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Reclasif. cta iva fact#820 transaccion #24110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4" table:style-name="ce1">
              <text:p>1654</text:p>
            </table:table-cell>
            <table:table-cell office:value-type="string" table:style-name="ce68">
              <text:p><text:s/>633.35</text:p>
            </table:table-cell>
            <table:table-cell office:value-type="float" office:value="149.63" table:style-name="ce69">
              <text:p>149,6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803" table:style-name="ce1">
              <text:p>2418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662-001001-SERVICIO DE ALQUILER DE CAMI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5" table:style-name="ce1">
              <text:p>1655</text:p>
            </table:table-cell>
            <table:table-cell office:value-type="string" table:style-name="ce68">
              <text:p><text:s/>1,150.31</text:p>
            </table:table-cell>
            <table:table-cell office:value-type="float" office:value="516.96" table:style-name="ce69">
              <text:p>516,9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0803" table:style-name="ce1">
              <text:p>2408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777-001001-ALQUILER DE MAQUINARIA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6" table:style-name="ce1">
              <text:p>1656</text:p>
            </table:table-cell>
            <table:table-cell office:value-type="string" table:style-name="ce68">
              <text:p><text:s/>1,160.97</text:p>
            </table:table-cell>
            <table:table-cell office:value-type="float" office:value="10.66" table:style-name="ce69">
              <text:p>10,6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203" table:style-name="ce1">
              <text:p>2422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31055375-001064-CONSUMO CELULAR DEL 2 MARZO A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7" table:style-name="ce1">
              <text:p>1657</text:p>
            </table:table-cell>
            <table:table-cell office:value-type="string" table:style-name="ce68">
              <text:p><text:s/>1,175.37</text:p>
            </table:table-cell>
            <table:table-cell office:value-type="float" office:value="14.4" table:style-name="ce69">
              <text:p>1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903" table:style-name="ce1">
              <text:p>2419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664-001001-MANGUERA HIDRAULICA PARA MART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8" table:style-name="ce1">
              <text:p>1658</text:p>
            </table:table-cell>
            <table:table-cell office:value-type="string" table:style-name="ce68">
              <text:p><text:s/>1,299.39</text:p>
            </table:table-cell>
            <table:table-cell office:value-type="float" office:value="124.02" table:style-name="ce69">
              <text:p>124,0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603" table:style-name="ce1">
              <text:p>2396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077-001001-SEMANA DE TRABAJO: JUEVES 20 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59" table:style-name="ce1">
              <text:p>1659</text:p>
            </table:table-cell>
            <table:table-cell office:value-type="string" table:style-name="ce68">
              <text:p>-546.6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846.01" table:style-name="ce69">
              <text:p>1.846,01<text:s/></text:p>
            </table:table-cell>
            <table:table-cell table:style-name="ce1"/>
            <table:table-cell office:value-type="float" office:value="1539" table:style-name="ce1">
              <text:p>153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Traspaso impuesto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0" table:style-name="ce1">
              <text:p>1660</text:p>
            </table:table-cell>
            <table:table-cell office:value-type="string" table:style-name="ce68">
              <text:p>-537.02</text:p>
            </table:table-cell>
            <table:table-cell office:value-type="float" office:value="9.6" table:style-name="ce69">
              <text:p>9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003" table:style-name="ce1">
              <text:p>2420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665-001001-ENLLANTAJE PARA MINICARGADOR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1" table:style-name="ce1">
              <text:p>1661</text:p>
            </table:table-cell>
            <table:table-cell office:value-type="string" table:style-name="ce68">
              <text:p>-482.08</text:p>
            </table:table-cell>
            <table:table-cell office:value-type="float" office:value="54.94" table:style-name="ce69">
              <text:p>54,9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503" table:style-name="ce1">
              <text:p>2415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1858-001001-REPOSICION DE ACERA Y CONSTRU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2" table:style-name="ce1">
              <text:p>1662</text:p>
            </table:table-cell>
            <table:table-cell office:value-type="string" table:style-name="ce68">
              <text:p>-455.07</text:p>
            </table:table-cell>
            <table:table-cell office:value-type="float" office:value="27.01" table:style-name="ce69">
              <text:p>27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203" table:style-name="ce1">
              <text:p>2412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1855-001001-TRABAJOS DE OBRA CIVIL: ROTU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3" table:style-name="ce1">
              <text:p>1663</text:p>
            </table:table-cell>
            <table:table-cell office:value-type="string" table:style-name="ce68">
              <text:p>-291.93</text:p>
            </table:table-cell>
            <table:table-cell office:value-type="float" office:value="163.13999999999999" table:style-name="ce69">
              <text:p>163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303" table:style-name="ce1">
              <text:p>2413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1856-001001-CANALIZACION 4 VIAS, CONTRUCC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4" table:style-name="ce1">
              <text:p>1664</text:p>
            </table:table-cell>
            <table:table-cell office:value-type="string" table:style-name="ce68">
              <text:p>-261.93</text:p>
            </table:table-cell>
            <table:table-cell office:value-type="float" office:value="30" table:style-name="ce69">
              <text:p>3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603" table:style-name="ce1">
              <text:p>2416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669-001001-DESALOJOS HECHO A MANO CON T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5" table:style-name="ce1">
              <text:p>1665</text:p>
            </table:table-cell>
            <table:table-cell office:value-type="string" table:style-name="ce68">
              <text:p>-111.93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39403" table:style-name="ce1">
              <text:p>2394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0867-002001-HONORARIOS COMO INTERVENTOR M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6" table:style-name="ce1">
              <text:p>1666</text:p>
            </table:table-cell>
            <table:table-cell office:value-type="string" table:style-name="ce68">
              <text:p><text:s/>.00</text:p>
            </table:table-cell>
            <table:table-cell office:value-type="float" office:value="111.93" table:style-name="ce69">
              <text:p>111,9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41" table:style-name="ce1">
              <text:p>154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1403" table:style-name="ce1">
              <text:p>241403</text:p>
            </table:table-cell>
            <table:table-cell office:value-type="date" office:date-value="2020-04-30T00:00:00" table:style-name="ce75">
              <text:p>30/04/2020</text:p>
            </table:table-cell>
            <table:table-cell office:value-type="string" table:style-name="ce1">
              <text:p>FV 000001857-001001-CANALIZACION 4 VIAS, CONTRUCC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7" table:style-name="ce1">
              <text:p>1667</text:p>
            </table:table-cell>
            <table:table-cell office:value-type="string" table:style-name="ce68">
              <text:p><text:s/>241.92</text:p>
            </table:table-cell>
            <table:table-cell office:value-type="float" office:value="241.92" table:style-name="ce69">
              <text:p>241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903" table:style-name="ce1">
              <text:p>2439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823-001001-VIAJES DESALOJOS UNIVERSIDAD 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8" table:style-name="ce1">
              <text:p>1668</text:p>
            </table:table-cell>
            <table:table-cell office:value-type="string" table:style-name="ce68">
              <text:p><text:s/>367.92</text:p>
            </table:table-cell>
            <table:table-cell office:value-type="float" office:value="126" table:style-name="ce69">
              <text:p>12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803" table:style-name="ce1">
              <text:p>2438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675-001001-ALQUILER DE CAMIONETA 02-03-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69" table:style-name="ce1">
              <text:p>1669</text:p>
            </table:table-cell>
            <table:table-cell office:value-type="string" table:style-name="ce68">
              <text:p><text:s/>638.64</text:p>
            </table:table-cell>
            <table:table-cell office:value-type="float" office:value="270.72000000000003" table:style-name="ce69">
              <text:p>270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703" table:style-name="ce1">
              <text:p>2437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674-001001-ALQUILER DE RETROEXCAVADORA 0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0" table:style-name="ce1">
              <text:p>1670</text:p>
            </table:table-cell>
            <table:table-cell office:value-type="string" table:style-name="ce68">
              <text:p><text:s/>788.64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303" table:style-name="ce1">
              <text:p>2423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876-002001-HONORARIOS COMO INTERVENTOR 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1" table:style-name="ce1">
              <text:p>1671</text:p>
            </table:table-cell>
            <table:table-cell office:value-type="string" table:style-name="ce68">
              <text:p><text:s/>798.63</text:p>
            </table:table-cell>
            <table:table-cell office:value-type="float" office:value="9.99" table:style-name="ce69">
              <text:p>9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003" table:style-name="ce1">
              <text:p>2430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31590459-001064-CONSUMO CELULAR MES ABRIL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2" table:style-name="ce1">
              <text:p>1672</text:p>
            </table:table-cell>
            <table:table-cell office:value-type="string" table:style-name="ce68">
              <text:p><text:s/>820.23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803" table:style-name="ce1">
              <text:p>2428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20937-001001-ALQUILER MENSUAL DE SANITAR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3" table:style-name="ce1">
              <text:p>1673</text:p>
            </table:table-cell>
            <table:table-cell office:value-type="string" table:style-name="ce68">
              <text:p>-807.7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627.94" table:style-name="ce69">
              <text:p>1.627,94<text:s/></text:p>
            </table:table-cell>
            <table:table-cell table:style-name="ce1"/>
            <table:table-cell office:value-type="float" office:value="1559" table:style-name="ce1">
              <text:p>155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TRASPASO IMPUESTO MES MAY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4" table:style-name="ce1">
              <text:p>1674</text:p>
            </table:table-cell>
            <table:table-cell office:value-type="string" table:style-name="ce68">
              <text:p>-657.71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3303" table:style-name="ce1">
              <text:p>2433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C 000000884-002001-HONORARIOS COMO INTERVENTOR 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5" table:style-name="ce1">
              <text:p>1675</text:p>
            </table:table-cell>
            <table:table-cell office:value-type="string" table:style-name="ce68">
              <text:p>-583.53</text:p>
            </table:table-cell>
            <table:table-cell office:value-type="float" office:value="74.180000000000007" table:style-name="ce69">
              <text:p>74,1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503" table:style-name="ce1">
              <text:p>2445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580-001001-REPOSICION DE ASFALTO EN LOS 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6" table:style-name="ce1">
              <text:p>1676</text:p>
            </table:table-cell>
            <table:table-cell office:value-type="string" table:style-name="ce68">
              <text:p>-407.13</text:p>
            </table:table-cell>
            <table:table-cell office:value-type="float" office:value="176.4" table:style-name="ce69">
              <text:p>176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403" table:style-name="ce1">
              <text:p>2444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825-001001-(42 )VIAJES VOLQUETAS POR DES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7" table:style-name="ce1">
              <text:p>1677</text:p>
            </table:table-cell>
            <table:table-cell office:value-type="string" table:style-name="ce68">
              <text:p>-81.60</text:p>
            </table:table-cell>
            <table:table-cell office:value-type="float" office:value="325.52999999999997" table:style-name="ce69">
              <text:p>325,5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303" table:style-name="ce1">
              <text:p>2443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0103-001001-SEMANA DE TRABAJO DESDE 09-03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8" table:style-name="ce1">
              <text:p>1678</text:p>
            </table:table-cell>
            <table:table-cell office:value-type="string" table:style-name="ce68">
              <text:p>-21.60</text:p>
            </table:table-cell>
            <table:table-cell office:value-type="float" office:value="60" table:style-name="ce69">
              <text:p>6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003" table:style-name="ce1">
              <text:p>2440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2055-001001-SERV. TEC. CONSORCIO UNIVERSI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79" table:style-name="ce1">
              <text:p>1679</text:p>
            </table:table-cell>
            <table:table-cell office:value-type="string" table:style-name="ce68">
              <text:p><text:s/>.00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53" table:style-name="ce1">
              <text:p>155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2603" table:style-name="ce1">
              <text:p>242603</text:p>
            </table:table-cell>
            <table:table-cell office:value-type="date" office:date-value="2020-05-31T00:00:00" table:style-name="ce75">
              <text:p>31/05/2020</text:p>
            </table:table-cell>
            <table:table-cell office:value-type="string" table:style-name="ce1">
              <text:p>FV 000001146-001001-MOTOBOMBA, CORTADORA,COMPACT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0" table:style-name="ce1">
              <text:p>1680</text:p>
            </table:table-cell>
            <table:table-cell office:value-type="string" table:style-name="ce68">
              <text:p><text:s/>155.92</text:p>
            </table:table-cell>
            <table:table-cell office:value-type="float" office:value="155.91999999999999" table:style-name="ce69">
              <text:p>155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9803" table:style-name="ce1">
              <text:p>249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4758-001001-TRABAJOS DE INSTALACIONES ELE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1" table:style-name="ce1">
              <text:p>1681</text:p>
            </table:table-cell>
            <table:table-cell office:value-type="string" table:style-name="ce68">
              <text:p>-3,633.1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3789.04" table:style-name="ce69">
              <text:p>3.789,04<text:s/></text:p>
            </table:table-cell>
            <table:table-cell table:style-name="ce1"/>
            <table:table-cell office:value-type="float" office:value="1569" table:style-name="ce1">
              <text:p>1569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Traspaso impuesto mes Jun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2" table:style-name="ce1">
              <text:p>1682</text:p>
            </table:table-cell>
            <table:table-cell office:value-type="string" table:style-name="ce68">
              <text:p>-3,616.56</text:p>
            </table:table-cell>
            <table:table-cell office:value-type="float" office:value="16.559999999999999" table:style-name="ce69">
              <text:p>16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0003" table:style-name="ce1">
              <text:p>250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21037-001001-ALQUILER POR 14 DIAS SANITAR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3" table:style-name="ce1">
              <text:p>1683</text:p>
            </table:table-cell>
            <table:table-cell office:value-type="string" table:style-name="ce68">
              <text:p>-3,426.48</text:p>
            </table:table-cell>
            <table:table-cell office:value-type="float" office:value="190.08" table:style-name="ce69">
              <text:p>190,0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9003" table:style-name="ce1">
              <text:p>249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778-001001-ALQUILER DE EQUIPOS (RETROEX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4" table:style-name="ce1">
              <text:p>1684</text:p>
            </table:table-cell>
            <table:table-cell office:value-type="string" table:style-name="ce68">
              <text:p>-3,396.48</text:p>
            </table:table-cell>
            <table:table-cell office:value-type="float" office:value="30" table:style-name="ce69">
              <text:p>3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903" table:style-name="ce1">
              <text:p>248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373-001002-ALQUILER DE GR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5" table:style-name="ce1">
              <text:p>1685</text:p>
            </table:table-cell>
            <table:table-cell office:value-type="string" table:style-name="ce68">
              <text:p>-3,210.00</text:p>
            </table:table-cell>
            <table:table-cell office:value-type="float" office:value="186.48" table:style-name="ce69">
              <text:p>186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7803" table:style-name="ce1">
              <text:p>247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676-001001-SERVICIO TRANSPORTE DESALOJO 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6" table:style-name="ce1">
              <text:p>1686</text:p>
            </table:table-cell>
            <table:table-cell office:value-type="string" table:style-name="ce68">
              <text:p>-3,201.00</text:p>
            </table:table-cell>
            <table:table-cell office:value-type="float" office:value="9" table:style-name="ce69">
              <text:p>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7703" table:style-name="ce1">
              <text:p>2477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4634-001002-SERVICIO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7" table:style-name="ce1">
              <text:p>1687</text:p>
            </table:table-cell>
            <table:table-cell office:value-type="string" table:style-name="ce68">
              <text:p>-1,910.97</text:p>
            </table:table-cell>
            <table:table-cell office:value-type="float" office:value="1290.03" table:style-name="ce69">
              <text:p>1.290,0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4803" table:style-name="ce1">
              <text:p>244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826-001001-CONSTRUCCION DE CAJAS DE 1X1X1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8" table:style-name="ce1">
              <text:p>1688</text:p>
            </table:table-cell>
            <table:table-cell office:value-type="string" table:style-name="ce68">
              <text:p>-1,901.63</text:p>
            </table:table-cell>
            <table:table-cell office:value-type="float" office:value="9.34" table:style-name="ce69">
              <text:p>9,3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103" table:style-name="ce1">
              <text:p>2451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49780-001002-ZAKKA DESINFECTANTE AMONIO C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89" table:style-name="ce1">
              <text:p>1689</text:p>
            </table:table-cell>
            <table:table-cell office:value-type="string" table:style-name="ce68">
              <text:p>-1,116.80</text:p>
            </table:table-cell>
            <table:table-cell office:value-type="float" office:value="784.83" table:style-name="ce69">
              <text:p>784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503" table:style-name="ce1">
              <text:p>248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827-001001-CANALIZACIÓN DE 13 VIAS, CORT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0" table:style-name="ce1">
              <text:p>1690</text:p>
            </table:table-cell>
            <table:table-cell office:value-type="string" table:style-name="ce68">
              <text:p>-966.80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403" table:style-name="ce1">
              <text:p>248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901-002001-HONORARIOS COMO INTERVENTOR 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1" table:style-name="ce1">
              <text:p>1691</text:p>
            </table:table-cell>
            <table:table-cell office:value-type="string" table:style-name="ce68">
              <text:p>-933.80</text:p>
            </table:table-cell>
            <table:table-cell office:value-type="float" office:value="33" table:style-name="ce69">
              <text:p>3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7403" table:style-name="ce1">
              <text:p>247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4632-001002-SERVICIO DE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2" table:style-name="ce1">
              <text:p>1692</text:p>
            </table:table-cell>
            <table:table-cell office:value-type="string" table:style-name="ce68">
              <text:p>-498.98</text:p>
            </table:table-cell>
            <table:table-cell office:value-type="float" office:value="434.82" table:style-name="ce69">
              <text:p>434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5003" table:style-name="ce1">
              <text:p>2450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582-001001-CORTE PAVIMENTO, CANALIZACIO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3" table:style-name="ce1">
              <text:p>1693</text:p>
            </table:table-cell>
            <table:table-cell office:value-type="string" table:style-name="ce68">
              <text:p>-485.15</text:p>
            </table:table-cell>
            <table:table-cell office:value-type="float" office:value="13.83" table:style-name="ce69">
              <text:p>13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2903" table:style-name="ce1">
              <text:p>252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31797624-001064-CONSUMO CELULAR MES JUN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4" table:style-name="ce1">
              <text:p>1694</text:p>
            </table:table-cell>
            <table:table-cell office:value-type="string" table:style-name="ce68">
              <text:p>-337.55</text:p>
            </table:table-cell>
            <table:table-cell office:value-type="float" office:value="147.6" table:style-name="ce69">
              <text:p>147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6803" table:style-name="ce1">
              <text:p>2468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4648-001002-SERVICIOS DE GUARDIAN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5" table:style-name="ce1">
              <text:p>1695</text:p>
            </table:table-cell>
            <table:table-cell office:value-type="string" table:style-name="ce68">
              <text:p>-300.35</text:p>
            </table:table-cell>
            <table:table-cell office:value-type="float" office:value="37.200000000000003" table:style-name="ce69">
              <text:p>3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6603" table:style-name="ce1">
              <text:p>2466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B 000000252-001001-FABRICACION DE PASADOR CON RO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6" table:style-name="ce1">
              <text:p>1696</text:p>
            </table:table-cell>
            <table:table-cell office:value-type="string" table:style-name="ce68">
              <text:p>-198.35</text:p>
            </table:table-cell>
            <table:table-cell office:value-type="float" office:value="102" table:style-name="ce69">
              <text:p>102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503" table:style-name="ce1">
              <text:p>2535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159-002050-SERVICIO AUDITOR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7" table:style-name="ce1">
              <text:p>1697</text:p>
            </table:table-cell>
            <table:table-cell office:value-type="string" table:style-name="ce68">
              <text:p>-187.97</text:p>
            </table:table-cell>
            <table:table-cell office:value-type="float" office:value="10.38" table:style-name="ce69">
              <text:p>10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8203" table:style-name="ce1">
              <text:p>2482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1166-001001-MANTENIMIENTO DE LA BOMBA DE 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8" table:style-name="ce1">
              <text:p>1698</text:p>
            </table:table-cell>
            <table:table-cell office:value-type="string" table:style-name="ce68">
              <text:p>-39.65</text:p>
            </table:table-cell>
            <table:table-cell office:value-type="float" office:value="148.32" table:style-name="ce69">
              <text:p>148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49103" table:style-name="ce1">
              <text:p>2491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0779-001001-ALQUILER DE EQUIPOS (RETROEX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699" table:style-name="ce1">
              <text:p>1699</text:p>
            </table:table-cell>
            <table:table-cell office:value-type="string" table:style-name="ce68">
              <text:p>-48.99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9.34" table:style-name="ce69">
              <text:p>9,34<text:s/></text:p>
            </table:table-cell>
            <table:table-cell table:style-name="ce1"/>
            <table:table-cell office:value-type="float" office:value="1562" table:style-name="ce1">
              <text:p>1562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903" table:style-name="ce1">
              <text:p>2539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CI 000049780-000000-CI APLICA A FACTURA 49780 TRA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0" table:style-name="ce1">
              <text:p>1700</text:p>
            </table:table-cell>
            <table:table-cell office:value-type="string" table:style-name="ce68">
              <text:p><text:s/>.00</text:p>
            </table:table-cell>
            <table:table-cell office:value-type="float" office:value="48.99" table:style-name="ce69">
              <text:p>48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581" table:style-name="ce1">
              <text:p>1581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3403" table:style-name="ce1">
              <text:p>253403</text:p>
            </table:table-cell>
            <table:table-cell office:value-type="date" office:date-value="2020-06-30T00:00:00" table:style-name="ce75">
              <text:p>30/06/2020</text:p>
            </table:table-cell>
            <table:table-cell office:value-type="string" table:style-name="ce1">
              <text:p>FV 000002387-001005-COMPRA DE COMBUSTIB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1" table:style-name="ce1">
              <text:p>1701</text:p>
            </table:table-cell>
            <table:table-cell office:value-type="string" table:style-name="ce68">
              <text:p><text:s/>29.29</text:p>
            </table:table-cell>
            <table:table-cell office:value-type="float" office:value="29.29" table:style-name="ce69">
              <text:p>29,2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603" table:style-name="ce1">
              <text:p>265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9652-001002-HOSPEDAJE HOTEL CASTELL INSTR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2" table:style-name="ce1">
              <text:p>1702</text:p>
            </table:table-cell>
            <table:table-cell office:value-type="string" table:style-name="ce68">
              <text:p><text:s/>1,533.62</text:p>
            </table:table-cell>
            <table:table-cell office:value-type="float" office:value="1504.33" table:style-name="ce69">
              <text:p>1.504,3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703" table:style-name="ce1">
              <text:p>256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828-001001-CANALIZACION, REPOSICION DE A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3" table:style-name="ce1">
              <text:p>1703</text:p>
            </table:table-cell>
            <table:table-cell office:value-type="string" table:style-name="ce68">
              <text:p><text:s/>1,538.42</text:p>
            </table:table-cell>
            <table:table-cell office:value-type="float" office:value="4.8" table:style-name="ce69">
              <text:p>4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103" table:style-name="ce1">
              <text:p>263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253-001001-REPARACIÓN DE ROSCA DE CILIND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4" table:style-name="ce1">
              <text:p>1704</text:p>
            </table:table-cell>
            <table:table-cell office:value-type="string" table:style-name="ce68">
              <text:p><text:s/>1,572.02</text:p>
            </table:table-cell>
            <table:table-cell office:value-type="float" office:value="33.6" table:style-name="ce69">
              <text:p>33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1303" table:style-name="ce1">
              <text:p>261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255-001001-BRIDA CON OREJA CON PLANCHA A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5" table:style-name="ce1">
              <text:p>1705</text:p>
            </table:table-cell>
            <table:table-cell office:value-type="string" table:style-name="ce68">
              <text:p><text:s/>1,581.02</text:p>
            </table:table-cell>
            <table:table-cell office:value-type="float" office:value="9" table:style-name="ce69">
              <text:p>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1703" table:style-name="ce1">
              <text:p>261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4813-001002-SERVICIOS DE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6" table:style-name="ce1">
              <text:p>1706</text:p>
            </table:table-cell>
            <table:table-cell office:value-type="string" table:style-name="ce68">
              <text:p><text:s/>1,738.15</text:p>
            </table:table-cell>
            <table:table-cell office:value-type="float" office:value="157.13" table:style-name="ce69">
              <text:p>157,1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1803" table:style-name="ce1">
              <text:p>261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9-001001-SERVICIO DE ALQUILER DE CAMIN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7" table:style-name="ce1">
              <text:p>1707</text:p>
            </table:table-cell>
            <table:table-cell office:value-type="string" table:style-name="ce68">
              <text:p><text:s/>1,749.07</text:p>
            </table:table-cell>
            <table:table-cell office:value-type="float" office:value="10.92" table:style-name="ce69">
              <text:p>10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1903" table:style-name="ce1">
              <text:p>261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0-001001-MANGUERA HIDRAULICA CON ACOP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8" table:style-name="ce1">
              <text:p>1708</text:p>
            </table:table-cell>
            <table:table-cell office:value-type="string" table:style-name="ce68">
              <text:p><text:s/>1,779.07</text:p>
            </table:table-cell>
            <table:table-cell office:value-type="float" office:value="30" table:style-name="ce69">
              <text:p>3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003" table:style-name="ce1">
              <text:p>262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1-001001-MANGUERA HIDRAULICA DE UNA MI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09" table:style-name="ce1">
              <text:p>1709</text:p>
            </table:table-cell>
            <table:table-cell office:value-type="string" table:style-name="ce68">
              <text:p><text:s/>2,131.87</text:p>
            </table:table-cell>
            <table:table-cell office:value-type="float" office:value="352.8" table:style-name="ce69">
              <text:p>352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103" table:style-name="ce1">
              <text:p>262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2-001001-SERVICIO ALQUILER RETROEXCAV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0" table:style-name="ce1">
              <text:p>1710</text:p>
            </table:table-cell>
            <table:table-cell office:value-type="string" table:style-name="ce68">
              <text:p><text:s/>2,862.67</text:p>
            </table:table-cell>
            <table:table-cell office:value-type="float" office:value="730.8" table:style-name="ce69">
              <text:p>730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203" table:style-name="ce1">
              <text:p>262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3-001001-SERVICIO TRANSPORTE DESALOJO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1" table:style-name="ce1">
              <text:p>1711</text:p>
            </table:table-cell>
            <table:table-cell office:value-type="string" table:style-name="ce68">
              <text:p><text:s/>2,868.79</text:p>
            </table:table-cell>
            <table:table-cell office:value-type="float" office:value="6.12" table:style-name="ce69">
              <text:p>6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303" table:style-name="ce1">
              <text:p>262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5-001001-MANTENIMIENTO Y ACOPLE DE UN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2" table:style-name="ce1">
              <text:p>1712</text:p>
            </table:table-cell>
            <table:table-cell office:value-type="string" table:style-name="ce68">
              <text:p><text:s/>2,878.87</text:p>
            </table:table-cell>
            <table:table-cell office:value-type="float" office:value="10.08" table:style-name="ce69">
              <text:p>10,0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403" table:style-name="ce1">
              <text:p>262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7-001001-DESALOJO EN UN CRUCE CALLE IS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3" table:style-name="ce1">
              <text:p>1713</text:p>
            </table:table-cell>
            <table:table-cell office:value-type="string" table:style-name="ce68">
              <text:p><text:s/>3,016.87</text:p>
            </table:table-cell>
            <table:table-cell office:value-type="float" office:value="138" table:style-name="ce69">
              <text:p>13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503" table:style-name="ce1">
              <text:p>262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9-001001-SERVICIO ALQUILER CAMIONET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4" table:style-name="ce1">
              <text:p>1714</text:p>
            </table:table-cell>
            <table:table-cell office:value-type="string" table:style-name="ce68">
              <text:p><text:s/>3,240.07</text:p>
            </table:table-cell>
            <table:table-cell office:value-type="float" office:value="223.2" table:style-name="ce69">
              <text:p>22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603" table:style-name="ce1">
              <text:p>262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7-001001-SERVICIO MANTENIMIENTO DE 2 M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5" table:style-name="ce1">
              <text:p>1715</text:p>
            </table:table-cell>
            <table:table-cell office:value-type="string" table:style-name="ce68">
              <text:p><text:s/>4,605.38</text:p>
            </table:table-cell>
            <table:table-cell office:value-type="float" office:value="1365.31" table:style-name="ce69">
              <text:p>1.365,3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2803" table:style-name="ce1">
              <text:p>262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830-001001-CORTES PAVIMENTO EN ACERAS, 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6" table:style-name="ce1">
              <text:p>1716</text:p>
            </table:table-cell>
            <table:table-cell office:value-type="string" table:style-name="ce68">
              <text:p><text:s/>4,684.58</text:p>
            </table:table-cell>
            <table:table-cell office:value-type="float" office:value="79.2" table:style-name="ce69">
              <text:p>7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203" table:style-name="ce1">
              <text:p>256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2-001001-DESALOJO HECHO A MAN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7" table:style-name="ce1">
              <text:p>1717</text:p>
            </table:table-cell>
            <table:table-cell office:value-type="string" table:style-name="ce68">
              <text:p><text:s/>4,845.08</text:p>
            </table:table-cell>
            <table:table-cell office:value-type="float" office:value="160.5" table:style-name="ce69">
              <text:p>160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303" table:style-name="ce1">
              <text:p>256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1-001001-SERVICIO ALQUILER CAMIONET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8" table:style-name="ce1">
              <text:p>1718</text:p>
            </table:table-cell>
            <table:table-cell office:value-type="string" table:style-name="ce68">
              <text:p><text:s/>5,297.24</text:p>
            </table:table-cell>
            <table:table-cell office:value-type="float" office:value="452.16" table:style-name="ce69">
              <text:p>452,1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403" table:style-name="ce1">
              <text:p>256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0-001001-SERVICIO ALQUILER DE RETROEX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19" table:style-name="ce1">
              <text:p>1719</text:p>
            </table:table-cell>
            <table:table-cell office:value-type="string" table:style-name="ce68">
              <text:p><text:s/>5,781.08</text:p>
            </table:table-cell>
            <table:table-cell office:value-type="float" office:value="483.84" table:style-name="ce69">
              <text:p>483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503" table:style-name="ce1">
              <text:p>255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79-001001-SERVICIO TRANSPORTE DESALOJO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0" table:style-name="ce1">
              <text:p>1720</text:p>
            </table:table-cell>
            <table:table-cell office:value-type="string" table:style-name="ce68">
              <text:p><text:s/>5,818.52</text:p>
            </table:table-cell>
            <table:table-cell office:value-type="float" office:value="37.44" table:style-name="ce69">
              <text:p>37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603" table:style-name="ce1">
              <text:p>255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8-001001-MANTENIMIENTO Y REPARACION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1" table:style-name="ce1">
              <text:p>1721</text:p>
            </table:table-cell>
            <table:table-cell office:value-type="string" table:style-name="ce68">
              <text:p><text:s/>5,865.32</text:p>
            </table:table-cell>
            <table:table-cell office:value-type="float" office:value="46.8" table:style-name="ce69">
              <text:p>46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803" table:style-name="ce1">
              <text:p>255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7-001001-MANTENIMIENTO Y REPARACION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2" table:style-name="ce1">
              <text:p>1722</text:p>
            </table:table-cell>
            <table:table-cell office:value-type="string" table:style-name="ce68">
              <text:p><text:s/>5,872.52</text:p>
            </table:table-cell>
            <table:table-cell office:value-type="float" office:value="7.2" table:style-name="ce69">
              <text:p>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5903" table:style-name="ce1">
              <text:p>255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6-001001-MANGUERA HIDRAULICA PARA PERF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3" table:style-name="ce1">
              <text:p>1723</text:p>
            </table:table-cell>
            <table:table-cell office:value-type="string" table:style-name="ce68">
              <text:p><text:s/>5,877.44</text:p>
            </table:table-cell>
            <table:table-cell office:value-type="float" office:value="4.92" table:style-name="ce69">
              <text:p>4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003" table:style-name="ce1">
              <text:p>256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4-001001-SERVICIO ACOPLE NUEVO PARA MA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4" table:style-name="ce1">
              <text:p>1724</text:p>
            </table:table-cell>
            <table:table-cell office:value-type="string" table:style-name="ce68">
              <text:p><text:s/>5,887.04</text:p>
            </table:table-cell>
            <table:table-cell office:value-type="float" office:value="9.6" table:style-name="ce69">
              <text:p>9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6103" table:style-name="ce1">
              <text:p>256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83-001001-CAMBIO 4 LLANTAS DE MINICARG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5" table:style-name="ce1">
              <text:p>1725</text:p>
            </table:table-cell>
            <table:table-cell office:value-type="string" table:style-name="ce68">
              <text:p><text:s/>5,934.44</text:p>
            </table:table-cell>
            <table:table-cell office:value-type="float" office:value="47.4" table:style-name="ce69">
              <text:p>47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203" table:style-name="ce1">
              <text:p>2672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2-001001-MANTENIMIENTO CONCRETERA COL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6" table:style-name="ce1">
              <text:p>1726</text:p>
            </table:table-cell>
            <table:table-cell office:value-type="string" table:style-name="ce68">
              <text:p><text:s/>5,948.84</text:p>
            </table:table-cell>
            <table:table-cell office:value-type="float" office:value="14.4" table:style-name="ce69">
              <text:p>1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803" table:style-name="ce1">
              <text:p>265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3-001001-MANTENIMIENTO DE LAS PALANCA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7" table:style-name="ce1">
              <text:p>1727</text:p>
            </table:table-cell>
            <table:table-cell office:value-type="string" table:style-name="ce68">
              <text:p><text:s/>5,986.37</text:p>
            </table:table-cell>
            <table:table-cell office:value-type="float" office:value="37.53" table:style-name="ce69">
              <text:p>37,5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003" table:style-name="ce1">
              <text:p>258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12211-001001-139 BOTELLONES DE AGU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8" table:style-name="ce1">
              <text:p>1728</text:p>
            </table:table-cell>
            <table:table-cell office:value-type="string" table:style-name="ce68">
              <text:p><text:s/>6,041.81</text:p>
            </table:table-cell>
            <table:table-cell office:value-type="float" office:value="55.44" table:style-name="ce69">
              <text:p>55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58103" table:style-name="ce1">
              <text:p>258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829-001001-VIAJES DE DESALOJOS PROYECTO 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29" table:style-name="ce1">
              <text:p>1729</text:p>
            </table:table-cell>
            <table:table-cell office:value-type="string" table:style-name="ce68">
              <text:p><text:s/>6,085.01</text:p>
            </table:table-cell>
            <table:table-cell office:value-type="float" office:value="43.2" table:style-name="ce69">
              <text:p>4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0503" table:style-name="ce1">
              <text:p>260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B 000021089-001001-ALQUILER MENSUAL SANITARIO P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0" table:style-name="ce1">
              <text:p>1730</text:p>
            </table:table-cell>
            <table:table-cell office:value-type="string" table:style-name="ce68">
              <text:p><text:s/>6,235.01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303" table:style-name="ce1">
              <text:p>2633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C 000000919-002001-HONORARIOS COMO INTERVENTOR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1" table:style-name="ce1">
              <text:p>1731</text:p>
            </table:table-cell>
            <table:table-cell office:value-type="string" table:style-name="ce68">
              <text:p><text:s/>6,422.21</text:p>
            </table:table-cell>
            <table:table-cell office:value-type="float" office:value="187.2" table:style-name="ce69">
              <text:p>18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5903" table:style-name="ce1">
              <text:p>265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584-001001-TRABAJOS DE TOPOGRAFIA-REPLAN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2" table:style-name="ce1">
              <text:p>1732</text:p>
            </table:table-cell>
            <table:table-cell office:value-type="string" table:style-name="ce68">
              <text:p><text:s/>6,540.80</text:p>
            </table:table-cell>
            <table:table-cell office:value-type="float" office:value="118.59" table:style-name="ce69">
              <text:p>118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003" table:style-name="ce1">
              <text:p>266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583-001001-CORTE DE PAVIMENTO/ACERO- ROT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3" table:style-name="ce1">
              <text:p>1733</text:p>
            </table:table-cell>
            <table:table-cell office:value-type="string" table:style-name="ce68">
              <text:p><text:s/>6,823.28</text:p>
            </table:table-cell>
            <table:table-cell office:value-type="float" office:value="282.48" table:style-name="ce69">
              <text:p>282,4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403" table:style-name="ce1">
              <text:p>2664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831-001001-REPOSICION DE ACERA (LOZA DE 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4" table:style-name="ce1">
              <text:p>1734</text:p>
            </table:table-cell>
            <table:table-cell office:value-type="string" table:style-name="ce68">
              <text:p><text:s/>8,330.88</text:p>
            </table:table-cell>
            <table:table-cell office:value-type="float" office:value="1507.6" table:style-name="ce69">
              <text:p>1.507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503" table:style-name="ce1">
              <text:p>2665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833-001001-CANALIZACION DE MONODUCTOS, 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5" table:style-name="ce1">
              <text:p>1735</text:p>
            </table:table-cell>
            <table:table-cell office:value-type="string" table:style-name="ce68">
              <text:p><text:s/>9,142.32</text:p>
            </table:table-cell>
            <table:table-cell office:value-type="float" office:value="811.44" table:style-name="ce69">
              <text:p>811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603" table:style-name="ce1">
              <text:p>2666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1-001001-SERVICIO DE TRANSPORTE DE DES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6" table:style-name="ce1">
              <text:p>1736</text:p>
            </table:table-cell>
            <table:table-cell office:value-type="string" table:style-name="ce68">
              <text:p><text:s/>9,365.52</text:p>
            </table:table-cell>
            <table:table-cell office:value-type="float" office:value="223.2" table:style-name="ce69">
              <text:p>22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703" table:style-name="ce1">
              <text:p>2667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8-001001-DOS MANTENIMIENTOS DE 2 MINI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7" table:style-name="ce1">
              <text:p>1737</text:p>
            </table:table-cell>
            <table:table-cell office:value-type="string" table:style-name="ce68">
              <text:p><text:s/>9,777.36</text:p>
            </table:table-cell>
            <table:table-cell office:value-type="float" office:value="411.84" table:style-name="ce69">
              <text:p>411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803" table:style-name="ce1">
              <text:p>2668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699-001001-SERVICIO ALQUILER DE RETROEX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8" table:style-name="ce1">
              <text:p>1738</text:p>
            </table:table-cell>
            <table:table-cell office:value-type="string" table:style-name="ce68">
              <text:p><text:s/>9,816.06</text:p>
            </table:table-cell>
            <table:table-cell office:value-type="float" office:value="38.700000000000003" table:style-name="ce69">
              <text:p>38,7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6903" table:style-name="ce1">
              <text:p>2669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6-001001-GENERADOR YAMAHA- CORTADOR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39" table:style-name="ce1">
              <text:p>1739</text:p>
            </table:table-cell>
            <table:table-cell office:value-type="string" table:style-name="ce68">
              <text:p><text:s/>9,891.66</text:p>
            </table:table-cell>
            <table:table-cell office:value-type="float" office:value="75.599999999999994" table:style-name="ce69">
              <text:p>75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003" table:style-name="ce1">
              <text:p>267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5-001001-MANTENIMIENTO CORRECTIVO Y P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0" table:style-name="ce1">
              <text:p>1740</text:p>
            </table:table-cell>
            <table:table-cell office:value-type="string" table:style-name="ce68">
              <text:p><text:s/>9,898.98</text:p>
            </table:table-cell>
            <table:table-cell office:value-type="float" office:value="7.32" table:style-name="ce69">
              <text:p>7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7103" table:style-name="ce1">
              <text:p>2671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0704-001001-MANTENIMIENTO DE CORRECCION Y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1" table:style-name="ce1">
              <text:p>1741</text:p>
            </table:table-cell>
            <table:table-cell office:value-type="string" table:style-name="ce68">
              <text:p><text:s/>9,992.37</text:p>
            </table:table-cell>
            <table:table-cell office:value-type="float" office:value="93.39" table:style-name="ce69">
              <text:p>93,3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27" table:style-name="ce1">
              <text:p>162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3003" table:style-name="ce1">
              <text:p>263003</text:p>
            </table:table-cell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FV 000002105-001001-INSTALACION PUNTOS DE ENRGIA G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2" table:style-name="ce1">
              <text:p>1742</text:p>
            </table:table-cell>
            <table:table-cell office:value-type="string" table:style-name="ce68">
              <text:p><text:s/>.00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9992.3700000000008" table:style-name="ce69">
              <text:p>9.992,37<text:s/></text:p>
            </table:table-cell>
            <table:table-cell table:style-name="ce1"/>
            <table:table-cell office:value-type="float" office:value="1636" table:style-name="ce1">
              <text:p>163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7-31T00:00:00" table:style-name="ce75">
              <text:p>31/07/2020</text:p>
            </table:table-cell>
            <table:table-cell office:value-type="string" table:style-name="ce1">
              <text:p>Traspaso impuestos mes Juli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3" table:style-name="ce1">
              <text:p>1743</text:p>
            </table:table-cell>
            <table:table-cell office:value-type="string" table:style-name="ce68">
              <text:p><text:s/>11.52</text:p>
            </table:table-cell>
            <table:table-cell office:value-type="float" office:value="11.52" table:style-name="ce69">
              <text:p>11,5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003" table:style-name="ce1">
              <text:p>269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33-001001-CAMBIO DE UBICACION ROTULO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4" table:style-name="ce1">
              <text:p>1744</text:p>
            </table:table-cell>
            <table:table-cell office:value-type="string" table:style-name="ce68">
              <text:p>-11,578.51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1590.03" table:style-name="ce69">
              <text:p>11.590,03<text:s/></text:p>
            </table:table-cell>
            <table:table-cell table:style-name="ce1"/>
            <table:table-cell office:value-type="float" office:value="1698" table:style-name="ce1">
              <text:p>1698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TRASPASO IMPUESTOS MES: AGOSTO -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5" table:style-name="ce1">
              <text:p>1745</text:p>
            </table:table-cell>
            <table:table-cell office:value-type="string" table:style-name="ce68">
              <text:p>-11,319.31</text:p>
            </table:table-cell>
            <table:table-cell office:value-type="float" office:value="259.2" table:style-name="ce69">
              <text:p>25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803" table:style-name="ce1">
              <text:p>270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4942-001002-SERVICIOS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6" table:style-name="ce1">
              <text:p>1746</text:p>
            </table:table-cell>
            <table:table-cell office:value-type="string" table:style-name="ce68">
              <text:p>-11,209.51</text:p>
            </table:table-cell>
            <table:table-cell office:value-type="float" office:value="109.8" table:style-name="ce69">
              <text:p>109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0903" table:style-name="ce1">
              <text:p>270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4943-001002-SERVICIO DE GUARDIAN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7" table:style-name="ce1">
              <text:p>1747</text:p>
            </table:table-cell>
            <table:table-cell office:value-type="string" table:style-name="ce68">
              <text:p>-11,047.95</text:p>
            </table:table-cell>
            <table:table-cell office:value-type="float" office:value="161.56" table:style-name="ce69">
              <text:p>161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003" table:style-name="ce1">
              <text:p>271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2518-001005-DIESEL PREMIUM- EXTRA CON ETA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8" table:style-name="ce1">
              <text:p>1748</text:p>
            </table:table-cell>
            <table:table-cell office:value-type="string" table:style-name="ce68">
              <text:p>-11,004.75</text:p>
            </table:table-cell>
            <table:table-cell office:value-type="float" office:value="43.2" table:style-name="ce69">
              <text:p>4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203" table:style-name="ce1">
              <text:p>271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21160-001001-ALQUILER MENSUAL SANITARIO PO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49" table:style-name="ce1">
              <text:p>1749</text:p>
            </table:table-cell>
            <table:table-cell office:value-type="string" table:style-name="ce68">
              <text:p>-10,836.75</text:p>
            </table:table-cell>
            <table:table-cell office:value-type="float" office:value="168" table:style-name="ce69">
              <text:p>16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503" table:style-name="ce1">
              <text:p>272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4-001001-F#714 SERVICIO DE ALQUILER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0" table:style-name="ce1">
              <text:p>1750</text:p>
            </table:table-cell>
            <table:table-cell office:value-type="string" table:style-name="ce68">
              <text:p>-10,430.67</text:p>
            </table:table-cell>
            <table:table-cell office:value-type="float" office:value="406.08" table:style-name="ce69">
              <text:p>406,0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603" table:style-name="ce1">
              <text:p>272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2-001001-F# 712 SERVICIO ALQUILER RE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1" table:style-name="ce1">
              <text:p>1751</text:p>
            </table:table-cell>
            <table:table-cell office:value-type="string" table:style-name="ce68">
              <text:p>-10,415.62</text:p>
            </table:table-cell>
            <table:table-cell office:value-type="float" office:value="15.05" table:style-name="ce69">
              <text:p>15,0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1403" table:style-name="ce1">
              <text:p>271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32088801-001064-CONSUMO CELULA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2" table:style-name="ce1">
              <text:p>1752</text:p>
            </table:table-cell>
            <table:table-cell office:value-type="string" table:style-name="ce68">
              <text:p>-10,383.22</text:p>
            </table:table-cell>
            <table:table-cell office:value-type="float" office:value="32.4" table:style-name="ce69">
              <text:p>32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203" table:style-name="ce1">
              <text:p>275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3647-001004-F# 3647 ASISTENCIA TECNICA, M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3" table:style-name="ce1">
              <text:p>1753</text:p>
            </table:table-cell>
            <table:table-cell office:value-type="string" table:style-name="ce68">
              <text:p>-10,274.02</text:p>
            </table:table-cell>
            <table:table-cell office:value-type="float" office:value="109.2" table:style-name="ce69">
              <text:p>10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803" table:style-name="ce1">
              <text:p>275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89-001001-F# 589 TRABAJOS DE TOPOGRAFI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4" table:style-name="ce1">
              <text:p>1754</text:p>
            </table:table-cell>
            <table:table-cell office:value-type="string" table:style-name="ce68">
              <text:p>-9,908.26</text:p>
            </table:table-cell>
            <table:table-cell office:value-type="float" office:value="365.76" table:style-name="ce69">
              <text:p>365,7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303" table:style-name="ce1">
              <text:p>277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24-001001-F# 724 SERVICIO ALQUILER RETR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5" table:style-name="ce1">
              <text:p>1755</text:p>
            </table:table-cell>
            <table:table-cell office:value-type="string" table:style-name="ce68">
              <text:p>-9,494.46</text:p>
            </table:table-cell>
            <table:table-cell office:value-type="float" office:value="413.8" table:style-name="ce69">
              <text:p>413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403" table:style-name="ce1">
              <text:p>277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840-001001-F# 840 LEVANTAMIENTO DE ADOQU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6" table:style-name="ce1">
              <text:p>1756</text:p>
            </table:table-cell>
            <table:table-cell office:value-type="string" table:style-name="ce68">
              <text:p>-9,366.47</text:p>
            </table:table-cell>
            <table:table-cell office:value-type="float" office:value="127.99" table:style-name="ce69">
              <text:p>127,9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503" table:style-name="ce1">
              <text:p>277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838-001001-F# 838 TRABAJOS DE CONSTRUCC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7" table:style-name="ce1">
              <text:p>1757</text:p>
            </table:table-cell>
            <table:table-cell office:value-type="string" table:style-name="ce68">
              <text:p>-9,061.27</text:p>
            </table:table-cell>
            <table:table-cell office:value-type="float" office:value="305.2" table:style-name="ce69">
              <text:p>30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603" table:style-name="ce1">
              <text:p>277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839-001001-F# 839 COLOCACIÓN DE ADOQUIN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8" table:style-name="ce1">
              <text:p>1758</text:p>
            </table:table-cell>
            <table:table-cell office:value-type="string" table:style-name="ce68">
              <text:p>-8,956.87</text:p>
            </table:table-cell>
            <table:table-cell office:value-type="float" office:value="104.4" table:style-name="ce69">
              <text:p>10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903" table:style-name="ce1">
              <text:p>277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006-001001-F# 006 4 PUERTAS DE MADERA DI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59" table:style-name="ce1">
              <text:p>1759</text:p>
            </table:table-cell>
            <table:table-cell office:value-type="string" table:style-name="ce68">
              <text:p>-8,857.87</text:p>
            </table:table-cell>
            <table:table-cell office:value-type="float" office:value="99" table:style-name="ce69">
              <text:p>9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703" table:style-name="ce1">
              <text:p>269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18331-001001-ALQUILER DE COMPACTADORA TIP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0" table:style-name="ce1">
              <text:p>1760</text:p>
            </table:table-cell>
            <table:table-cell office:value-type="string" table:style-name="ce68">
              <text:p>-8,827.87</text:p>
            </table:table-cell>
            <table:table-cell office:value-type="float" office:value="30" table:style-name="ce69">
              <text:p>3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803" table:style-name="ce1">
              <text:p>269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2115-001001-SERVICIO TECNICO INSTALACIONE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1" table:style-name="ce1">
              <text:p>1761</text:p>
            </table:table-cell>
            <table:table-cell office:value-type="string" table:style-name="ce68">
              <text:p>-8,750.78</text:p>
            </table:table-cell>
            <table:table-cell office:value-type="float" office:value="77.09" table:style-name="ce69">
              <text:p>77,0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903" table:style-name="ce1">
              <text:p>269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2116-001001-SERVICIO INSTALACIONES ELECTR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2" table:style-name="ce1">
              <text:p>1762</text:p>
            </table:table-cell>
            <table:table-cell office:value-type="string" table:style-name="ce68">
              <text:p>-8,680.58</text:p>
            </table:table-cell>
            <table:table-cell office:value-type="float" office:value="70.2" table:style-name="ce69">
              <text:p>70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003" table:style-name="ce1">
              <text:p>273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5-001001-F# 715 MANTENIMIENTO DEL MIN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3" table:style-name="ce1">
              <text:p>1763</text:p>
            </table:table-cell>
            <table:table-cell office:value-type="string" table:style-name="ce68">
              <text:p>-8,659.58</text:p>
            </table:table-cell>
            <table:table-cell office:value-type="float" office:value="21" table:style-name="ce69">
              <text:p>21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103" table:style-name="ce1">
              <text:p>273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6-001001-F# 716 FABRICACION DE 3 ACOP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4" table:style-name="ce1">
              <text:p>1764</text:p>
            </table:table-cell>
            <table:table-cell office:value-type="string" table:style-name="ce68">
              <text:p>-8,515.58</text:p>
            </table:table-cell>
            <table:table-cell office:value-type="float" office:value="144" table:style-name="ce69">
              <text:p>14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803" table:style-name="ce1">
              <text:p>276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18335-001001-F# 18335 ALQUILER 20 CUERPOS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5" table:style-name="ce1">
              <text:p>1765</text:p>
            </table:table-cell>
            <table:table-cell office:value-type="string" table:style-name="ce68">
              <text:p>-8,429.78</text:p>
            </table:table-cell>
            <table:table-cell office:value-type="float" office:value="85.8" table:style-name="ce69">
              <text:p>85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903" table:style-name="ce1">
              <text:p>276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18336-001001-F# 18336 ALQUILER DE COMPACT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6" table:style-name="ce1">
              <text:p>1766</text:p>
            </table:table-cell>
            <table:table-cell office:value-type="string" table:style-name="ce68">
              <text:p>-8,258.40</text:p>
            </table:table-cell>
            <table:table-cell office:value-type="float" office:value="171.38" table:style-name="ce69">
              <text:p>171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7203" table:style-name="ce1">
              <text:p>277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25-001001-F# 725 SERVICIO DE ALQUILER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7" table:style-name="ce1">
              <text:p>1767</text:p>
            </table:table-cell>
            <table:table-cell office:value-type="string" table:style-name="ce68">
              <text:p>-7,923.13</text:p>
            </table:table-cell>
            <table:table-cell office:value-type="float" office:value="335.27" table:style-name="ce69">
              <text:p>335,2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903" table:style-name="ce1">
              <text:p>275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91-001001-F# 591 CORTE DE PAVIMENTO-ROTU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8" table:style-name="ce1">
              <text:p>1768</text:p>
            </table:table-cell>
            <table:table-cell office:value-type="string" table:style-name="ce68">
              <text:p>-7,776.71</text:p>
            </table:table-cell>
            <table:table-cell office:value-type="float" office:value="146.41999999999999" table:style-name="ce69">
              <text:p>146,4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003" table:style-name="ce1">
              <text:p>276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90-001001-F# 590 TRABAJOS DEL 16 AL 30 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69" table:style-name="ce1">
              <text:p>1769</text:p>
            </table:table-cell>
            <table:table-cell office:value-type="string" table:style-name="ce68">
              <text:p>-7,669.99</text:p>
            </table:table-cell>
            <table:table-cell office:value-type="float" office:value="106.72" table:style-name="ce69">
              <text:p>106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103" table:style-name="ce1">
              <text:p>276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88-001001-F# 588 RETIRO DE ADOQUINES PE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0" table:style-name="ce1">
              <text:p>1770</text:p>
            </table:table-cell>
            <table:table-cell office:value-type="string" table:style-name="ce68">
              <text:p>-7,648.39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303" table:style-name="ce1">
              <text:p>276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3112-001001-F# 3112 ALQUILER DE RODILLO D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1" table:style-name="ce1">
              <text:p>1771</text:p>
            </table:table-cell>
            <table:table-cell office:value-type="string" table:style-name="ce68">
              <text:p>-7,600.39</text:p>
            </table:table-cell>
            <table:table-cell office:value-type="float" office:value="48" table:style-name="ce69">
              <text:p>4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403" table:style-name="ce1">
              <text:p>276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3111-001001-F# 3111 ALQUILER DE UNA CONC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2" table:style-name="ce1">
              <text:p>1772</text:p>
            </table:table-cell>
            <table:table-cell office:value-type="string" table:style-name="ce68">
              <text:p>-7,552.39</text:p>
            </table:table-cell>
            <table:table-cell office:value-type="float" office:value="48" table:style-name="ce69">
              <text:p>4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503" table:style-name="ce1">
              <text:p>276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3110-001001-F# 3110 ALQUILER DE UNA CONC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3" table:style-name="ce1">
              <text:p>1773</text:p>
            </table:table-cell>
            <table:table-cell office:value-type="string" table:style-name="ce68">
              <text:p>-7,453.39</text:p>
            </table:table-cell>
            <table:table-cell office:value-type="float" office:value="99" table:style-name="ce69">
              <text:p>99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6603" table:style-name="ce1">
              <text:p>276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18334-001001-F# 18334 ALQUILER DE COMPACTAD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4" table:style-name="ce1">
              <text:p>1774</text:p>
            </table:table-cell>
            <table:table-cell office:value-type="string" table:style-name="ce68">
              <text:p>-7,303.39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1003" table:style-name="ce1">
              <text:p>281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C 000000929-002001-F# 929 HONORARIOS COMO INTERV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5" table:style-name="ce1">
              <text:p>1775</text:p>
            </table:table-cell>
            <table:table-cell office:value-type="string" table:style-name="ce68">
              <text:p>-7,234.03</text:p>
            </table:table-cell>
            <table:table-cell office:value-type="float" office:value="69.36" table:style-name="ce69">
              <text:p>69,3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803" table:style-name="ce1">
              <text:p>272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3-001001-F# 713 SERVICIO DE ALQUILER T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6" table:style-name="ce1">
              <text:p>1776</text:p>
            </table:table-cell>
            <table:table-cell office:value-type="string" table:style-name="ce68">
              <text:p>-6,432.67</text:p>
            </table:table-cell>
            <table:table-cell office:value-type="float" office:value="801.36" table:style-name="ce69">
              <text:p>801,3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903" table:style-name="ce1">
              <text:p>272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1-001001-F# 711 SERVICIO DE TRANSPORT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7" table:style-name="ce1">
              <text:p>1777</text:p>
            </table:table-cell>
            <table:table-cell office:value-type="string" table:style-name="ce68">
              <text:p>-6,334.27</text:p>
            </table:table-cell>
            <table:table-cell office:value-type="float" office:value="98.4" table:style-name="ce69">
              <text:p>98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303" table:style-name="ce1">
              <text:p>275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495-001201-F#495 TOMA CURADA Y ROTURA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8" table:style-name="ce1">
              <text:p>1778</text:p>
            </table:table-cell>
            <table:table-cell office:value-type="string" table:style-name="ce68">
              <text:p>-6,161.58</text:p>
            </table:table-cell>
            <table:table-cell office:value-type="float" office:value="172.69" table:style-name="ce69">
              <text:p>172,6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403" table:style-name="ce1">
              <text:p>275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2557-001005-F# 2557 DIESEL PREMIUM- EXTR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79" table:style-name="ce1">
              <text:p>1779</text:p>
            </table:table-cell>
            <table:table-cell office:value-type="string" table:style-name="ce68">
              <text:p>-5,617.26</text:p>
            </table:table-cell>
            <table:table-cell office:value-type="float" office:value="544.32000000000005" table:style-name="ce69">
              <text:p>544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503" table:style-name="ce1">
              <text:p>2755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23-001001-F# 723 SERVICIO TRANSPORTE DE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0" table:style-name="ce1">
              <text:p>1780</text:p>
            </table:table-cell>
            <table:table-cell office:value-type="string" table:style-name="ce68">
              <text:p>-5,602.86</text:p>
            </table:table-cell>
            <table:table-cell office:value-type="float" office:value="14.4" table:style-name="ce69">
              <text:p>1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603" table:style-name="ce1">
              <text:p>2756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20-001001-F# 720 CAMBIO DE LAS BOTAS PA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1" table:style-name="ce1">
              <text:p>1781</text:p>
            </table:table-cell>
            <table:table-cell office:value-type="string" table:style-name="ce68">
              <text:p>-5,574.06</text:p>
            </table:table-cell>
            <table:table-cell office:value-type="float" office:value="28.8" table:style-name="ce69">
              <text:p>28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5703" table:style-name="ce1">
              <text:p>275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21-001001-F# 721 MANTENIMIENTO Y ADAPTA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2" table:style-name="ce1">
              <text:p>1782</text:p>
            </table:table-cell>
            <table:table-cell office:value-type="string" table:style-name="ce68">
              <text:p>-5,546.94</text:p>
            </table:table-cell>
            <table:table-cell office:value-type="float" office:value="27.12" table:style-name="ce69">
              <text:p>27,1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203" table:style-name="ce1">
              <text:p>2732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7-001001-F# 717 MANTENIMIENTO ROTOMART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3" table:style-name="ce1">
              <text:p>1783</text:p>
            </table:table-cell>
            <table:table-cell office:value-type="string" table:style-name="ce68">
              <text:p>-5,500.14</text:p>
            </table:table-cell>
            <table:table-cell office:value-type="float" office:value="46.8" table:style-name="ce69">
              <text:p>46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303" table:style-name="ce1">
              <text:p>273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8-001001-F# 718 MANTENIMIENTO DE LA BA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4" table:style-name="ce1">
              <text:p>1784</text:p>
            </table:table-cell>
            <table:table-cell office:value-type="string" table:style-name="ce68">
              <text:p>-5,484.30</text:p>
            </table:table-cell>
            <table:table-cell office:value-type="float" office:value="15.84" table:style-name="ce69">
              <text:p>15,8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403" table:style-name="ce1">
              <text:p>273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19-001001-F# 719 MINICARGADOR CATERPILL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5" table:style-name="ce1">
              <text:p>1785</text:p>
            </table:table-cell>
            <table:table-cell office:value-type="string" table:style-name="ce68">
              <text:p>-5,403.80</text:p>
            </table:table-cell>
            <table:table-cell office:value-type="float" office:value="80.5" table:style-name="ce69">
              <text:p>80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703" table:style-name="ce1">
              <text:p>2737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86-001001-F# 586 PROYECTO EN LA UNIVERS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6" table:style-name="ce1">
              <text:p>1786</text:p>
            </table:table-cell>
            <table:table-cell office:value-type="string" table:style-name="ce68">
              <text:p>-5,359.07</text:p>
            </table:table-cell>
            <table:table-cell office:value-type="float" office:value="44.73" table:style-name="ce69">
              <text:p>44,7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803" table:style-name="ce1">
              <text:p>2738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587-001001-F# 587 PROYECTO EN LA UNIVERS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7" table:style-name="ce1">
              <text:p>1787</text:p>
            </table:table-cell>
            <table:table-cell office:value-type="string" table:style-name="ce68">
              <text:p>-5,281.07</text:p>
            </table:table-cell>
            <table:table-cell office:value-type="float" office:value="78" table:style-name="ce69">
              <text:p>7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3903" table:style-name="ce1">
              <text:p>2739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835-001001-F# 835 REPARACIONES DE DAÑOS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8" table:style-name="ce1">
              <text:p>1788</text:p>
            </table:table-cell>
            <table:table-cell office:value-type="string" table:style-name="ce68">
              <text:p>-5,191.07</text:p>
            </table:table-cell>
            <table:table-cell office:value-type="float" office:value="90" table:style-name="ce69">
              <text:p>9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4003" table:style-name="ce1">
              <text:p>2740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834-001001-F# 834 SERVICIO DE ALQUILER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89" table:style-name="ce1">
              <text:p>1789</text:p>
            </table:table-cell>
            <table:table-cell office:value-type="string" table:style-name="ce68">
              <text:p>-1,882.69</text:p>
            </table:table-cell>
            <table:table-cell office:value-type="float" office:value="3308.38" table:style-name="ce69">
              <text:p>3.308,3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303" table:style-name="ce1">
              <text:p>2723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341-001001-ESTRUCTURAS METALICAS: TRABAJ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0" table:style-name="ce1">
              <text:p>1790</text:p>
            </table:table-cell>
            <table:table-cell office:value-type="string" table:style-name="ce68">
              <text:p>-1,815.97</text:p>
            </table:table-cell>
            <table:table-cell office:value-type="float" office:value="66.72" table:style-name="ce69">
              <text:p>66,7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69103" table:style-name="ce1">
              <text:p>2691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732-001001-SEÑAL DE PARED- PLACAS DE REC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1" table:style-name="ce1">
              <text:p>1791</text:p>
            </table:table-cell>
            <table:table-cell office:value-type="string" table:style-name="ce68">
              <text:p><text:s/>.00</text:p>
            </table:table-cell>
            <table:table-cell office:value-type="float" office:value="1815.97" table:style-name="ce69">
              <text:p>1.815,9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3" table:style-name="ce1">
              <text:p>1673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72403" table:style-name="ce1">
              <text:p>272403</text:p>
            </table:table-cell>
            <table:table-cell office:value-type="date" office:date-value="2020-08-31T00:00:00" table:style-name="ce75">
              <text:p>31/08/2020</text:p>
            </table:table-cell>
            <table:table-cell office:value-type="string" table:style-name="ce1">
              <text:p>FV 000000342-001001-ESTRUCTURAS METALICAS LOS TRAB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2" table:style-name="ce1">
              <text:p>1792</text:p>
            </table:table-cell>
            <table:table-cell office:value-type="string" table:style-name="ce68">
              <text:p><text:s/>3,908.40</text:p>
            </table:table-cell>
            <table:table-cell office:value-type="float" office:value="3908.4" table:style-name="ce69">
              <text:p>3.908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803" table:style-name="ce1">
              <text:p>295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041-001002-VIADIRECTA CONSTRUCCIONES F# 4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3" table:style-name="ce1">
              <text:p>1793</text:p>
            </table:table-cell>
            <table:table-cell office:value-type="string" table:style-name="ce68">
              <text:p>-14,947.43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8855.830000000002" table:style-name="ce69">
              <text:p>18.855,83<text:s/></text:p>
            </table:table-cell>
            <table:table-cell table:style-name="ce1"/>
            <table:table-cell office:value-type="float" office:value="1774" table:style-name="ce1">
              <text:p>1774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TRASPASO IMPUESTOS MES: SEPTIEM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4" table:style-name="ce1">
              <text:p>1794</text:p>
            </table:table-cell>
            <table:table-cell office:value-type="string" table:style-name="ce68">
              <text:p>-14,933.11</text:p>
            </table:table-cell>
            <table:table-cell office:value-type="float" office:value="14.32" table:style-name="ce69">
              <text:p>14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503" table:style-name="ce1">
              <text:p>291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32137687-001064-CONECEL F# 32137687 CONSUMO C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5" table:style-name="ce1">
              <text:p>1795</text:p>
            </table:table-cell>
            <table:table-cell office:value-type="string" table:style-name="ce68">
              <text:p>-14,907.28</text:p>
            </table:table-cell>
            <table:table-cell office:value-type="float" office:value="25.83" table:style-name="ce69">
              <text:p>25,8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603" table:style-name="ce1">
              <text:p>291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1390-001001-JESUS GUIRACOCHA F# 1390 SIEMB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6" table:style-name="ce1">
              <text:p>1796</text:p>
            </table:table-cell>
            <table:table-cell office:value-type="string" table:style-name="ce68">
              <text:p>-14,853.28</text:p>
            </table:table-cell>
            <table:table-cell office:value-type="float" office:value="54" table:style-name="ce69">
              <text:p>5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0103" table:style-name="ce1">
              <text:p>290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54-002002-BOWEN MENDOZA JOSE F# 354 CAN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7" table:style-name="ce1">
              <text:p>1797</text:p>
            </table:table-cell>
            <table:table-cell office:value-type="string" table:style-name="ce68">
              <text:p>-14,203.12</text:p>
            </table:table-cell>
            <table:table-cell office:value-type="float" office:value="650.16" table:style-name="ce69">
              <text:p>650,1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103" table:style-name="ce1">
              <text:p>292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26-001001-FRANCISCO TORRES F# 726 SERV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8" table:style-name="ce1">
              <text:p>1798</text:p>
            </table:table-cell>
            <table:table-cell office:value-type="string" table:style-name="ce68">
              <text:p>-13,838.80</text:p>
            </table:table-cell>
            <table:table-cell office:value-type="float" office:value="364.32" table:style-name="ce69">
              <text:p>364,3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303" table:style-name="ce1">
              <text:p>292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27-001001-FRANCISCO TORRES F# 727 SERV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799" table:style-name="ce1">
              <text:p>1799</text:p>
            </table:table-cell>
            <table:table-cell office:value-type="string" table:style-name="ce68">
              <text:p>-13,734.15</text:p>
            </table:table-cell>
            <table:table-cell office:value-type="float" office:value="104.65" table:style-name="ce69">
              <text:p>104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6503" table:style-name="ce1">
              <text:p>286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2606-001005-TORREGASI SA F# 2606 DIESEL P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0" table:style-name="ce1">
              <text:p>1800</text:p>
            </table:table-cell>
            <table:table-cell office:value-type="string" table:style-name="ce68">
              <text:p>-13,149.69</text:p>
            </table:table-cell>
            <table:table-cell office:value-type="float" office:value="584.46" table:style-name="ce69">
              <text:p>584,4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8403" table:style-name="ce1">
              <text:p>288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46-001001-LIGORGURO PABLO F# 346 ACERO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1" table:style-name="ce1">
              <text:p>1801</text:p>
            </table:table-cell>
            <table:table-cell office:value-type="string" table:style-name="ce68">
              <text:p>-13,106.49</text:p>
            </table:table-cell>
            <table:table-cell office:value-type="float" office:value="43.2" table:style-name="ce69">
              <text:p>4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203" table:style-name="ce1">
              <text:p>289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21324-001001-SANIPORT SA F# 21324 ALQUILE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2" table:style-name="ce1">
              <text:p>1802</text:p>
            </table:table-cell>
            <table:table-cell office:value-type="string" table:style-name="ce68">
              <text:p>-13,087.29</text:p>
            </table:table-cell>
            <table:table-cell office:value-type="float" office:value="19.2" table:style-name="ce69">
              <text:p>1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303" table:style-name="ce1">
              <text:p>289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504-001201-EQUIPOS Y PRUEBAS F# 504 TOM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3" table:style-name="ce1">
              <text:p>1803</text:p>
            </table:table-cell>
            <table:table-cell office:value-type="string" table:style-name="ce68">
              <text:p>-12,599.47</text:p>
            </table:table-cell>
            <table:table-cell office:value-type="float" office:value="487.82" table:style-name="ce69">
              <text:p>487,8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403" table:style-name="ce1">
              <text:p>289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2119-001001-FACINSER SA F# 2119 SERVICIO 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4" table:style-name="ce1">
              <text:p>1804</text:p>
            </table:table-cell>
            <table:table-cell office:value-type="string" table:style-name="ce68">
              <text:p>-12,587.12</text:p>
            </table:table-cell>
            <table:table-cell office:value-type="float" office:value="12.35" table:style-name="ce69">
              <text:p>12,3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903" table:style-name="ce1">
              <text:p>292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3084-001138-CONECEL F# 3084 CONSUMO CELUL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5" table:style-name="ce1">
              <text:p>1805</text:p>
            </table:table-cell>
            <table:table-cell office:value-type="string" table:style-name="ce68">
              <text:p>-6,023.47</text:p>
            </table:table-cell>
            <table:table-cell office:value-type="float" office:value="6563.65" table:style-name="ce69">
              <text:p>6.563,6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803" table:style-name="ce1">
              <text:p>293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226-001001-MERCHAN ZAMBRANO LUIS F# 226 F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6" table:style-name="ce1">
              <text:p>1806</text:p>
            </table:table-cell>
            <table:table-cell office:value-type="string" table:style-name="ce68">
              <text:p>-5,969.47</text:p>
            </table:table-cell>
            <table:table-cell office:value-type="float" office:value="54" table:style-name="ce69">
              <text:p>54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203" table:style-name="ce1">
              <text:p>294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884-001001-EDISON CONDOR F# 884 VIAJE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7" table:style-name="ce1">
              <text:p>1807</text:p>
            </table:table-cell>
            <table:table-cell office:value-type="string" table:style-name="ce68">
              <text:p>-5,753.47</text:p>
            </table:table-cell>
            <table:table-cell office:value-type="float" office:value="216" table:style-name="ce69">
              <text:p>216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303" table:style-name="ce1">
              <text:p>294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28-001001-TORRES RONQUILLO FRANCISCO F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8" table:style-name="ce1">
              <text:p>1808</text:p>
            </table:table-cell>
            <table:table-cell office:value-type="string" table:style-name="ce68">
              <text:p>-5,683.87</text:p>
            </table:table-cell>
            <table:table-cell office:value-type="float" office:value="69.599999999999994" table:style-name="ce69">
              <text:p>69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403" table:style-name="ce1">
              <text:p>294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29-001001-TORRES RONQUILLO FRANCISCO F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09" table:style-name="ce1">
              <text:p>1809</text:p>
            </table:table-cell>
            <table:table-cell office:value-type="string" table:style-name="ce68">
              <text:p>-5,613.67</text:p>
            </table:table-cell>
            <table:table-cell office:value-type="float" office:value="70.2" table:style-name="ce69">
              <text:p>70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503" table:style-name="ce1">
              <text:p>294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30-001001-TORRES RONQUILLO FRANCISCO F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0" table:style-name="ce1">
              <text:p>1810</text:p>
            </table:table-cell>
            <table:table-cell office:value-type="string" table:style-name="ce68">
              <text:p>-5,584.87</text:p>
            </table:table-cell>
            <table:table-cell office:value-type="float" office:value="28.8" table:style-name="ce69">
              <text:p>28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603" table:style-name="ce1">
              <text:p>294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31-001001-TORRES RONQUILLO FRANCISCO F#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1" table:style-name="ce1">
              <text:p>1811</text:p>
            </table:table-cell>
            <table:table-cell office:value-type="string" table:style-name="ce68">
              <text:p>-5,160.86</text:p>
            </table:table-cell>
            <table:table-cell office:value-type="float" office:value="424.01" table:style-name="ce69">
              <text:p>424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703" table:style-name="ce1">
              <text:p>294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842-001001-NUÑEZ CALLE JOSÉ F# 842 TRABA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2" table:style-name="ce1">
              <text:p>1812</text:p>
            </table:table-cell>
            <table:table-cell office:value-type="string" table:style-name="ce68">
              <text:p>-4,906.80</text:p>
            </table:table-cell>
            <table:table-cell office:value-type="float" office:value="254.06" table:style-name="ce69">
              <text:p>254,0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803" table:style-name="ce1">
              <text:p>2948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843-001001-NUÑEZ CALLE JOSÉ F# 843 TRABA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3" table:style-name="ce1">
              <text:p>1813</text:p>
            </table:table-cell>
            <table:table-cell office:value-type="string" table:style-name="ce68">
              <text:p>-4,858.80</text:p>
            </table:table-cell>
            <table:table-cell office:value-type="float" office:value="48" table:style-name="ce69">
              <text:p>4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4903" table:style-name="ce1">
              <text:p>2949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628-001001-MENDEZ COGOLLO EDWIN F# 628 R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4" table:style-name="ce1">
              <text:p>1814</text:p>
            </table:table-cell>
            <table:table-cell office:value-type="string" table:style-name="ce68">
              <text:p>-3,744.70</text:p>
            </table:table-cell>
            <table:table-cell office:value-type="float" office:value="1114.0999999999999" table:style-name="ce69">
              <text:p>1.114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003" table:style-name="ce1">
              <text:p>293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49-001001-LIGORGURO PABLO F# 349 FABRI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5" table:style-name="ce1">
              <text:p>1815</text:p>
            </table:table-cell>
            <table:table-cell office:value-type="string" table:style-name="ce68">
              <text:p>-3,063.81</text:p>
            </table:table-cell>
            <table:table-cell office:value-type="float" office:value="680.89" table:style-name="ce69">
              <text:p>680,8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103" table:style-name="ce1">
              <text:p>293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48-001001-LIGORGURO PABLO F# 348 ACERO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6" table:style-name="ce1">
              <text:p>1816</text:p>
            </table:table-cell>
            <table:table-cell office:value-type="string" table:style-name="ce68">
              <text:p>-2,943.81</text:p>
            </table:table-cell>
            <table:table-cell office:value-type="float" office:value="120" table:style-name="ce69">
              <text:p>12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203" table:style-name="ce1">
              <text:p>293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47-001001-LIGORGURO PABLO F# 347 FABRI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7" table:style-name="ce1">
              <text:p>1817</text:p>
            </table:table-cell>
            <table:table-cell office:value-type="string" table:style-name="ce68">
              <text:p>-2,840.79</text:p>
            </table:table-cell>
            <table:table-cell office:value-type="float" office:value="103.02" table:style-name="ce69">
              <text:p>103,0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303" table:style-name="ce1">
              <text:p>2933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2651-001005-TORREGASI SA F# 2651 DIESEL P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8" table:style-name="ce1">
              <text:p>1818</text:p>
            </table:table-cell>
            <table:table-cell office:value-type="string" table:style-name="ce68">
              <text:p>-2,802.69</text:p>
            </table:table-cell>
            <table:table-cell office:value-type="float" office:value="38.1" table:style-name="ce69">
              <text:p>38,1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603" table:style-name="ce1">
              <text:p>295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5110-001002-CAJAMARCA F# 5110 SERVICIOS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19" table:style-name="ce1">
              <text:p>1819</text:p>
            </table:table-cell>
            <table:table-cell office:value-type="string" table:style-name="ce68">
              <text:p>-2,543.49</text:p>
            </table:table-cell>
            <table:table-cell office:value-type="float" office:value="259.2" table:style-name="ce69">
              <text:p>259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703" table:style-name="ce1">
              <text:p>2957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5109-001002-CAJAMARCA F# 5109 SERVICIOS D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0" table:style-name="ce1">
              <text:p>1820</text:p>
            </table:table-cell>
            <table:table-cell office:value-type="string" table:style-name="ce68">
              <text:p>-2,340.93</text:p>
            </table:table-cell>
            <table:table-cell office:value-type="float" office:value="202.56" table:style-name="ce69">
              <text:p>202,56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0103" table:style-name="ce1">
              <text:p>3001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2112-001001-FACINSER SA F# 2112 SERVICIO 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1" table:style-name="ce1">
              <text:p>1821</text:p>
            </table:table-cell>
            <table:table-cell office:value-type="string" table:style-name="ce68">
              <text:p>-1,957.89</text:p>
            </table:table-cell>
            <table:table-cell office:value-type="float" office:value="383.04" table:style-name="ce69">
              <text:p>383,0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0203" table:style-name="ce1">
              <text:p>3002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832-001001-NUÑEZ CALLE JOSE F# 832 ALQU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2" table:style-name="ce1">
              <text:p>1822</text:p>
            </table:table-cell>
            <table:table-cell office:value-type="string" table:style-name="ce68">
              <text:p>-1,842.69</text:p>
            </table:table-cell>
            <table:table-cell office:value-type="float" office:value="115.2" table:style-name="ce69">
              <text:p>11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403" table:style-name="ce1">
              <text:p>2934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781-001001-CORDOVA ARMIJOS JUAN F# 781 A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3" table:style-name="ce1">
              <text:p>1823</text:p>
            </table:table-cell>
            <table:table-cell office:value-type="string" table:style-name="ce68">
              <text:p>-1,214.26</text:p>
            </table:table-cell>
            <table:table-cell office:value-type="float" office:value="628.42999999999995" table:style-name="ce69">
              <text:p>628,4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3603" table:style-name="ce1">
              <text:p>293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2123-001001-FACINSER SA F# 2123 SERVICIO T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4" table:style-name="ce1">
              <text:p>1824</text:p>
            </table:table-cell>
            <table:table-cell office:value-type="string" table:style-name="ce68">
              <text:p>-1,210.51</text:p>
            </table:table-cell>
            <table:table-cell office:value-type="float" office:value="3.75" table:style-name="ce69">
              <text:p>3,7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1003" table:style-name="ce1">
              <text:p>291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97186-001101-CONTRUCC. MATUTE JIMENEZ F# 97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5" table:style-name="ce1">
              <text:p>1825</text:p>
            </table:table-cell>
            <table:table-cell office:value-type="string" table:style-name="ce68">
              <text:p>-1,060.51</text:p>
            </table:table-cell>
            <table:table-cell office:value-type="float" office:value="150" table:style-name="ce69">
              <text:p>150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5003" table:style-name="ce1">
              <text:p>295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C 000000945-002001-MANUEL NOGALES F# 945 HONORAR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6" table:style-name="ce1">
              <text:p>1826</text:p>
            </table:table-cell>
            <table:table-cell office:value-type="string" table:style-name="ce68">
              <text:p>-418.87</text:p>
            </table:table-cell>
            <table:table-cell office:value-type="float" office:value="641.64" table:style-name="ce69">
              <text:p>641,6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503" table:style-name="ce1">
              <text:p>2895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345-001001-LIGORGURO PABLO F# 345 ACERO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7" table:style-name="ce1">
              <text:p>1827</text:p>
            </table:table-cell>
            <table:table-cell office:value-type="string" table:style-name="ce68">
              <text:p>-49.02</text:p>
            </table:table-cell>
            <table:table-cell office:value-type="float" office:value="369.85" table:style-name="ce69">
              <text:p>369,8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89603" table:style-name="ce1">
              <text:p>2896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841-001001-NUÑEZ CALLE JOSÉ F# 841 COLOC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8" table:style-name="ce1">
              <text:p>1828</text:p>
            </table:table-cell>
            <table:table-cell office:value-type="string" table:style-name="ce68">
              <text:p><text:s/>.00</text:p>
            </table:table-cell>
            <table:table-cell office:value-type="float" office:value="49.02" table:style-name="ce69">
              <text:p>49,0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30" table:style-name="ce1">
              <text:p>173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292003" table:style-name="ce1">
              <text:p>292003</text:p>
            </table:table-cell>
            <table:table-cell office:value-type="date" office:date-value="2020-09-30T00:00:00" table:style-name="ce75">
              <text:p>30/09/2020</text:p>
            </table:table-cell>
            <table:table-cell office:value-type="string" table:style-name="ce1">
              <text:p>FV 000000676-001001-GEDEQUIP F# 676 MANTENIMIENT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29" table:style-name="ce1">
              <text:p>1829</text:p>
            </table:table-cell>
            <table:table-cell office:value-type="string" table:style-name="ce68">
              <text:p>-.7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0.72" table:style-name="ce69">
              <text:p>0,72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403" table:style-name="ce1">
              <text:p>305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NC 002032232-001081-CONECEL NC APLICA F# 32207799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0" table:style-name="ce1">
              <text:p>1830</text:p>
            </table:table-cell>
            <table:table-cell office:value-type="string" table:style-name="ce68">
              <text:p>-13,625.82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13625.1" table:style-name="ce69">
              <text:p>13.625,10<text:s/></text:p>
            </table:table-cell>
            <table:table-cell table:style-name="ce1"/>
            <table:table-cell office:value-type="float" office:value="1796" table:style-name="ce1">
              <text:p>179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TRASPASO IMPUESTOS MES: OCTUBRE-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1" table:style-name="ce1">
              <text:p>1831</text:p>
            </table:table-cell>
            <table:table-cell office:value-type="string" table:style-name="ce68">
              <text:p>-12,820.81</text:p>
            </table:table-cell>
            <table:table-cell office:value-type="float" office:value="805.01" table:style-name="ce69">
              <text:p>805,01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003" table:style-name="ce1">
              <text:p>302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903-001001-NUÑEZ CALLE JOSÉ F# 903 TRABA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2" table:style-name="ce1">
              <text:p>1832</text:p>
            </table:table-cell>
            <table:table-cell office:value-type="string" table:style-name="ce68">
              <text:p>-12,793.81</text:p>
            </table:table-cell>
            <table:table-cell office:value-type="float" office:value="27" table:style-name="ce69">
              <text:p>27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103" table:style-name="ce1">
              <text:p>302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6-001001-TORRES FRANCISCO F# 736 SERV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3" table:style-name="ce1">
              <text:p>1833</text:p>
            </table:table-cell>
            <table:table-cell office:value-type="string" table:style-name="ce68">
              <text:p>-12,772.21</text:p>
            </table:table-cell>
            <table:table-cell office:value-type="float" office:value="21.6" table:style-name="ce69">
              <text:p>21,6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203" table:style-name="ce1">
              <text:p>302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7-001001-TORRES FRANCISCO F# 737 MANTE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4" table:style-name="ce1">
              <text:p>1834</text:p>
            </table:table-cell>
            <table:table-cell office:value-type="string" table:style-name="ce68">
              <text:p>-12,755.41</text:p>
            </table:table-cell>
            <table:table-cell office:value-type="float" office:value="16.8" table:style-name="ce69">
              <text:p>16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303" table:style-name="ce1">
              <text:p>302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8-001001-TORRES FRANCISCO F# 738 MANTEN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5" table:style-name="ce1">
              <text:p>1835</text:p>
            </table:table-cell>
            <table:table-cell office:value-type="string" table:style-name="ce68">
              <text:p>-12,588.91</text:p>
            </table:table-cell>
            <table:table-cell office:value-type="float" office:value="166.5" table:style-name="ce69">
              <text:p>166,5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403" table:style-name="ce1">
              <text:p>302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9-001001-TORRES FRANCISCO F# 739 ALQUIL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6" table:style-name="ce1">
              <text:p>1836</text:p>
            </table:table-cell>
            <table:table-cell office:value-type="string" table:style-name="ce68">
              <text:p>-12,585.91</text:p>
            </table:table-cell>
            <table:table-cell office:value-type="float" office:value="3" table:style-name="ce69">
              <text:p>3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4203" table:style-name="ce1">
              <text:p>304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60705-001102-CONTRUCC. MATUTE JIMENEZ F# 6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7" table:style-name="ce1">
              <text:p>1837</text:p>
            </table:table-cell>
            <table:table-cell office:value-type="string" table:style-name="ce68">
              <text:p>-11,716.51</text:p>
            </table:table-cell>
            <table:table-cell office:value-type="float" office:value="869.4" table:style-name="ce69">
              <text:p>869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803" table:style-name="ce1">
              <text:p>305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240-001001-PRIN-IT SA F# 2240 LETREROS-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8" table:style-name="ce1">
              <text:p>1838</text:p>
            </table:table-cell>
            <table:table-cell office:value-type="string" table:style-name="ce68">
              <text:p>-10,809.31</text:p>
            </table:table-cell>
            <table:table-cell office:value-type="float" office:value="907.2" table:style-name="ce69">
              <text:p>907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5703" table:style-name="ce1">
              <text:p>305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239-001001-PRIN-IT SA F# 2239 LETREROS -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39" table:style-name="ce1">
              <text:p>1839</text:p>
            </table:table-cell>
            <table:table-cell office:value-type="string" table:style-name="ce68">
              <text:p>-10,664.11</text:p>
            </table:table-cell>
            <table:table-cell office:value-type="float" office:value="145.19999999999999" table:style-name="ce69">
              <text:p>145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6203" table:style-name="ce1">
              <text:p>306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519-001201-EQUIPOS Y PRUEBAS F# 519 ENSAY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0" table:style-name="ce1">
              <text:p>1840</text:p>
            </table:table-cell>
            <table:table-cell office:value-type="string" table:style-name="ce68">
              <text:p>-10,448.19</text:p>
            </table:table-cell>
            <table:table-cell office:value-type="float" office:value="215.92" table:style-name="ce69">
              <text:p>215,92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2503" table:style-name="ce1">
              <text:p>302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844-001001-NUÑEZ CALLE JOSÉ F# 844 TRABA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1" table:style-name="ce1">
              <text:p>1841</text:p>
            </table:table-cell>
            <table:table-cell office:value-type="string" table:style-name="ce68">
              <text:p>-9,332.21</text:p>
            </table:table-cell>
            <table:table-cell office:value-type="float" office:value="1115.98" table:style-name="ce69">
              <text:p>1.115,9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103" table:style-name="ce1">
              <text:p>303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602-001001-SUMBA ORTEGA IVAN F# 602 REPO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2" table:style-name="ce1">
              <text:p>1842</text:p>
            </table:table-cell>
            <table:table-cell office:value-type="string" table:style-name="ce68">
              <text:p>-8,547.41</text:p>
            </table:table-cell>
            <table:table-cell office:value-type="float" office:value="784.8" table:style-name="ce69">
              <text:p>784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803" table:style-name="ce1">
              <text:p>303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2-001001-TORRES FRANCISCO F# 732 SERV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3" table:style-name="ce1">
              <text:p>1843</text:p>
            </table:table-cell>
            <table:table-cell office:value-type="string" table:style-name="ce68">
              <text:p>-7,504.13</text:p>
            </table:table-cell>
            <table:table-cell office:value-type="float" office:value="1043.28" table:style-name="ce69">
              <text:p>1.043,2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3903" table:style-name="ce1">
              <text:p>303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735-001001-TORRES FRANCISCO F# 735 SERVIC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4" table:style-name="ce1">
              <text:p>1844</text:p>
            </table:table-cell>
            <table:table-cell office:value-type="string" table:style-name="ce68">
              <text:p>-6,958.76</text:p>
            </table:table-cell>
            <table:table-cell office:value-type="float" office:value="545.37" table:style-name="ce69">
              <text:p>545,3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203" table:style-name="ce1">
              <text:p>3072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127-001001-FACINSER SA F# 2127 INSTALACI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5" table:style-name="ce1">
              <text:p>1845</text:p>
            </table:table-cell>
            <table:table-cell office:value-type="string" table:style-name="ce68">
              <text:p>-6,466.81</text:p>
            </table:table-cell>
            <table:table-cell office:value-type="float" office:value="491.95" table:style-name="ce69">
              <text:p>491,95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303" table:style-name="ce1">
              <text:p>3073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905-001001-NUÑEZ CALLE JOSÉ F# 905 TRABAJ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6" table:style-name="ce1">
              <text:p>1846</text:p>
            </table:table-cell>
            <table:table-cell office:value-type="string" table:style-name="ce68">
              <text:p>-6,423.61</text:p>
            </table:table-cell>
            <table:table-cell office:value-type="float" office:value="43.2" table:style-name="ce69">
              <text:p>43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403" table:style-name="ce1">
              <text:p>3074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21459-001001-SANIPORT SA F# 21459 ALQUILE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7" table:style-name="ce1">
              <text:p>1847</text:p>
            </table:table-cell>
            <table:table-cell office:value-type="string" table:style-name="ce68">
              <text:p>-6,375.61</text:p>
            </table:table-cell>
            <table:table-cell office:value-type="float" office:value="48" table:style-name="ce69">
              <text:p>48,0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503" table:style-name="ce1">
              <text:p>307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3188-001001-VINITALY F# 3188 ALQUILER DE 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8" table:style-name="ce1">
              <text:p>1848</text:p>
            </table:table-cell>
            <table:table-cell office:value-type="string" table:style-name="ce68">
              <text:p>-6,337.21</text:p>
            </table:table-cell>
            <table:table-cell office:value-type="float" office:value="38.4" table:style-name="ce69">
              <text:p>38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603" table:style-name="ce1">
              <text:p>307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3189-001001-VINITALY F# 3189 ALQUILER DE M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49" table:style-name="ce1">
              <text:p>1849</text:p>
            </table:table-cell>
            <table:table-cell office:value-type="string" table:style-name="ce68">
              <text:p>-6,314.91</text:p>
            </table:table-cell>
            <table:table-cell office:value-type="float" office:value="22.3" table:style-name="ce69">
              <text:p>22,3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1503" table:style-name="ce1">
              <text:p>301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695-001005-TORREGASI SA F# 2695 DIESEL P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0" table:style-name="ce1">
              <text:p>1850</text:p>
            </table:table-cell>
            <table:table-cell office:value-type="string" table:style-name="ce68">
              <text:p>-6,295.47</text:p>
            </table:table-cell>
            <table:table-cell office:value-type="float" office:value="19.440000000000001" table:style-name="ce69">
              <text:p>19,4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1603" table:style-name="ce1">
              <text:p>301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32207799-001064-CONECEL F# 32207799 CONSUMO C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1" table:style-name="ce1">
              <text:p>1851</text:p>
            </table:table-cell>
            <table:table-cell office:value-type="string" table:style-name="ce68">
              <text:p>-6,243.53</text:p>
            </table:table-cell>
            <table:table-cell office:value-type="float" office:value="51.94" table:style-name="ce69">
              <text:p>51,9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103" table:style-name="ce1">
              <text:p>308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786-001005-TORREGASI SA F# 2786 DIESEL PR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2" table:style-name="ce1">
              <text:p>1852</text:p>
            </table:table-cell>
            <table:table-cell office:value-type="string" table:style-name="ce68">
              <text:p>-3,436.66</text:p>
            </table:table-cell>
            <table:table-cell office:value-type="float" office:value="2806.87" table:style-name="ce69">
              <text:p>2.806,87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503" table:style-name="ce1">
              <text:p>3085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130-001001-FACINSER SA F# 2130 TRABAJOS 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3" table:style-name="ce1">
              <text:p>1853</text:p>
            </table:table-cell>
            <table:table-cell office:value-type="string" table:style-name="ce68">
              <text:p>-3,405.46</text:p>
            </table:table-cell>
            <table:table-cell office:value-type="float" office:value="31.2" table:style-name="ce69">
              <text:p>31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603" table:style-name="ce1">
              <text:p>3086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11664-001001-JULIO ANDRADE F# 11664 ALQUILE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4" table:style-name="ce1">
              <text:p>1854</text:p>
            </table:table-cell>
            <table:table-cell office:value-type="string" table:style-name="ce68">
              <text:p>-3,314.26</text:p>
            </table:table-cell>
            <table:table-cell office:value-type="float" office:value="91.2" table:style-name="ce69">
              <text:p>91,2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703" table:style-name="ce1">
              <text:p>308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18344-001001-MARCELO NARVAEZ F# 18344 ALQUI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5" table:style-name="ce1">
              <text:p>1855</text:p>
            </table:table-cell>
            <table:table-cell office:value-type="string" table:style-name="ce68">
              <text:p>-3,100.67</text:p>
            </table:table-cell>
            <table:table-cell office:value-type="float" office:value="213.59" table:style-name="ce69">
              <text:p>213,59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803" table:style-name="ce1">
              <text:p>3088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605-001001-SUMBA ORTEGA IVAN F# 605 REPOS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6" table:style-name="ce1">
              <text:p>1856</text:p>
            </table:table-cell>
            <table:table-cell office:value-type="string" table:style-name="ce68">
              <text:p>-1,535.24</text:p>
            </table:table-cell>
            <table:table-cell office:value-type="float" office:value="1565.43" table:style-name="ce69">
              <text:p>1.565,43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8903" table:style-name="ce1">
              <text:p>308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364-001001-LIGORGURO PABLO F# 364 OC 2103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7" table:style-name="ce1">
              <text:p>1857</text:p>
            </table:table-cell>
            <table:table-cell office:value-type="string" table:style-name="ce68">
              <text:p>-1,503.10</text:p>
            </table:table-cell>
            <table:table-cell office:value-type="float" office:value="32.14" table:style-name="ce69">
              <text:p>32,14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1903" table:style-name="ce1">
              <text:p>3019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2694-001001-OPTILOZANO SA F# 2694 CONSUMO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8" table:style-name="ce1">
              <text:p>1858</text:p>
            </table:table-cell>
            <table:table-cell office:value-type="string" table:style-name="ce68">
              <text:p>-670.20</text:p>
            </table:table-cell>
            <table:table-cell office:value-type="float" office:value="832.9" table:style-name="ce69">
              <text:p>832,9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003" table:style-name="ce1">
              <text:p>3070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358-001001-LIGORGURO PABLO F# 358 INSTALA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59" table:style-name="ce1">
              <text:p>1859</text:p>
            </table:table-cell>
            <table:table-cell office:value-type="string" table:style-name="ce68">
              <text:p>-374.40</text:p>
            </table:table-cell>
            <table:table-cell office:value-type="float" office:value="295.8" table:style-name="ce69">
              <text:p>295,8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7103" table:style-name="ce1">
              <text:p>3071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0357-001001-LIGORGURO PABLO F# 357 OC 1759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60" table:style-name="ce1">
              <text:p>1860</text:p>
            </table:table-cell>
            <table:table-cell office:value-type="string" table:style-name="ce68">
              <text:p><text:s/>.00</text:p>
            </table:table-cell>
            <table:table-cell office:value-type="float" office:value="374.4" table:style-name="ce69">
              <text:p>374,40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787" table:style-name="ce1">
              <text:p>1787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TXPG</text:p>
            </table:table-cell>
            <table:table-cell office:value-type="float" office:value="301703" table:style-name="ce1">
              <text:p>301703</text:p>
            </table:table-cell>
            <table:table-cell office:value-type="date" office:date-value="2020-10-31T00:00:00" table:style-name="ce75">
              <text:p>31/10/2020</text:p>
            </table:table-cell>
            <table:table-cell office:value-type="string" table:style-name="ce1">
              <text:p>FV 000001214-001001-TOPIC G. MARIA LJUBICA F# 1214</text:p>
            </table:table-cell>
            <table:table-cell table:number-columns-repeated="16373"/>
          </table:table-row>
        </table:table-row-group>
        <table:table-row table:style-name="ro9">
          <table:table-cell office:value-type="float" office:value="1882" table:style-name="ce71">
            <text:p>1882</text:p>
          </table:table-cell>
          <table:table-cell office:value-type="string" table:style-name="ce72">
            <text:p>1-1-1-05-02-009</text:p>
          </table:table-cell>
          <table:table-cell office:value-type="float" office:value="0" table:style-name="ce73">
            <text:p>-<text:s/></text:p>
          </table:table-cell>
          <table:table-cell office:value-type="string" table:style-name="ce73">
            <text:p>12% IVA Importaciones</text:p>
          </table:table-cell>
          <table:table-cell table:number-columns-repeated="7" table:style-name="ce71"/>
          <table:table-cell table:number-columns-repeated="16373"/>
        </table:table-row>
        <table:table-row-group table:display="false">
          <table:table-row table:style-name="ro8" table:visibility="collapse">
            <table:table-cell office:value-type="float" office:value="1883" table:style-name="ce1">
              <text:p>1883</text:p>
            </table:table-cell>
            <table:table-cell office:value-type="string" table:style-name="ce68">
              <text:p>-240.98</text:p>
            </table:table-cell>
            <table:table-cell office:value-type="float" office:value="0" table:style-name="ce69">
              <text:p>-<text:s/></text:p>
            </table:table-cell>
            <table:table-cell office:value-type="float" office:value="240.98" table:style-name="ce69">
              <text:p>240,98<text:s/></text:p>
            </table:table-cell>
            <table:table-cell table:style-name="ce1"/>
            <table:table-cell office:value-type="float" office:value="1460" table:style-name="ce1">
              <text:p>1460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TG</text:p>
            </table:table-cell>
            <table:table-cell table:style-name="ce1"/>
            <table:table-cell office:value-type="date" office:date-value="2020-01-30T00:00:00" table:style-name="ce75">
              <text:p>30/01/2020</text:p>
            </table:table-cell>
            <table:table-cell office:value-type="string" table:style-name="ce1">
              <text:p>Traspaso impuesto mes Enero 2020</text:p>
            </table:table-cell>
            <table:table-cell table:number-columns-repeated="16373"/>
          </table:table-row>
          <table:table-row table:style-name="ro8" table:visibility="collapse">
            <table:table-cell office:value-type="float" office:value="1884" table:style-name="ce1">
              <text:p>1884</text:p>
            </table:table-cell>
            <table:table-cell office:value-type="string" table:style-name="ce68">
              <text:p><text:s/>.00</text:p>
            </table:table-cell>
            <table:table-cell office:value-type="float" office:value="240.98" table:style-name="ce69">
              <text:p>240,98<text:s/></text:p>
            </table:table-cell>
            <table:table-cell office:value-type="float" office:value="0" table:style-name="ce69">
              <text:p>-<text:s/></text:p>
            </table:table-cell>
            <table:table-cell table:style-name="ce1"/>
            <table:table-cell office:value-type="float" office:value="1676" table:style-name="ce1">
              <text:p>1676</text:p>
            </table:table-cell>
            <table:table-cell office:value-type="string" table:style-name="ce1">
              <text:p>T</text:p>
            </table:table-cell>
            <table:table-cell office:value-type="string" table:style-name="ce1">
              <text:p>CONNO</text:p>
            </table:table-cell>
            <table:table-cell table:style-name="ce1"/>
            <table:table-cell office:value-type="date" office:date-value="2020-01-31T00:00:00" table:style-name="ce75">
              <text:p>31/01/2020</text:p>
            </table:table-cell>
            <table:table-cell office:value-type="string" table:style-name="ce1">
              <text:p>CHK #852 MACHALA: ENTREGAS ESPECIALES - LIQUIDACIÓN ADUANERA #40829511</text:p>
            </table:table-cell>
            <table:table-cell table:number-columns-repeated="16373"/>
          </table:table-row>
        </table:table-row-group>
        <table:table-row table:style-name="ro3">
          <table:table-cell table:number-columns-repeated="16384" table:style-name="ce1"/>
        </table:table-row>
        <table:table-row table:number-rows-repeated="10478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4:27Z</dc:date>
    <meta:editing-cycles>6</meta:editing-cycles>
    <meta:editing-duration>PT3248S</meta:editing-duration>
  </office:meta>
</office:document-meta>
</file>